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64x64_t0" table:style-name="ta1">
        <table:shapes>
          <draw:frame draw:z-index="0" draw:style-name="gr1" draw:text-style-name="P1" svg:width="6.2988in" svg:height="3.5429in" svg:x="5.4425in" svg:y="2.3083in">
            <draw:object draw:notify-on-update-of-ranges="64x64_t0.B1:64x64_t0.B1 64x64_t0.M2:64x64_t0.M66 64x64_t0.O2:64x64_t0.O2 64x64_t0.B2:64x64_t0.B66 64x64_t10.M2:64x64_t10.M66 64x64_t0.O3:64x64_t0.O3 64x64_t10.B2:64x64_t10.B66 64x64_t100.M2:64x64_t100.M66 64x64_t0.O4:64x64_t0.O4 64x64_t100.B2:64x64_t100.B66 64x64_t1000.M2:64x64_t1000.M66 64x64_t0.O5:64x64_t0.O5 64x64_t1000.B2:64x64_t1000.B66 64x64_t9990.M2:64x64_t9990.M66 64x64_t0.O6:64x64_t0.O6 64x64_t9990.B2:64x64_t9990.B6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flag</text:p>
          </table:table-cell>
          <table:table-cell table:style-name="Default" office:value-type="string" calcext:value-type="string">
            <text:p>velocity:0</text:p>
          </table:table-cell>
          <table:table-cell table:style-name="Default" office:value-type="string" calcext:value-type="string">
            <text:p>velocity:1</text:p>
          </table:table-cell>
          <table:table-cell table:style-name="Default" office:value-type="string" calcext:value-type="string">
            <text:p>velocity:2</text:p>
          </table:table-cell>
          <table:table-cell table:style-name="Default" office:value-type="string" calcext:value-type="string">
            <text:p>density</text:p>
          </table:table-cell>
          <table:table-cell table:style-name="Default" office:value-type="string" calcext:value-type="string">
            <text:p>pressure</text:p>
          </table:table-cell>
          <table:table-cell table:style-name="Default" office:value-type="string" calcext:value-type="string">
            <text:p>s_xx</text:p>
          </table:table-cell>
          <table:table-cell table:style-name="Default" office:value-type="string" calcext:value-type="string">
            <text:p>s_yy</text:p>
          </table:table-cell>
          <table:table-cell table:style-name="Default" office:value-type="string" calcext:value-type="string">
            <text:p>s_xy</text:p>
          </table:table-cell>
          <table:table-cell office:value-type="string" calcext:value-type="string">
            <text:p>vtkValidPointMask</text:p>
          </table:table-cell>
          <table:table-cell table:style-name="Default" office:value-type="string" calcext:value-type="string">
            <text:p>arc_length</text:p>
          </table:table-cell>
          <table:table-cell table:style-name="Default" office:value-type="string" calcext:value-type="string">
            <text:p>Points:0</text:p>
          </table:table-cell>
          <table:table-cell table:style-name="Default" office:value-type="string" calcext:value-type="string">
            <text:p>Points:1</text:p>
          </table:table-cell>
          <table:table-cell table:style-name="Default" office:value-type="string" calcext:value-type="string">
            <text:p>Points:2</text:p>
          </table:table-cell>
          <table:table-cell office:value-type="string" calcext:value-type="string">
            <text:p>Legend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E+000</text:p>
          </table:table-cell>
          <table:table-cell office:value-type="float" office:value="32" calcext:value-type="float">
            <text:p>3.20E+001</text:p>
          </table:table-cell>
          <table:table-cell table:number-columns-repeated="2" office:value-type="float" office:value="0" calcext:value-type="float">
            <text:p>0.00E+000</text:p>
          </table:table-cell>
          <table:table-cell office:value-type="string" calcext:value-type="string">
            <text:p>T=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1" calcext:value-type="float">
            <text:p>1.00E+000</text:p>
          </table:table-cell>
          <table:table-cell office:value-type="float" office:value="0" calcext:value-type="float">
            <text:p>0.00E+000</text:p>
          </table:table-cell>
          <table:table-cell office:value-type="string" calcext:value-type="string">
            <text:p>T=1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2" calcext:value-type="float">
            <text:p>2.00E+000</text:p>
          </table:table-cell>
          <table:table-cell office:value-type="float" office:value="0" calcext:value-type="float">
            <text:p>0.00E+000</text:p>
          </table:table-cell>
          <table:table-cell office:value-type="string" calcext:value-type="string">
            <text:p>T=1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3" calcext:value-type="float">
            <text:p>3.00E+000</text:p>
          </table:table-cell>
          <table:table-cell office:value-type="float" office:value="0" calcext:value-type="float">
            <text:p>0.00E+000</text:p>
          </table:table-cell>
          <table:table-cell office:value-type="string" calcext:value-type="string">
            <text:p>T=1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4" calcext:value-type="float">
            <text:p>4.00E+000</text:p>
          </table:table-cell>
          <table:table-cell office:value-type="float" office:value="0" calcext:value-type="float">
            <text:p>0.00E+000</text:p>
          </table:table-cell>
          <table:table-cell office:value-type="string" calcext:value-type="string">
            <text:p>T=999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5" calcext:value-type="float">
            <text:p>5.00E+000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6" calcext:value-type="float">
            <text:p>6.00E+000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7" calcext:value-type="float">
            <text:p>7.00E+000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8" calcext:value-type="float">
            <text:p>8.00E+000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9" calcext:value-type="float">
            <text:p>9.00E+000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.0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0" calcext:value-type="float">
            <text:p>1.0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.1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1" calcext:value-type="float">
            <text:p>1.1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.2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2" calcext:value-type="float">
            <text:p>1.2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.3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3" calcext:value-type="float">
            <text:p>1.3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.4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4" calcext:value-type="float">
            <text:p>1.4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.5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5" calcext:value-type="float">
            <text:p>1.5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.6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.7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7" calcext:value-type="float">
            <text:p>1.7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.8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8" calcext:value-type="float">
            <text:p>1.8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.9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9" calcext:value-type="float">
            <text:p>1.9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.0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0" calcext:value-type="float">
            <text:p>2.0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.1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1" calcext:value-type="float">
            <text:p>2.1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.2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2" calcext:value-type="float">
            <text:p>2.2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.3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3" calcext:value-type="float">
            <text:p>2.3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.4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4" calcext:value-type="float">
            <text:p>2.4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.5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5" calcext:value-type="float">
            <text:p>2.5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.6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6" calcext:value-type="float">
            <text:p>2.6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.7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7" calcext:value-type="float">
            <text:p>2.7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.8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8" calcext:value-type="float">
            <text:p>2.8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.9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9" calcext:value-type="float">
            <text:p>2.9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.0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0" calcext:value-type="float">
            <text:p>3.0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.1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1" calcext:value-type="float">
            <text:p>3.1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2" calcext:value-type="float">
            <text:p>3.2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.3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3" calcext:value-type="float">
            <text:p>3.3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.4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4" calcext:value-type="float">
            <text:p>3.4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.5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5" calcext:value-type="float">
            <text:p>3.5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.6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6" calcext:value-type="float">
            <text:p>3.6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.7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7" calcext:value-type="float">
            <text:p>3.7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.8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8" calcext:value-type="float">
            <text:p>3.8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.9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9" calcext:value-type="float">
            <text:p>3.9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.0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0" calcext:value-type="float">
            <text:p>4.0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.1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1" calcext:value-type="float">
            <text:p>4.1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.2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2" calcext:value-type="float">
            <text:p>4.2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.3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3" calcext:value-type="float">
            <text:p>4.3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.4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4" calcext:value-type="float">
            <text:p>4.4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.5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5" calcext:value-type="float">
            <text:p>4.5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.6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6" calcext:value-type="float">
            <text:p>4.6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.7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7" calcext:value-type="float">
            <text:p>4.7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.8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8" calcext:value-type="float">
            <text:p>4.8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.9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9" calcext:value-type="float">
            <text:p>4.9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.0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0" calcext:value-type="float">
            <text:p>5.0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.1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1" calcext:value-type="float">
            <text:p>5.1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.2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2" calcext:value-type="float">
            <text:p>5.2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.3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3" calcext:value-type="float">
            <text:p>5.3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.4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4" calcext:value-type="float">
            <text:p>5.4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.5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5" calcext:value-type="float">
            <text:p>5.5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.6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6" calcext:value-type="float">
            <text:p>5.6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.7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7" calcext:value-type="float">
            <text:p>5.7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.8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8" calcext:value-type="float">
            <text:p>5.8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.9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9" calcext:value-type="float">
            <text:p>5.9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.0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60" calcext:value-type="float">
            <text:p>6.0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.1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61" calcext:value-type="float">
            <text:p>6.1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.2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62" calcext:value-type="float">
            <text:p>6.2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.3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63" calcext:value-type="float">
            <text:p>6.3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office:value-type="float" office:value="1" calcext:value-type="float">
            <text:p>1.00E+000</text:p>
          </table:table-cell>
          <table:table-cell table:number-columns-repeated="3"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table:number-columns-repeated="4" office:value-type="float" office:value="0" calcext:value-type="float">
            <text:p>0.00E+00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.4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64" calcext:value-type="float">
            <text:p>6.40E+001</text:p>
          </table:table-cell>
          <table:table-cell office:value-type="float" office:value="0" calcext:value-type="float">
            <text:p>0.00E+000</text:p>
          </table:table-cell>
          <table:table-cell/>
        </table:table-row>
      </table:table>
      <table:table table:name="64x64_t10" table:style-name="ta1">
        <table:table-column table:style-name="co1" table:number-columns-repeated="9" table:default-cell-style-name="ce1"/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table:style-name="Default" office:value-type="string" calcext:value-type="string">
            <text:p>flag</text:p>
          </table:table-cell>
          <table:table-cell table:style-name="Default" office:value-type="string" calcext:value-type="string">
            <text:p>velocity:0</text:p>
          </table:table-cell>
          <table:table-cell table:style-name="Default" office:value-type="string" calcext:value-type="string">
            <text:p>velocity:1</text:p>
          </table:table-cell>
          <table:table-cell table:style-name="Default" office:value-type="string" calcext:value-type="string">
            <text:p>velocity:2</text:p>
          </table:table-cell>
          <table:table-cell table:style-name="Default" office:value-type="string" calcext:value-type="string">
            <text:p>density</text:p>
          </table:table-cell>
          <table:table-cell table:style-name="Default" office:value-type="string" calcext:value-type="string">
            <text:p>pressure</text:p>
          </table:table-cell>
          <table:table-cell table:style-name="Default" office:value-type="string" calcext:value-type="string">
            <text:p>s_xx</text:p>
          </table:table-cell>
          <table:table-cell table:style-name="Default" office:value-type="string" calcext:value-type="string">
            <text:p>s_yy</text:p>
          </table:table-cell>
          <table:table-cell table:style-name="Default" office:value-type="string" calcext:value-type="string">
            <text:p>s_xy</text:p>
          </table:table-cell>
          <table:table-cell office:value-type="string" calcext:value-type="string">
            <text:p>vtkValidPointMask</text:p>
          </table:table-cell>
          <table:table-cell table:style-name="Default" office:value-type="string" calcext:value-type="string">
            <text:p>arc_length</text:p>
          </table:table-cell>
          <table:table-cell table:style-name="Default" office:value-type="string" calcext:value-type="string">
            <text:p>Points:0</text:p>
          </table:table-cell>
          <table:table-cell table:style-name="Default" office:value-type="string" calcext:value-type="string">
            <text:p>Points:1</text:p>
          </table:table-cell>
          <table:table-cell table:style-name="Default" office:value-type="string" calcext:value-type="string">
            <text:p>Points:2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3255403414369" calcext:value-type="float">
            <text:p>3.26E-002</text:p>
          </table:table-cell>
          <table:table-cell office:value-type="float" office:value="-9.020562075079E-017" calcext:value-type="float">
            <text:p>-9.02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850371663592E-016" calcext:value-type="float">
            <text:p>-1.85E-016</text:p>
          </table:table-cell>
          <table:table-cell office:value-type="float" office:value="0.0004570544988383" calcext:value-type="float">
            <text:p>4.57E-004</text:p>
          </table:table-cell>
          <table:table-cell office:value-type="float" office:value="-2.241796573477E-016" calcext:value-type="float">
            <text:p>-2.24E-016</text:p>
          </table:table-cell>
          <table:table-cell office:value-type="float" office:value="-0.03411301970482" calcext:value-type="float">
            <text:p>-3.41E-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E+000</text:p>
          </table:table-cell>
          <table:table-cell office:value-type="float" office:value="32" calcext:value-type="float">
            <text:p>3.20E+001</text:p>
          </table:table-cell>
          <table:table-cell table:number-columns-repeated="2"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8595095016062" calcext:value-type="float">
            <text:p>8.60E-003</text:p>
          </table:table-cell>
          <table:table-cell office:value-type="float" office:value="6.938893903907E-018" calcext:value-type="float">
            <text:p>6.94E-018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22044604925E-016" calcext:value-type="float">
            <text:p>-2.22E-016</text:p>
          </table:table-cell>
          <table:table-cell office:value-type="float" office:value="-0.0004256952670403" calcext:value-type="float">
            <text:p>-4.26E-004</text:p>
          </table:table-cell>
          <table:table-cell office:value-type="float" office:value="-3.522822997823E-016" calcext:value-type="float">
            <text:p>-3.52E-016</text:p>
          </table:table-cell>
          <table:table-cell office:value-type="float" office:value="-0.01495693903416" calcext:value-type="float">
            <text:p>-1.50E-00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1" calcext:value-type="float">
            <text:p>1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0.0000347720560967" calcext:value-type="float">
            <text:p>-3.48E-005</text:p>
          </table:table-cell>
          <table:table-cell office:value-type="float" office:value="-2.185751579731E-016" calcext:value-type="float">
            <text:p>-2.19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850371663592E-016" calcext:value-type="float">
            <text:p>-1.85E-016</text:p>
          </table:table-cell>
          <table:table-cell office:value-type="float" office:value="0.0002545136667322" calcext:value-type="float">
            <text:p>2.55E-004</text:p>
          </table:table-cell>
          <table:table-cell office:value-type="float" office:value="9.607699506081E-017" calcext:value-type="float">
            <text:p>9.61E-017</text:p>
          </table:table-cell>
          <table:table-cell office:value-type="float" office:value="-0.001284054364078" calcext:value-type="float">
            <text:p>-1.28E-0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2" calcext:value-type="float">
            <text:p>2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0.0000600894636591" calcext:value-type="float">
            <text:p>-6.01E-005</text:p>
          </table:table-cell>
          <table:table-cell office:value-type="float" office:value="-1.52655665886E-016" calcext:value-type="float">
            <text:p>-1.5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850371663592E-016" calcext:value-type="float">
            <text:p>-1.85E-016</text:p>
          </table:table-cell>
          <table:table-cell office:value-type="float" office:value="-0.0001604447606951" calcext:value-type="float">
            <text:p>-1.60E-004</text:p>
          </table:table-cell>
          <table:table-cell office:value-type="float" office:value="8.006416144777E-017" calcext:value-type="float">
            <text:p>8.01E-017</text:p>
          </table:table-cell>
          <table:table-cell office:value-type="float" office:value="0.00025016348809" calcext:value-type="float">
            <text:p>2.50E-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3" calcext:value-type="float">
            <text:p>3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0.00002535472958698" calcext:value-type="float">
            <text:p>-2.54E-005</text:p>
          </table:table-cell>
          <table:table-cell office:value-type="float" office:value="-2.116362640692E-016" calcext:value-type="float">
            <text:p>-2.12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22044604925E-016" calcext:value-type="float">
            <text:p>-2.22E-016</text:p>
          </table:table-cell>
          <table:table-cell office:value-type="float" office:value="0.00008090938354144" calcext:value-type="float">
            <text:p>8.09E-005</text:p>
          </table:table-cell>
          <table:table-cell office:value-type="float" office:value="-0" calcext:value-type="float">
            <text:p>-0.00E+000</text:p>
          </table:table-cell>
          <table:table-cell office:value-type="float" office:value="0.0002674570423551" calcext:value-type="float">
            <text:p>2.67E-0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4" calcext:value-type="float">
            <text:p>4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0.00001588397208252" calcext:value-type="float">
            <text:p>-1.59E-005</text:p>
          </table:table-cell>
          <table:table-cell office:value-type="float" office:value="-1.908195823574E-016" calcext:value-type="float">
            <text:p>-1.91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850371663592E-016" calcext:value-type="float">
            <text:p>-1.85E-016</text:p>
          </table:table-cell>
          <table:table-cell office:value-type="float" office:value="-0.0000301270174532" calcext:value-type="float">
            <text:p>-3.01E-005</text:p>
          </table:table-cell>
          <table:table-cell office:value-type="float" office:value="-2.241796573477E-016" calcext:value-type="float">
            <text:p>-2.24E-016</text:p>
          </table:table-cell>
          <table:table-cell office:value-type="float" office:value="-0.0002508129982743" calcext:value-type="float">
            <text:p>-2.51E-0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5" calcext:value-type="float">
            <text:p>5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382545258617" calcext:value-type="float">
            <text:p>3.83E-005</text:p>
          </table:table-cell>
          <table:table-cell office:value-type="float" office:value="-2.116362640692E-016" calcext:value-type="float">
            <text:p>-2.12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850371663592E-016" calcext:value-type="float">
            <text:p>-1.85E-016</text:p>
          </table:table-cell>
          <table:table-cell office:value-type="float" office:value="0.00001087068631023" calcext:value-type="float">
            <text:p>1.09E-005</text:p>
          </table:table-cell>
          <table:table-cell office:value-type="float" office:value="-4.483593146954E-016" calcext:value-type="float">
            <text:p>-4.48E-016</text:p>
          </table:table-cell>
          <table:table-cell office:value-type="float" office:value="0.00004463610093808" calcext:value-type="float">
            <text:p>4.46E-00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6" calcext:value-type="float">
            <text:p>6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0.0000135523323479" calcext:value-type="float">
            <text:p>-1.36E-005</text:p>
          </table:table-cell>
          <table:table-cell office:value-type="float" office:value="-2.775557561563E-016" calcext:value-type="float">
            <text:p>-2.78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22044604925E-016" calcext:value-type="float">
            <text:p>-2.22E-016</text:p>
          </table:table-cell>
          <table:table-cell office:value-type="float" office:value="-0.00001084749874281" calcext:value-type="float">
            <text:p>-1.08E-005</text:p>
          </table:table-cell>
          <table:table-cell office:value-type="float" office:value="-2.241796573477E-016" calcext:value-type="float">
            <text:p>-2.24E-016</text:p>
          </table:table-cell>
          <table:table-cell office:value-type="float" office:value="0.0001234626397491" calcext:value-type="float">
            <text:p>1.23E-00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7" calcext:value-type="float">
            <text:p>7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0.000003798252691922" calcext:value-type="float">
            <text:p>-3.80E-006</text:p>
          </table:table-cell>
          <table:table-cell office:value-type="float" office:value="-2.98372437868E-016" calcext:value-type="float">
            <text:p>-2.98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22044604925E-016" calcext:value-type="float">
            <text:p>-2.22E-016</text:p>
          </table:table-cell>
          <table:table-cell office:value-type="float" office:value="0.00001072749455489" calcext:value-type="float">
            <text:p>1.07E-005</text:p>
          </table:table-cell>
          <table:table-cell office:value-type="float" office:value="-1.281026556694E-016" calcext:value-type="float">
            <text:p>-1.28E-016</text:p>
          </table:table-cell>
          <table:table-cell office:value-type="float" office:value="0.00002069032234431" calcext:value-type="float">
            <text:p>2.07E-00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8" calcext:value-type="float">
            <text:p>8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0.0000001882788183138" calcext:value-type="float">
            <text:p>-1.88E-007</text:p>
          </table:table-cell>
          <table:table-cell office:value-type="float" office:value="-2.844946500602E-016" calcext:value-type="float">
            <text:p>-2.84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480297410283E-016" calcext:value-type="float">
            <text:p>-1.48E-016</text:p>
          </table:table-cell>
          <table:table-cell office:value-type="float" office:value="-0.000002024110926868" calcext:value-type="float">
            <text:p>-2.02E-006</text:p>
          </table:table-cell>
          <table:table-cell office:value-type="float" office:value="1.601283195868E-017" calcext:value-type="float">
            <text:p>1.60E-017</text:p>
          </table:table-cell>
          <table:table-cell office:value-type="float" office:value="0.000000868979157076" calcext:value-type="float">
            <text:p>8.69E-00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9" calcext:value-type="float">
            <text:p>9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.0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0" calcext:value-type="float">
            <text:p>1.0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.1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1" calcext:value-type="float">
            <text:p>1.1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.2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2" calcext:value-type="float">
            <text:p>1.2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.3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3" calcext:value-type="float">
            <text:p>1.3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.4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4" calcext:value-type="float">
            <text:p>1.4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.5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5" calcext:value-type="float">
            <text:p>1.5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.6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.7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7" calcext:value-type="float">
            <text:p>1.7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.8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8" calcext:value-type="float">
            <text:p>1.8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.9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9" calcext:value-type="float">
            <text:p>1.9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.0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0" calcext:value-type="float">
            <text:p>2.0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.1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1" calcext:value-type="float">
            <text:p>2.1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.2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2" calcext:value-type="float">
            <text:p>2.2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.3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3" calcext:value-type="float">
            <text:p>2.3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.4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4" calcext:value-type="float">
            <text:p>2.4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.5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5" calcext:value-type="float">
            <text:p>2.5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.6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6" calcext:value-type="float">
            <text:p>2.6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.7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7" calcext:value-type="float">
            <text:p>2.7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.8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8" calcext:value-type="float">
            <text:p>2.8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.9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9" calcext:value-type="float">
            <text:p>2.9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.0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0" calcext:value-type="float">
            <text:p>3.0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.1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1" calcext:value-type="float">
            <text:p>3.1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2" calcext:value-type="float">
            <text:p>3.2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.3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3" calcext:value-type="float">
            <text:p>3.3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.4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4" calcext:value-type="float">
            <text:p>3.4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.5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5" calcext:value-type="float">
            <text:p>3.5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.6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6" calcext:value-type="float">
            <text:p>3.6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.7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7" calcext:value-type="float">
            <text:p>3.7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.8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8" calcext:value-type="float">
            <text:p>3.8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.9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9" calcext:value-type="float">
            <text:p>3.9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.0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0" calcext:value-type="float">
            <text:p>4.0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.1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1" calcext:value-type="float">
            <text:p>4.1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.2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2" calcext:value-type="float">
            <text:p>4.2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.3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3" calcext:value-type="float">
            <text:p>4.3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.4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4" calcext:value-type="float">
            <text:p>4.4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.5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5" calcext:value-type="float">
            <text:p>4.5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.6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6" calcext:value-type="float">
            <text:p>4.6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.7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7" calcext:value-type="float">
            <text:p>4.7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.8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8" calcext:value-type="float">
            <text:p>4.8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.9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9" calcext:value-type="float">
            <text:p>4.9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.0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0" calcext:value-type="float">
            <text:p>5.0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.1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1" calcext:value-type="float">
            <text:p>5.1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.2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2" calcext:value-type="float">
            <text:p>5.2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.3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3" calcext:value-type="float">
            <text:p>5.3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457167719821E-016" calcext:value-type="float">
            <text:p>-1.46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office:value-type="float" office:value="3.202566391736E-017" calcext:value-type="float">
            <text:p>3.20E-017</text:p>
          </table:table-cell>
          <table:table-cell office:value-type="float" office:value="9.607699506081E-017" calcext:value-type="float">
            <text:p>9.61E-017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.4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4" calcext:value-type="float">
            <text:p>5.4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457167719821E-016" calcext:value-type="float">
            <text:p>-1.46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office:value-type="float" office:value="3.202566391736E-017" calcext:value-type="float">
            <text:p>3.20E-017</text:p>
          </table:table-cell>
          <table:table-cell office:value-type="float" office:value="9.607699506081E-017" calcext:value-type="float">
            <text:p>9.61E-017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.5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5" calcext:value-type="float">
            <text:p>5.5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3.469446951954E-017" calcext:value-type="float">
            <text:p>-3.47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110223024625E-016" calcext:value-type="float">
            <text:p>-1.11E-016</text:p>
          </table:table-cell>
          <table:table-cell office:value-type="float" office:value="-3.202566391736E-017" calcext:value-type="float">
            <text:p>-3.20E-017</text:p>
          </table:table-cell>
          <table:table-cell office:value-type="float" office:value="2.882309653301E-016" calcext:value-type="float">
            <text:p>2.88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.6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6" calcext:value-type="float">
            <text:p>5.6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3.469446951954E-017" calcext:value-type="float">
            <text:p>-3.47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480297410283E-016" calcext:value-type="float">
            <text:p>-1.48E-016</text:p>
          </table:table-cell>
          <table:table-cell office:value-type="float" office:value="3.202566391736E-017" calcext:value-type="float">
            <text:p>3.20E-017</text:p>
          </table:table-cell>
          <table:table-cell office:value-type="float" office:value="9.607699506081E-017" calcext:value-type="float">
            <text:p>9.61E-017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.7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7" calcext:value-type="float">
            <text:p>5.7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4"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480297410283E-016" calcext:value-type="float">
            <text:p>-1.48E-016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.8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8" calcext:value-type="float">
            <text:p>5.8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4"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480297410283E-016" calcext:value-type="float">
            <text:p>-1.48E-016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.9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9" calcext:value-type="float">
            <text:p>5.9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4"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480297410283E-016" calcext:value-type="float">
            <text:p>-1.48E-016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.0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60" calcext:value-type="float">
            <text:p>6.0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3.469446951954E-017" calcext:value-type="float">
            <text:p>-3.47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480297410283E-016" calcext:value-type="float">
            <text:p>-1.48E-016</text:p>
          </table:table-cell>
          <table:table-cell office:value-type="float" office:value="3.202566391736E-017" calcext:value-type="float">
            <text:p>3.20E-017</text:p>
          </table:table-cell>
          <table:table-cell office:value-type="float" office:value="9.607699506081E-017" calcext:value-type="float">
            <text:p>9.61E-017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.1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61" calcext:value-type="float">
            <text:p>6.1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4"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480297410283E-016" calcext:value-type="float">
            <text:p>-1.48E-016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.2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62" calcext:value-type="float">
            <text:p>6.2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4"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480297410283E-016" calcext:value-type="float">
            <text:p>-1.48E-016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.3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63" calcext:value-type="float">
            <text:p>6.3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1" calcext:value-type="float">
            <text:p>1.00E+000</text:p>
          </table:table-cell>
          <table:table-cell table:number-columns-repeated="3"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table:number-columns-repeated="4" office:value-type="float" office:value="0" calcext:value-type="float">
            <text:p>0.00E+00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.4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64" calcext:value-type="float">
            <text:p>6.40E+001</text:p>
          </table:table-cell>
          <table:table-cell office:value-type="float" office:value="0" calcext:value-type="float">
            <text:p>0.00E+000</text:p>
          </table:table-cell>
        </table:table-row>
      </table:table>
      <table:table table:name="64x64_t100" table:style-name="ta1">
        <table:table-column table:style-name="co1" table:number-columns-repeated="9" table:default-cell-style-name="ce1"/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table:style-name="Default" office:value-type="string" calcext:value-type="string">
            <text:p>flag</text:p>
          </table:table-cell>
          <table:table-cell table:style-name="Default" office:value-type="string" calcext:value-type="string">
            <text:p>velocity:0</text:p>
          </table:table-cell>
          <table:table-cell table:style-name="Default" office:value-type="string" calcext:value-type="string">
            <text:p>velocity:1</text:p>
          </table:table-cell>
          <table:table-cell table:style-name="Default" office:value-type="string" calcext:value-type="string">
            <text:p>velocity:2</text:p>
          </table:table-cell>
          <table:table-cell table:style-name="Default" office:value-type="string" calcext:value-type="string">
            <text:p>density</text:p>
          </table:table-cell>
          <table:table-cell table:style-name="Default" office:value-type="string" calcext:value-type="string">
            <text:p>pressure</text:p>
          </table:table-cell>
          <table:table-cell table:style-name="Default" office:value-type="string" calcext:value-type="string">
            <text:p>s_xx</text:p>
          </table:table-cell>
          <table:table-cell table:style-name="Default" office:value-type="string" calcext:value-type="string">
            <text:p>s_yy</text:p>
          </table:table-cell>
          <table:table-cell table:style-name="Default" office:value-type="string" calcext:value-type="string">
            <text:p>s_xy</text:p>
          </table:table-cell>
          <table:table-cell office:value-type="string" calcext:value-type="string">
            <text:p>vtkValidPointMask</text:p>
          </table:table-cell>
          <table:table-cell table:style-name="Default" office:value-type="string" calcext:value-type="string">
            <text:p>arc_length</text:p>
          </table:table-cell>
          <table:table-cell table:style-name="Default" office:value-type="string" calcext:value-type="string">
            <text:p>Points:0</text:p>
          </table:table-cell>
          <table:table-cell table:style-name="Default" office:value-type="string" calcext:value-type="string">
            <text:p>Points:1</text:p>
          </table:table-cell>
          <table:table-cell table:style-name="Default" office:value-type="string" calcext:value-type="string">
            <text:p>Points:2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4380712658167" calcext:value-type="float">
            <text:p>4.38E-002</text:p>
          </table:table-cell>
          <table:table-cell office:value-type="float" office:value="-2.498001805407E-016" calcext:value-type="float">
            <text:p>-2.50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7763568394E-015" calcext:value-type="float">
            <text:p>-1.78E-015</text:p>
          </table:table-cell>
          <table:table-cell office:value-type="float" office:value="0.000243638685788" calcext:value-type="float">
            <text:p>2.44E-004</text:p>
          </table:table-cell>
          <table:table-cell office:value-type="float" office:value="-8.166544282384E-016" calcext:value-type="float">
            <text:p>-8.17E-016</text:p>
          </table:table-cell>
          <table:table-cell office:value-type="float" office:value="-0.01237716898322" calcext:value-type="float">
            <text:p>-1.24E-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E+000</text:p>
          </table:table-cell>
          <table:table-cell office:value-type="float" office:value="32" calcext:value-type="float">
            <text:p>3.20E+001</text:p>
          </table:table-cell>
          <table:table-cell table:number-columns-repeated="2"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3199281543493" calcext:value-type="float">
            <text:p>3.20E-002</text:p>
          </table:table-cell>
          <table:table-cell office:value-type="float" office:value="-3.642919299551E-016" calcext:value-type="float">
            <text:p>-3.64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739349440539E-015" calcext:value-type="float">
            <text:p>-1.74E-015</text:p>
          </table:table-cell>
          <table:table-cell office:value-type="float" office:value="-0.000195926433662" calcext:value-type="float">
            <text:p>-1.96E-004</text:p>
          </table:table-cell>
          <table:table-cell office:value-type="float" office:value="-8.006415880079E-016" calcext:value-type="float">
            <text:p>-8.01E-016</text:p>
          </table:table-cell>
          <table:table-cell office:value-type="float" office:value="-0.01123653911054" calcext:value-type="float">
            <text:p>-1.12E-00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1" calcext:value-type="float">
            <text:p>1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2174304798245" calcext:value-type="float">
            <text:p>2.17E-002</text:p>
          </table:table-cell>
          <table:table-cell office:value-type="float" office:value="-6.973588373427E-016" calcext:value-type="float">
            <text:p>-6.97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665334536938E-015" calcext:value-type="float">
            <text:p>-1.67E-015</text:p>
          </table:table-cell>
          <table:table-cell office:value-type="float" office:value="0.00005982134825899" calcext:value-type="float">
            <text:p>5.98E-005</text:p>
          </table:table-cell>
          <table:table-cell office:value-type="float" office:value="-3.042438055606E-016" calcext:value-type="float">
            <text:p>-3.04E-016</text:p>
          </table:table-cell>
          <table:table-cell office:value-type="float" office:value="-0.009253887459636" calcext:value-type="float">
            <text:p>-9.25E-0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2" calcext:value-type="float">
            <text:p>2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1366379391402" calcext:value-type="float">
            <text:p>1.37E-002</text:p>
          </table:table-cell>
          <table:table-cell office:value-type="float" office:value="-6.73072708679E-016" calcext:value-type="float">
            <text:p>-6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665334536938E-015" calcext:value-type="float">
            <text:p>-1.67E-015</text:p>
          </table:table-cell>
          <table:table-cell office:value-type="float" office:value="-0.00005967311153654" calcext:value-type="float">
            <text:p>-5.97E-005</text:p>
          </table:table-cell>
          <table:table-cell office:value-type="float" office:value="-1.44115482665E-016" calcext:value-type="float">
            <text:p>-1.44E-016</text:p>
          </table:table-cell>
          <table:table-cell office:value-type="float" office:value="-0.006902607623488" calcext:value-type="float">
            <text:p>-6.90E-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3" calcext:value-type="float">
            <text:p>3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7888576947153" calcext:value-type="float">
            <text:p>7.89E-003</text:p>
          </table:table-cell>
          <table:table-cell office:value-type="float" office:value="-5.585809592645E-016" calcext:value-type="float">
            <text:p>-5.59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702341935799E-015" calcext:value-type="float">
            <text:p>-1.70E-015</text:p>
          </table:table-cell>
          <table:table-cell office:value-type="float" office:value="0.00001914785025292" calcext:value-type="float">
            <text:p>1.91E-005</text:p>
          </table:table-cell>
          <table:table-cell office:value-type="float" office:value="6.245004513517E-016" calcext:value-type="float">
            <text:p>6.25E-016</text:p>
          </table:table-cell>
          <table:table-cell office:value-type="float" office:value="-0.004651761613786" calcext:value-type="float">
            <text:p>-4.65E-0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4" calcext:value-type="float">
            <text:p>4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4155264236033" calcext:value-type="float">
            <text:p>4.16E-003</text:p>
          </table:table-cell>
          <table:table-cell office:value-type="float" office:value="-2.706168622524E-016" calcext:value-type="float">
            <text:p>-2.71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7763568394E-015" calcext:value-type="float">
            <text:p>-1.78E-015</text:p>
          </table:table-cell>
          <table:table-cell office:value-type="float" office:value="-0.00001549956868985" calcext:value-type="float">
            <text:p>-1.55E-005</text:p>
          </table:table-cell>
          <table:table-cell office:value-type="float" office:value="1.601283195868E-017" calcext:value-type="float">
            <text:p>1.60E-017</text:p>
          </table:table-cell>
          <table:table-cell office:value-type="float" office:value="-0.002822119742632" calcext:value-type="float">
            <text:p>-2.82E-0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5" calcext:value-type="float">
            <text:p>5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1981309382245" calcext:value-type="float">
            <text:p>1.98E-003</text:p>
          </table:table-cell>
          <table:table-cell office:value-type="float" office:value="-2.810252031082E-016" calcext:value-type="float">
            <text:p>-2.81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887379141863E-015" calcext:value-type="float">
            <text:p>-1.89E-015</text:p>
          </table:table-cell>
          <table:table-cell office:value-type="float" office:value="0.000006779694558645" calcext:value-type="float">
            <text:p>6.78E-006</text:p>
          </table:table-cell>
          <table:table-cell office:value-type="float" office:value="-1.281026556694E-016" calcext:value-type="float">
            <text:p>-1.28E-016</text:p>
          </table:table-cell>
          <table:table-cell office:value-type="float" office:value="-0.001533608185127" calcext:value-type="float">
            <text:p>-1.53E-0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6" calcext:value-type="float">
            <text:p>6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8470694883727" calcext:value-type="float">
            <text:p>8.47E-004</text:p>
          </table:table-cell>
          <table:table-cell office:value-type="float" office:value="-1.873501354055E-016" calcext:value-type="float">
            <text:p>-1.87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924386646603E-015" calcext:value-type="float">
            <text:p>-1.92E-015</text:p>
          </table:table-cell>
          <table:table-cell office:value-type="float" office:value="-0.000004070478553331" calcext:value-type="float">
            <text:p>-4.07E-006</text:p>
          </table:table-cell>
          <table:table-cell office:value-type="float" office:value="-2.562053113389E-016" calcext:value-type="float">
            <text:p>-2.56E-016</text:p>
          </table:table-cell>
          <table:table-cell office:value-type="float" office:value="-0.000741368799936" calcext:value-type="float">
            <text:p>-7.41E-00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7" calcext:value-type="float">
            <text:p>7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3207408299204" calcext:value-type="float">
            <text:p>3.21E-004</text:p>
          </table:table-cell>
          <table:table-cell office:value-type="float" office:value="-2.671474153004E-016" calcext:value-type="float">
            <text:p>-2.67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924386646603E-015" calcext:value-type="float">
            <text:p>-1.92E-015</text:p>
          </table:table-cell>
          <table:table-cell office:value-type="float" office:value="0.000002126252638845" calcext:value-type="float">
            <text:p>2.13E-006</text:p>
          </table:table-cell>
          <table:table-cell office:value-type="float" office:value="-0" calcext:value-type="float">
            <text:p>-0.00E+000</text:p>
          </table:table-cell>
          <table:table-cell office:value-type="float" office:value="-0.0003157476603519" calcext:value-type="float">
            <text:p>-3.16E-00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8" calcext:value-type="float">
            <text:p>8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1057433910319" calcext:value-type="float">
            <text:p>1.06E-004</text:p>
          </table:table-cell>
          <table:table-cell office:value-type="float" office:value="-1.249000902703E-016" calcext:value-type="float">
            <text:p>-1.25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887379141863E-015" calcext:value-type="float">
            <text:p>-1.89E-015</text:p>
          </table:table-cell>
          <table:table-cell office:value-type="float" office:value="-0.00000116248759241" calcext:value-type="float">
            <text:p>-1.16E-006</text:p>
          </table:table-cell>
          <table:table-cell office:value-type="float" office:value="3.042438055606E-016" calcext:value-type="float">
            <text:p>3.04E-016</text:p>
          </table:table-cell>
          <table:table-cell office:value-type="float" office:value="-0.0001168351009255" calcext:value-type="float">
            <text:p>-1.17E-00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9" calcext:value-type="float">
            <text:p>9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2958059667435" calcext:value-type="float">
            <text:p>2.96E-005</text:p>
          </table:table-cell>
          <table:table-cell office:value-type="float" office:value="-2.775557561563E-017" calcext:value-type="float">
            <text:p>-2.78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813364344141E-015" calcext:value-type="float">
            <text:p>-1.81E-015</text:p>
          </table:table-cell>
          <table:table-cell office:value-type="float" office:value="0.0000006282205049501" calcext:value-type="float">
            <text:p>6.28E-007</text:p>
          </table:table-cell>
          <table:table-cell office:value-type="float" office:value="-1.921539901216E-016" calcext:value-type="float">
            <text:p>-1.92E-016</text:p>
          </table:table-cell>
          <table:table-cell office:value-type="float" office:value="-0.00003676810229081" calcext:value-type="float">
            <text:p>-3.68E-0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.0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0" calcext:value-type="float">
            <text:p>1.0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06716388270434" calcext:value-type="float">
            <text:p>6.72E-006</text:p>
          </table:table-cell>
          <table:table-cell office:value-type="float" office:value="-4.163336342344E-017" calcext:value-type="float">
            <text:p>-4.16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887379141863E-015" calcext:value-type="float">
            <text:p>-1.89E-015</text:p>
          </table:table-cell>
          <table:table-cell office:value-type="float" office:value="-0.0000003402490733606" calcext:value-type="float">
            <text:p>-3.40E-007</text:p>
          </table:table-cell>
          <table:table-cell office:value-type="float" office:value="2.401924711084E-016" calcext:value-type="float">
            <text:p>2.40E-016</text:p>
          </table:table-cell>
          <table:table-cell office:value-type="float" office:value="-0.000009494111509412" calcext:value-type="float">
            <text:p>-9.49E-00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.1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1" calcext:value-type="float">
            <text:p>1.1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0112572092803" calcext:value-type="float">
            <text:p>1.13E-006</text:p>
          </table:table-cell>
          <table:table-cell office:value-type="float" office:value="-2.185751579731E-016" calcext:value-type="float">
            <text:p>-2.19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702341935799E-015" calcext:value-type="float">
            <text:p>-1.70E-015</text:p>
          </table:table-cell>
          <table:table-cell office:value-type="float" office:value="0.0000001842441150757" calcext:value-type="float">
            <text:p>1.84E-007</text:p>
          </table:table-cell>
          <table:table-cell office:value-type="float" office:value="-2.562053113389E-016" calcext:value-type="float">
            <text:p>-2.56E-016</text:p>
          </table:table-cell>
          <table:table-cell office:value-type="float" office:value="-0.000001872878442555" calcext:value-type="float">
            <text:p>-1.87E-00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.2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2" calcext:value-type="float">
            <text:p>1.2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0009997018679542" calcext:value-type="float">
            <text:p>1.00E-007</text:p>
          </table:table-cell>
          <table:table-cell office:value-type="float" office:value="-1.318389841742E-016" calcext:value-type="float">
            <text:p>-1.32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628327138077E-015" calcext:value-type="float">
            <text:p>-1.63E-015</text:p>
          </table:table-cell>
          <table:table-cell office:value-type="float" office:value="-0.00000009977599546573" calcext:value-type="float">
            <text:p>-9.98E-008</text:p>
          </table:table-cell>
          <table:table-cell office:value-type="float" office:value="-2.562053113389E-016" calcext:value-type="float">
            <text:p>-2.56E-016</text:p>
          </table:table-cell>
          <table:table-cell office:value-type="float" office:value="-0.0000002305589816842" calcext:value-type="float">
            <text:p>-2.31E-00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.3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3" calcext:value-type="float">
            <text:p>1.3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0.000000009301762027292" calcext:value-type="float">
            <text:p>-9.30E-009</text:p>
          </table:table-cell>
          <table:table-cell office:value-type="float" office:value="-4.128641872825E-016" calcext:value-type="float">
            <text:p>-4.1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591319633336E-015" calcext:value-type="float">
            <text:p>-1.59E-015</text:p>
          </table:table-cell>
          <table:table-cell office:value-type="float" office:value="0.00000005403647662661" calcext:value-type="float">
            <text:p>5.40E-008</text:p>
          </table:table-cell>
          <table:table-cell office:value-type="float" office:value="-1.601283228955E-016" calcext:value-type="float">
            <text:p>-1.60E-016</text:p>
          </table:table-cell>
          <table:table-cell office:value-type="float" office:value="0.000000001182047681958" calcext:value-type="float">
            <text:p>1.18E-00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.4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4" calcext:value-type="float">
            <text:p>1.4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0.000000004492192839933" calcext:value-type="float">
            <text:p>-4.49E-009</text:p>
          </table:table-cell>
          <table:table-cell office:value-type="float" office:value="-2.98372437868E-016" calcext:value-type="float">
            <text:p>-2.98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480297330874E-015" calcext:value-type="float">
            <text:p>-1.48E-015</text:p>
          </table:table-cell>
          <table:table-cell office:value-type="float" office:value="-0.00000002926693198901" calcext:value-type="float">
            <text:p>-2.93E-008</text:p>
          </table:table-cell>
          <table:table-cell office:value-type="float" office:value="-1.601283228955E-016" calcext:value-type="float">
            <text:p>-1.60E-016</text:p>
          </table:table-cell>
          <table:table-cell office:value-type="float" office:value="0.000000007107032296005" calcext:value-type="float">
            <text:p>7.11E-00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.5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5" calcext:value-type="float">
            <text:p>1.5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0.0000000004012513099561" calcext:value-type="float">
            <text:p>-4.01E-010</text:p>
          </table:table-cell>
          <table:table-cell office:value-type="float" office:value="-5.23886489745E-016" calcext:value-type="float">
            <text:p>-5.24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554312234475E-015" calcext:value-type="float">
            <text:p>-1.55E-015</text:p>
          </table:table-cell>
          <table:table-cell office:value-type="float" office:value="0.00000001585248377012" calcext:value-type="float">
            <text:p>1.59E-008</text:p>
          </table:table-cell>
          <table:table-cell office:value-type="float" office:value="-2.401924711084E-016" calcext:value-type="float">
            <text:p>-2.40E-016</text:p>
          </table:table-cell>
          <table:table-cell office:value-type="float" office:value="0.000000001120600279236" calcext:value-type="float">
            <text:p>1.12E-00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.6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0000009028056774385" calcext:value-type="float">
            <text:p>9.03E-011</text:p>
          </table:table-cell>
          <table:table-cell office:value-type="float" office:value="-5.585809592645E-016" calcext:value-type="float">
            <text:p>-5.59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739349440539E-015" calcext:value-type="float">
            <text:p>-1.74E-015</text:p>
          </table:table-cell>
          <table:table-cell office:value-type="float" office:value="-0.000000008587131894444" calcext:value-type="float">
            <text:p>-8.59E-009</text:p>
          </table:table-cell>
          <table:table-cell office:value-type="float" office:value="-1.601283228955E-016" calcext:value-type="float">
            <text:p>-1.60E-016</text:p>
          </table:table-cell>
          <table:table-cell office:value-type="float" office:value="-0.00000000008191191475104" calcext:value-type="float">
            <text:p>-8.19E-01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.7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7" calcext:value-type="float">
            <text:p>1.7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0000002197428350392" calcext:value-type="float">
            <text:p>2.20E-011</text:p>
          </table:table-cell>
          <table:table-cell office:value-type="float" office:value="-7.702172233337E-016" calcext:value-type="float">
            <text:p>-7.70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813364344141E-015" calcext:value-type="float">
            <text:p>-1.81E-015</text:p>
          </table:table-cell>
          <table:table-cell office:value-type="float" office:value="0.000000004651898866115" calcext:value-type="float">
            <text:p>4.65E-009</text:p>
          </table:table-cell>
          <table:table-cell office:value-type="float" office:value="-6.084876111212E-016" calcext:value-type="float">
            <text:p>-6.08E-016</text:p>
          </table:table-cell>
          <table:table-cell office:value-type="float" office:value="-0.00000000004692198712908" calcext:value-type="float">
            <text:p>-4.69E-01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.8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8" calcext:value-type="float">
            <text:p>1.8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0.000000000001435549595863" calcext:value-type="float">
            <text:p>-1.44E-012</text:p>
          </table:table-cell>
          <table:table-cell office:value-type="float" office:value="-7.216449660064E-016" calcext:value-type="float">
            <text:p>-7.22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7763568394E-015" calcext:value-type="float">
            <text:p>-1.78E-015</text:p>
          </table:table-cell>
          <table:table-cell office:value-type="float" office:value="-0.000000002520256003891" calcext:value-type="float">
            <text:p>-2.52E-009</text:p>
          </table:table-cell>
          <table:table-cell office:value-type="float" office:value="-3.202566391736E-017" calcext:value-type="float">
            <text:p>-3.20E-017</text:p>
          </table:table-cell>
          <table:table-cell office:value-type="float" office:value="-0.0000000000009067426171884" calcext:value-type="float">
            <text:p>-9.07E-01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.9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9" calcext:value-type="float">
            <text:p>1.9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0.0000000000008477558932629" calcext:value-type="float">
            <text:p>-8.48E-013</text:p>
          </table:table-cell>
          <table:table-cell office:value-type="float" office:value="-8.083811398052E-016" calcext:value-type="float">
            <text:p>-8.08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554312234475E-015" calcext:value-type="float">
            <text:p>-1.55E-015</text:p>
          </table:table-cell>
          <table:table-cell office:value-type="float" office:value="0.000000001365500823525" calcext:value-type="float">
            <text:p>1.37E-009</text:p>
          </table:table-cell>
          <table:table-cell office:value-type="float" office:value="5.124106226778E-016" calcext:value-type="float">
            <text:p>5.12E-016</text:p>
          </table:table-cell>
          <table:table-cell office:value-type="float" office:value="0.000000000001669978283263" calcext:value-type="float">
            <text:p>1.67E-0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.0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0" calcext:value-type="float">
            <text:p>2.0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0000000002865763182314" calcext:value-type="float">
            <text:p>2.87E-014</text:p>
          </table:table-cell>
          <table:table-cell office:value-type="float" office:value="-6.210310043997E-016" calcext:value-type="float">
            <text:p>-6.21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369275028411E-015" calcext:value-type="float">
            <text:p>-1.37E-015</text:p>
          </table:table-cell>
          <table:table-cell office:value-type="float" office:value="-0.0000000007398999191111" calcext:value-type="float">
            <text:p>-7.40E-010</text:p>
          </table:table-cell>
          <table:table-cell office:value-type="float" office:value="-1.120898286739E-016" calcext:value-type="float">
            <text:p>-1.12E-016</text:p>
          </table:table-cell>
          <table:table-cell office:value-type="float" office:value="0.00000000000008930356454329" calcext:value-type="float">
            <text:p>8.93E-01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.1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1" calcext:value-type="float">
            <text:p>2.1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0000000003229708167574" calcext:value-type="float">
            <text:p>3.23E-014</text:p>
          </table:table-cell>
          <table:table-cell office:value-type="float" office:value="-6.800116025829E-016" calcext:value-type="float">
            <text:p>-6.80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443289932013E-015" calcext:value-type="float">
            <text:p>-1.44E-015</text:p>
          </table:table-cell>
          <table:table-cell office:value-type="float" office:value="0.0000000004009484133594" calcext:value-type="float">
            <text:p>4.01E-010</text:p>
          </table:table-cell>
          <table:table-cell office:value-type="float" office:value="-5.444363031388E-016" calcext:value-type="float">
            <text:p>-5.44E-016</text:p>
          </table:table-cell>
          <table:table-cell office:value-type="float" office:value="-0.00000000000006462778717135" calcext:value-type="float">
            <text:p>-6.46E-01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.2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2" calcext:value-type="float">
            <text:p>2.2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1.519617764956E-015" calcext:value-type="float">
            <text:p>-1.52E-015</text:p>
          </table:table-cell>
          <table:table-cell office:value-type="float" office:value="-6.800116025829E-016" calcext:value-type="float">
            <text:p>-6.80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517304835614E-015" calcext:value-type="float">
            <text:p>-1.52E-015</text:p>
          </table:table-cell>
          <table:table-cell office:value-type="float" office:value="-0.000000000217290144211" calcext:value-type="float">
            <text:p>-2.17E-010</text:p>
          </table:table-cell>
          <table:table-cell office:value-type="float" office:value="-2.401924711084E-016" calcext:value-type="float">
            <text:p>-2.40E-016</text:p>
          </table:table-cell>
          <table:table-cell office:value-type="float" office:value="-2.930348173992E-015" calcext:value-type="float">
            <text:p>-2.93E-01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.3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3" calcext:value-type="float">
            <text:p>2.3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1.228184220992E-015" calcext:value-type="float">
            <text:p>-1.23E-015</text:p>
          </table:table-cell>
          <table:table-cell office:value-type="float" office:value="-9.089951014118E-016" calcext:value-type="float">
            <text:p>-9.09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628327138077E-015" calcext:value-type="float">
            <text:p>-1.63E-015</text:p>
          </table:table-cell>
          <table:table-cell office:value-type="float" office:value="0.0000000001177684894049" calcext:value-type="float">
            <text:p>1.18E-010</text:p>
          </table:table-cell>
          <table:table-cell office:value-type="float" office:value="-1.281026556694E-016" calcext:value-type="float">
            <text:p>-1.28E-016</text:p>
          </table:table-cell>
          <table:table-cell office:value-type="float" office:value="2.754207037336E-015" calcext:value-type="float">
            <text:p>2.75E-01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.4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4" calcext:value-type="float">
            <text:p>2.4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1.52655665886E-016" calcext:value-type="float">
            <text:p>1.53E-016</text:p>
          </table:table-cell>
          <table:table-cell office:value-type="float" office:value="-8.014422459013E-016" calcext:value-type="float">
            <text:p>-8.01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665334536938E-015" calcext:value-type="float">
            <text:p>-1.67E-015</text:p>
          </table:table-cell>
          <table:table-cell office:value-type="float" office:value="-0.00000000006383431977453" calcext:value-type="float">
            <text:p>-6.38E-011</text:p>
          </table:table-cell>
          <table:table-cell office:value-type="float" office:value="-1.281026556694E-016" calcext:value-type="float">
            <text:p>-1.28E-016</text:p>
          </table:table-cell>
          <table:table-cell office:value-type="float" office:value="-9.607699506081E-017" calcext:value-type="float">
            <text:p>-9.61E-01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.5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5" calcext:value-type="float">
            <text:p>2.5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2.081668171172E-017" calcext:value-type="float">
            <text:p>-2.08E-017</text:p>
          </table:table-cell>
          <table:table-cell office:value-type="float" office:value="-1.023486850826E-015" calcext:value-type="float">
            <text:p>-1.02E-015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517304835614E-015" calcext:value-type="float">
            <text:p>-1.52E-015</text:p>
          </table:table-cell>
          <table:table-cell office:value-type="float" office:value="0.00000000003460318490078" calcext:value-type="float">
            <text:p>3.46E-011</text:p>
          </table:table-cell>
          <table:table-cell office:value-type="float" office:value="-1.601283228955E-016" calcext:value-type="float">
            <text:p>-1.60E-016</text:p>
          </table:table-cell>
          <table:table-cell office:value-type="float" office:value="-9.607699506081E-017" calcext:value-type="float">
            <text:p>-9.61E-01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.6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6" calcext:value-type="float">
            <text:p>2.6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6.938893903907E-017" calcext:value-type="float">
            <text:p>-6.94E-017</text:p>
          </table:table-cell>
          <table:table-cell office:value-type="float" office:value="-9.228728892197E-016" calcext:value-type="float">
            <text:p>-9.2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517304835614E-015" calcext:value-type="float">
            <text:p>-1.52E-015</text:p>
          </table:table-cell>
          <table:table-cell office:value-type="float" office:value="-0.00000000001875944885543" calcext:value-type="float">
            <text:p>-1.88E-011</text:p>
          </table:table-cell>
          <table:table-cell office:value-type="float" office:value="-3.522822997823E-016" calcext:value-type="float">
            <text:p>-3.52E-016</text:p>
          </table:table-cell>
          <table:table-cell office:value-type="float" office:value="-6.405132783472E-017" calcext:value-type="float">
            <text:p>-6.41E-01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.7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7" calcext:value-type="float">
            <text:p>2.7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8.673617379884E-017" calcext:value-type="float">
            <text:p>-8.67E-017</text:p>
          </table:table-cell>
          <table:table-cell office:value-type="float" office:value="-1.096345236817E-015" calcext:value-type="float">
            <text:p>-1.10E-015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443289932013E-015" calcext:value-type="float">
            <text:p>-1.44E-015</text:p>
          </table:table-cell>
          <table:table-cell office:value-type="float" office:value="0.00000000001017071062787" calcext:value-type="float">
            <text:p>1.02E-011</text:p>
          </table:table-cell>
          <table:table-cell office:value-type="float" office:value="-0" calcext:value-type="float">
            <text:p>-0.00E+000</text:p>
          </table:table-cell>
          <table:table-cell office:value-type="float" office:value="-6.405132783472E-017" calcext:value-type="float">
            <text:p>-6.41E-01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.8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8" calcext:value-type="float">
            <text:p>2.8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9.367506770275E-017" calcext:value-type="float">
            <text:p>-9.37E-017</text:p>
          </table:table-cell>
          <table:table-cell office:value-type="float" office:value="-9.887923813068E-016" calcext:value-type="float">
            <text:p>-9.89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480297330874E-015" calcext:value-type="float">
            <text:p>-1.48E-015</text:p>
          </table:table-cell>
          <table:table-cell office:value-type="float" office:value="-0.000000000005515203745088" calcext:value-type="float">
            <text:p>-5.52E-012</text:p>
          </table:table-cell>
          <table:table-cell office:value-type="float" office:value="-1.281026556694E-016" calcext:value-type="float">
            <text:p>-1.28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.9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9" calcext:value-type="float">
            <text:p>2.9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7.285838599103E-017" calcext:value-type="float">
            <text:p>-7.29E-017</text:p>
          </table:table-cell>
          <table:table-cell office:value-type="float" office:value="-9.436895709314E-016" calcext:value-type="float">
            <text:p>-9.44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517304835614E-015" calcext:value-type="float">
            <text:p>-1.52E-015</text:p>
          </table:table-cell>
          <table:table-cell office:value-type="float" office:value="0.000000000002990764753907" calcext:value-type="float">
            <text:p>2.99E-012</text:p>
          </table:table-cell>
          <table:table-cell office:value-type="float" office:value="-3.042438055606E-016" calcext:value-type="float">
            <text:p>-3.04E-016</text:p>
          </table:table-cell>
          <table:table-cell office:value-type="float" office:value="-1.601283195868E-017" calcext:value-type="float">
            <text:p>-1.60E-01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.0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0" calcext:value-type="float">
            <text:p>3.0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7.632783294298E-017" calcext:value-type="float">
            <text:p>-7.63E-017</text:p>
          </table:table-cell>
          <table:table-cell office:value-type="float" office:value="-1.137978600241E-015" calcext:value-type="float">
            <text:p>-1.14E-015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739349440539E-015" calcext:value-type="float">
            <text:p>-1.74E-015</text:p>
          </table:table-cell>
          <table:table-cell office:value-type="float" office:value="-0.000000000001622083869134" calcext:value-type="float">
            <text:p>-1.62E-012</text:p>
          </table:table-cell>
          <table:table-cell office:value-type="float" office:value="-3.042438055606E-016" calcext:value-type="float">
            <text:p>-3.04E-016</text:p>
          </table:table-cell>
          <table:table-cell office:value-type="float" office:value="4.80384975304E-017" calcext:value-type="float">
            <text:p>4.80E-01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.1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1" calcext:value-type="float">
            <text:p>3.1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2.081668171172E-017" calcext:value-type="float">
            <text:p>-2.08E-017</text:p>
          </table:table-cell>
          <table:table-cell office:value-type="float" office:value="-1.259409243559E-015" calcext:value-type="float">
            <text:p>-1.26E-015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702341935799E-015" calcext:value-type="float">
            <text:p>-1.70E-015</text:p>
          </table:table-cell>
          <table:table-cell office:value-type="float" office:value="0.0000000000008796008626327" calcext:value-type="float">
            <text:p>8.80E-013</text:p>
          </table:table-cell>
          <table:table-cell office:value-type="float" office:value="-5.924747708907E-016" calcext:value-type="float">
            <text:p>-5.92E-016</text:p>
          </table:table-cell>
          <table:table-cell office:value-type="float" office:value="-4.80384975304E-017" calcext:value-type="float">
            <text:p>-4.80E-0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2" calcext:value-type="float">
            <text:p>3.2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7.285838599103E-017" calcext:value-type="float">
            <text:p>-7.29E-017</text:p>
          </table:table-cell>
          <table:table-cell office:value-type="float" office:value="-1.353084311262E-015" calcext:value-type="float">
            <text:p>-1.35E-015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665334536938E-015" calcext:value-type="float">
            <text:p>-1.67E-015</text:p>
          </table:table-cell>
          <table:table-cell office:value-type="float" office:value="-0.0000000000004775506704489" calcext:value-type="float">
            <text:p>-4.78E-013</text:p>
          </table:table-cell>
          <table:table-cell table:number-columns-repeated="2" office:value-type="float" office:value="-4.80384975304E-017" calcext:value-type="float">
            <text:p>-4.80E-01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.3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3" calcext:value-type="float">
            <text:p>3.3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1.040834085586E-016" calcext:value-type="float">
            <text:p>-1.04E-016</text:p>
          </table:table-cell>
          <table:table-cell office:value-type="float" office:value="-1.113692471577E-015" calcext:value-type="float">
            <text:p>-1.11E-015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554312234475E-015" calcext:value-type="float">
            <text:p>-1.55E-015</text:p>
          </table:table-cell>
          <table:table-cell office:value-type="float" office:value="0.0000000000002586552662592" calcext:value-type="float">
            <text:p>2.59E-013</text:p>
          </table:table-cell>
          <table:table-cell office:value-type="float" office:value="-1.120898286739E-016" calcext:value-type="float">
            <text:p>-1.12E-016</text:p>
          </table:table-cell>
          <table:table-cell office:value-type="float" office:value="-1.601283195868E-017" calcext:value-type="float">
            <text:p>-1.60E-01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.4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4" calcext:value-type="float">
            <text:p>3.4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5.551115123126E-017" calcext:value-type="float">
            <text:p>-5.55E-017</text:p>
          </table:table-cell>
          <table:table-cell office:value-type="float" office:value="-1.353084311262E-015" calcext:value-type="float">
            <text:p>-1.35E-015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480297330874E-015" calcext:value-type="float">
            <text:p>-1.48E-015</text:p>
          </table:table-cell>
          <table:table-cell office:value-type="float" office:value="-0.0000000000001407207683712" calcext:value-type="float">
            <text:p>-1.41E-013</text:p>
          </table:table-cell>
          <table:table-cell office:value-type="float" office:value="-3.202566457911E-016" calcext:value-type="float">
            <text:p>-3.20E-016</text:p>
          </table:table-cell>
          <table:table-cell office:value-type="float" office:value="1.281026556694E-016" calcext:value-type="float">
            <text:p>1.28E-01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.5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5" calcext:value-type="float">
            <text:p>3.5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3.469446951954E-018" calcext:value-type="float">
            <text:p>-3.47E-018</text:p>
          </table:table-cell>
          <table:table-cell office:value-type="float" office:value="-1.131039706337E-015" calcext:value-type="float">
            <text:p>-1.13E-015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628327138077E-015" calcext:value-type="float">
            <text:p>-1.63E-015</text:p>
          </table:table-cell>
          <table:table-cell office:value-type="float" office:value="0.00000000000007602892518029" calcext:value-type="float">
            <text:p>7.60E-014</text:p>
          </table:table-cell>
          <table:table-cell office:value-type="float" office:value="-3.202566457911E-016" calcext:value-type="float">
            <text:p>-3.20E-016</text:p>
          </table:table-cell>
          <table:table-cell office:value-type="float" office:value="-9.607699506081E-017" calcext:value-type="float">
            <text:p>-9.61E-01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.6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6" calcext:value-type="float">
            <text:p>3.6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8.326672684689E-017" calcext:value-type="float">
            <text:p>-8.33E-017</text:p>
          </table:table-cell>
          <table:table-cell office:value-type="float" office:value="-1.131039706337E-015" calcext:value-type="float">
            <text:p>-1.13E-015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702341935799E-015" calcext:value-type="float">
            <text:p>-1.70E-015</text:p>
          </table:table-cell>
          <table:table-cell office:value-type="float" office:value="-0.00000000000004166538804511" calcext:value-type="float">
            <text:p>-4.17E-014</text:p>
          </table:table-cell>
          <table:table-cell office:value-type="float" office:value="5.444363031388E-016" calcext:value-type="float">
            <text:p>5.44E-016</text:p>
          </table:table-cell>
          <table:table-cell office:value-type="float" office:value="-6.405132783472E-017" calcext:value-type="float">
            <text:p>-6.41E-01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.7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7" calcext:value-type="float">
            <text:p>3.7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1.179611963664E-016" calcext:value-type="float">
            <text:p>-1.18E-016</text:p>
          </table:table-cell>
          <table:table-cell office:value-type="float" office:value="-9.540979117872E-016" calcext:value-type="float">
            <text:p>-9.54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813364344141E-015" calcext:value-type="float">
            <text:p>-1.81E-015</text:p>
          </table:table-cell>
          <table:table-cell office:value-type="float" office:value="0.00000000000002222581080497" calcext:value-type="float">
            <text:p>2.22E-014</text:p>
          </table:table-cell>
          <table:table-cell office:value-type="float" office:value="-5.124106226778E-016" calcext:value-type="float">
            <text:p>-5.1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.8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8" calcext:value-type="float">
            <text:p>3.8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9.367506770275E-017" calcext:value-type="float">
            <text:p>-9.37E-017</text:p>
          </table:table-cell>
          <table:table-cell office:value-type="float" office:value="-1.092875789865E-015" calcext:value-type="float">
            <text:p>-1.09E-015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739349440539E-015" calcext:value-type="float">
            <text:p>-1.74E-015</text:p>
          </table:table-cell>
          <table:table-cell office:value-type="float" office:value="-0.00000000000001236190630519" calcext:value-type="float">
            <text:p>-1.24E-014</text:p>
          </table:table-cell>
          <table:table-cell office:value-type="float" office:value="6.405132783472E-017" calcext:value-type="float">
            <text:p>6.41E-017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.9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9" calcext:value-type="float">
            <text:p>3.9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1.561251128379E-016" calcext:value-type="float">
            <text:p>-1.56E-016</text:p>
          </table:table-cell>
          <table:table-cell office:value-type="float" office:value="-1.08246744901E-015" calcext:value-type="float">
            <text:p>-1.08E-015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924386646603E-015" calcext:value-type="float">
            <text:p>-1.92E-015</text:p>
          </table:table-cell>
          <table:table-cell office:value-type="float" office:value="6.61329952118E-015" calcext:value-type="float">
            <text:p>6.61E-015</text:p>
          </table:table-cell>
          <table:table-cell office:value-type="float" office:value="-1.761411498911E-016" calcext:value-type="float">
            <text:p>-1.76E-016</text:p>
          </table:table-cell>
          <table:table-cell office:value-type="float" office:value="-8.006416144777E-017" calcext:value-type="float">
            <text:p>-8.01E-01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.0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0" calcext:value-type="float">
            <text:p>4.0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1.353084311262E-016" calcext:value-type="float">
            <text:p>-1.35E-016</text:p>
          </table:table-cell>
          <table:table-cell office:value-type="float" office:value="-1.377370439926E-015" calcext:value-type="float">
            <text:p>-1.38E-015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924386646603E-015" calcext:value-type="float">
            <text:p>-1.92E-015</text:p>
          </table:table-cell>
          <table:table-cell office:value-type="float" office:value="-3.602887251915E-015" calcext:value-type="float">
            <text:p>-3.60E-015</text:p>
          </table:table-cell>
          <table:table-cell office:value-type="float" office:value="-8.006416144777E-017" calcext:value-type="float">
            <text:p>-8.01E-017</text:p>
          </table:table-cell>
          <table:table-cell office:value-type="float" office:value="1.601283195868E-017" calcext:value-type="float">
            <text:p>1.60E-01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.1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1" calcext:value-type="float">
            <text:p>4.1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1.457167719821E-016" calcext:value-type="float">
            <text:p>-1.46E-016</text:p>
          </table:table-cell>
          <table:table-cell office:value-type="float" office:value="-1.384309333829E-015" calcext:value-type="float">
            <text:p>-1.38E-015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739349440539E-015" calcext:value-type="float">
            <text:p>-1.74E-015</text:p>
          </table:table-cell>
          <table:table-cell office:value-type="float" office:value="2.145719532094E-015" calcext:value-type="float">
            <text:p>2.15E-015</text:p>
          </table:table-cell>
          <table:table-cell office:value-type="float" office:value="3.202566391736E-017" calcext:value-type="float">
            <text:p>3.20E-017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.2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2" calcext:value-type="float">
            <text:p>4.2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8.326672684689E-017" calcext:value-type="float">
            <text:p>-8.33E-017</text:p>
          </table:table-cell>
          <table:table-cell office:value-type="float" office:value="-1.287164819175E-015" calcext:value-type="float">
            <text:p>-1.29E-015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665334536938E-015" calcext:value-type="float">
            <text:p>-1.67E-015</text:p>
          </table:table-cell>
          <table:table-cell office:value-type="float" office:value="-1.088872606278E-015" calcext:value-type="float">
            <text:p>-1.09E-015</text:p>
          </table:table-cell>
          <table:table-cell office:value-type="float" office:value="2.562053113389E-016" calcext:value-type="float">
            <text:p>2.56E-016</text:p>
          </table:table-cell>
          <table:table-cell office:value-type="float" office:value="6.405132783472E-017" calcext:value-type="float">
            <text:p>6.41E-01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.3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3" calcext:value-type="float">
            <text:p>4.3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5.20417042793E-017" calcext:value-type="float">
            <text:p>-5.20E-017</text:p>
          </table:table-cell>
          <table:table-cell office:value-type="float" office:value="-1.193489751472E-015" calcext:value-type="float">
            <text:p>-1.19E-015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591319633336E-015" calcext:value-type="float">
            <text:p>-1.59E-015</text:p>
          </table:table-cell>
          <table:table-cell office:value-type="float" office:value="4.163336342344E-016" calcext:value-type="float">
            <text:p>4.16E-016</text:p>
          </table:table-cell>
          <table:table-cell office:value-type="float" office:value="3.202566391736E-017" calcext:value-type="float">
            <text:p>3.20E-017</text:p>
          </table:table-cell>
          <table:table-cell office:value-type="float" office:value="1.601283228955E-016" calcext:value-type="float">
            <text:p>1.60E-01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.4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4" calcext:value-type="float">
            <text:p>4.4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3.816391647149E-017" calcext:value-type="float">
            <text:p>3.82E-017</text:p>
          </table:table-cell>
          <table:table-cell office:value-type="float" office:value="-1.325328735646E-015" calcext:value-type="float">
            <text:p>-1.33E-015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443289932013E-015" calcext:value-type="float">
            <text:p>-1.44E-015</text:p>
          </table:table-cell>
          <table:table-cell office:value-type="float" office:value="-4.483593146954E-016" calcext:value-type="float">
            <text:p>-4.48E-016</text:p>
          </table:table-cell>
          <table:table-cell office:value-type="float" office:value="-9.607698844336E-016" calcext:value-type="float">
            <text:p>-9.61E-016</text:p>
          </table:table-cell>
          <table:table-cell office:value-type="float" office:value="9.607699506081E-017" calcext:value-type="float">
            <text:p>9.61E-017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.5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5" calcext:value-type="float">
            <text:p>4.5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6.245004513517E-017" calcext:value-type="float">
            <text:p>6.25E-017</text:p>
          </table:table-cell>
          <table:table-cell office:value-type="float" office:value="-1.446759378965E-015" calcext:value-type="float">
            <text:p>-1.45E-015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295260230689E-015" calcext:value-type="float">
            <text:p>-1.30E-015</text:p>
          </table:table-cell>
          <table:table-cell office:value-type="float" office:value="1.921539901216E-016" calcext:value-type="float">
            <text:p>1.92E-016</text:p>
          </table:table-cell>
          <table:table-cell office:value-type="float" office:value="5.124106226778E-016" calcext:value-type="float">
            <text:p>5.12E-016</text:p>
          </table:table-cell>
          <table:table-cell office:value-type="float" office:value="-3.202566391736E-017" calcext:value-type="float">
            <text:p>-3.20E-01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.6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6" calcext:value-type="float">
            <text:p>4.6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2.081668171172E-017" calcext:value-type="float">
            <text:p>2.08E-017</text:p>
          </table:table-cell>
          <table:table-cell office:value-type="float" office:value="-1.328798182598E-015" calcext:value-type="float">
            <text:p>-1.33E-015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443289932013E-015" calcext:value-type="float">
            <text:p>-1.44E-015</text:p>
          </table:table-cell>
          <table:table-cell table:number-columns-repeated="2" office:value-type="float" office:value="-3.682951400128E-016" calcext:value-type="float">
            <text:p>-3.68E-016</text:p>
          </table:table-cell>
          <table:table-cell office:value-type="float" office:value="-8.006416144777E-017" calcext:value-type="float">
            <text:p>-8.01E-01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.7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7" calcext:value-type="float">
            <text:p>4.7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1.734723475977E-017" calcext:value-type="float">
            <text:p>-1.73E-017</text:p>
          </table:table-cell>
          <table:table-cell office:value-type="float" office:value="-1.523087211908E-015" calcext:value-type="float">
            <text:p>-1.52E-015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406282533152E-015" calcext:value-type="float">
            <text:p>-1.41E-015</text:p>
          </table:table-cell>
          <table:table-cell office:value-type="float" office:value="-9.607699506081E-017" calcext:value-type="float">
            <text:p>-9.61E-017</text:p>
          </table:table-cell>
          <table:table-cell office:value-type="float" office:value="-2.241796573477E-016" calcext:value-type="float">
            <text:p>-2.24E-016</text:p>
          </table:table-cell>
          <table:table-cell office:value-type="float" office:value="-3.202566391736E-017" calcext:value-type="float">
            <text:p>-3.20E-017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.8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8" calcext:value-type="float">
            <text:p>4.8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3.469446951954E-018" calcext:value-type="float">
            <text:p>3.47E-018</text:p>
          </table:table-cell>
          <table:table-cell office:value-type="float" office:value="-1.495331636292E-015" calcext:value-type="float">
            <text:p>-1.50E-015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406282533152E-015" calcext:value-type="float">
            <text:p>-1.41E-015</text:p>
          </table:table-cell>
          <table:table-cell office:value-type="float" office:value="-2.562053113389E-016" calcext:value-type="float">
            <text:p>-2.56E-016</text:p>
          </table:table-cell>
          <table:table-cell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.9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9" calcext:value-type="float">
            <text:p>4.9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2.428612866368E-017" calcext:value-type="float">
            <text:p>2.43E-017</text:p>
          </table:table-cell>
          <table:table-cell office:value-type="float" office:value="-1.533495552763E-015" calcext:value-type="float">
            <text:p>-1.53E-015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443289932013E-015" calcext:value-type="float">
            <text:p>-1.44E-015</text:p>
          </table:table-cell>
          <table:table-cell office:value-type="float" office:value="-3.843079802432E-016" calcext:value-type="float">
            <text:p>-3.84E-016</text:p>
          </table:table-cell>
          <table:table-cell office:value-type="float" office:value="-6.405132783472E-017" calcext:value-type="float">
            <text:p>-6.41E-017</text:p>
          </table:table-cell>
          <table:table-cell office:value-type="float" office:value="6.405132783472E-017" calcext:value-type="float">
            <text:p>6.41E-01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.0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0" calcext:value-type="float">
            <text:p>5.0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2.428612866368E-017" calcext:value-type="float">
            <text:p>2.43E-017</text:p>
          </table:table-cell>
          <table:table-cell office:value-type="float" office:value="-1.682681771698E-015" calcext:value-type="float">
            <text:p>-1.68E-015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406282533152E-015" calcext:value-type="float">
            <text:p>-1.41E-015</text:p>
          </table:table-cell>
          <table:table-cell office:value-type="float" office:value="1.921539901216E-016" calcext:value-type="float">
            <text:p>1.92E-016</text:p>
          </table:table-cell>
          <table:table-cell office:value-type="float" office:value="-5.764619306602E-016" calcext:value-type="float">
            <text:p>-5.76E-016</text:p>
          </table:table-cell>
          <table:table-cell office:value-type="float" office:value="-9.607699506081E-017" calcext:value-type="float">
            <text:p>-9.61E-017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.1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1" calcext:value-type="float">
            <text:p>5.1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1.040834085586E-017" calcext:value-type="float">
            <text:p>-1.04E-017</text:p>
          </table:table-cell>
          <table:table-cell office:value-type="float" office:value="-1.706967900361E-015" calcext:value-type="float">
            <text:p>-1.71E-015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480297330874E-015" calcext:value-type="float">
            <text:p>-1.48E-015</text:p>
          </table:table-cell>
          <table:table-cell office:value-type="float" office:value="-1.44115482665E-016" calcext:value-type="float">
            <text:p>-1.44E-016</text:p>
          </table:table-cell>
          <table:table-cell office:value-type="float" office:value="2.401924711084E-016" calcext:value-type="float">
            <text:p>2.40E-016</text:p>
          </table:table-cell>
          <table:table-cell office:value-type="float" office:value="1.601283195868E-017" calcext:value-type="float">
            <text:p>1.60E-01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.2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2" calcext:value-type="float">
            <text:p>5.2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540434446667E-015" calcext:value-type="float">
            <text:p>-1.54E-015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554312234475E-015" calcext:value-type="float">
            <text:p>-1.55E-015</text:p>
          </table:table-cell>
          <table:table-cell office:value-type="float" office:value="-2.722181515694E-016" calcext:value-type="float">
            <text:p>-2.72E-016</text:p>
          </table:table-cell>
          <table:table-cell office:value-type="float" office:value="1.761411498911E-016" calcext:value-type="float">
            <text:p>1.76E-016</text:p>
          </table:table-cell>
          <table:table-cell office:value-type="float" office:value="-8.006416144777E-017" calcext:value-type="float">
            <text:p>-8.01E-017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.3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3" calcext:value-type="float">
            <text:p>5.3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5.551115123126E-017" calcext:value-type="float">
            <text:p>-5.55E-017</text:p>
          </table:table-cell>
          <table:table-cell office:value-type="float" office:value="-1.488392742388E-015" calcext:value-type="float">
            <text:p>-1.49E-015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443289932013E-015" calcext:value-type="float">
            <text:p>-1.44E-015</text:p>
          </table:table-cell>
          <table:table-cell office:value-type="float" office:value="-1.120898286739E-016" calcext:value-type="float">
            <text:p>-1.12E-016</text:p>
          </table:table-cell>
          <table:table-cell office:value-type="float" office:value="-3.042438055606E-016" calcext:value-type="float">
            <text:p>-3.04E-016</text:p>
          </table:table-cell>
          <table:table-cell office:value-type="float" office:value="1.601283195868E-017" calcext:value-type="float">
            <text:p>1.60E-017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.4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4" calcext:value-type="float">
            <text:p>5.4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5.20417042793E-017" calcext:value-type="float">
            <text:p>-5.20E-017</text:p>
          </table:table-cell>
          <table:table-cell office:value-type="float" office:value="-1.169203622808E-015" calcext:value-type="float">
            <text:p>-1.17E-015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739349440539E-015" calcext:value-type="float">
            <text:p>-1.74E-015</text:p>
          </table:table-cell>
          <table:table-cell office:value-type="float" office:value="3.202566391736E-017" calcext:value-type="float">
            <text:p>3.20E-017</text:p>
          </table:table-cell>
          <table:table-cell office:value-type="float" office:value="1.120898286739E-015" calcext:value-type="float">
            <text:p>1.12E-015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.5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5" calcext:value-type="float">
            <text:p>5.5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7.979727989493E-017" calcext:value-type="float">
            <text:p>-7.98E-017</text:p>
          </table:table-cell>
          <table:table-cell office:value-type="float" office:value="-7.806255641896E-016" calcext:value-type="float">
            <text:p>-7.81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961393939585E-015" calcext:value-type="float">
            <text:p>-1.96E-015</text:p>
          </table:table-cell>
          <table:table-cell office:value-type="float" office:value="-1.120898286739E-016" calcext:value-type="float">
            <text:p>-1.12E-016</text:p>
          </table:table-cell>
          <table:table-cell office:value-type="float" office:value="1.040834085586E-015" calcext:value-type="float">
            <text:p>1.04E-015</text:p>
          </table:table-cell>
          <table:table-cell office:value-type="float" office:value="-1.601283195868E-017" calcext:value-type="float">
            <text:p>-1.60E-017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.6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6" calcext:value-type="float">
            <text:p>5.6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5.898059818321E-017" calcext:value-type="float">
            <text:p>-5.90E-017</text:p>
          </table:table-cell>
          <table:table-cell office:value-type="float" office:value="-2.775557561563E-016" calcext:value-type="float">
            <text:p>-2.78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22044604925E-015" calcext:value-type="float">
            <text:p>-2.22E-015</text:p>
          </table:table-cell>
          <table:table-cell office:value-type="float" office:value="-4.80384975304E-017" calcext:value-type="float">
            <text:p>-4.80E-017</text:p>
          </table:table-cell>
          <table:table-cell office:value-type="float" office:value="5.284234629083E-016" calcext:value-type="float">
            <text:p>5.28E-016</text:p>
          </table:table-cell>
          <table:table-cell office:value-type="float" office:value="8.006416144777E-017" calcext:value-type="float">
            <text:p>8.01E-01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.7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7" calcext:value-type="float">
            <text:p>5.7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2.359223927328E-016" calcext:value-type="float">
            <text:p>-2.36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405483149435E-015" calcext:value-type="float">
            <text:p>-2.41E-015</text:p>
          </table:table-cell>
          <table:table-cell office:value-type="float" office:value="-2.401924711084E-016" calcext:value-type="float">
            <text:p>-2.40E-016</text:p>
          </table:table-cell>
          <table:table-cell office:value-type="float" office:value="8.006416144777E-017" calcext:value-type="float">
            <text:p>8.01E-017</text:p>
          </table:table-cell>
          <table:table-cell office:value-type="float" office:value="-1.601283195868E-017" calcext:value-type="float">
            <text:p>-1.60E-017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.8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8" calcext:value-type="float">
            <text:p>5.8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3.469446951954E-018" calcext:value-type="float">
            <text:p>-3.47E-018</text:p>
          </table:table-cell>
          <table:table-cell office:value-type="float" office:value="1.457167719821E-016" calcext:value-type="float">
            <text:p>1.46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516505451898E-015" calcext:value-type="float">
            <text:p>-2.52E-015</text:p>
          </table:table-cell>
          <table:table-cell office:value-type="float" office:value="-1.601283195868E-017" calcext:value-type="float">
            <text:p>-1.60E-017</text:p>
          </table:table-cell>
          <table:table-cell office:value-type="float" office:value="5.604491433693E-016" calcext:value-type="float">
            <text:p>5.60E-016</text:p>
          </table:table-cell>
          <table:table-cell office:value-type="float" office:value="-4.80384975304E-017" calcext:value-type="float">
            <text:p>-4.80E-01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.9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9" calcext:value-type="float">
            <text:p>5.9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2.532696274926E-016" calcext:value-type="float">
            <text:p>2.5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516505451898E-015" calcext:value-type="float">
            <text:p>-2.52E-015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.0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60" calcext:value-type="float">
            <text:p>6.0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1.040834085586E-017" calcext:value-type="float">
            <text:p>1.04E-017</text:p>
          </table:table-cell>
          <table:table-cell office:value-type="float" office:value="5.898059818321E-017" calcext:value-type="float">
            <text:p>5.90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479498158916E-015" calcext:value-type="float">
            <text:p>-2.48E-015</text:p>
          </table:table-cell>
          <table:table-cell office:value-type="float" office:value="-3.202566457911E-016" calcext:value-type="float">
            <text:p>-3.20E-016</text:p>
          </table:table-cell>
          <table:table-cell office:value-type="float" office:value="-7.686159604865E-016" calcext:value-type="float">
            <text:p>-7.69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.1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61" calcext:value-type="float">
            <text:p>6.1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3.469446951954E-018" calcext:value-type="float">
            <text:p>3.47E-018</text:p>
          </table:table-cell>
          <table:table-cell office:value-type="float" office:value="-1.040834085586E-017" calcext:value-type="float">
            <text:p>-1.04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331468351713E-015" calcext:value-type="float">
            <text:p>-2.33E-015</text:p>
          </table:table-cell>
          <table:table-cell office:value-type="float" office:value="4.80384975304E-017" calcext:value-type="float">
            <text:p>4.80E-017</text:p>
          </table:table-cell>
          <table:table-cell office:value-type="float" office:value="4.963977824473E-016" calcext:value-type="float">
            <text:p>4.96E-016</text:p>
          </table:table-cell>
          <table:table-cell office:value-type="float" office:value="-1.601283195868E-017" calcext:value-type="float">
            <text:p>-1.60E-01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.2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62" calcext:value-type="float">
            <text:p>6.2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6.938893903907E-018" calcext:value-type="float">
            <text:p>6.94E-018</text:p>
          </table:table-cell>
          <table:table-cell office:value-type="float" office:value="1.665334536938E-016" calcext:value-type="float">
            <text:p>1.67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331468351713E-015" calcext:value-type="float">
            <text:p>-2.33E-015</text:p>
          </table:table-cell>
          <table:table-cell office:value-type="float" office:value="-1.761411498911E-016" calcext:value-type="float">
            <text:p>-1.76E-016</text:p>
          </table:table-cell>
          <table:table-cell office:value-type="float" office:value="-5.604491433693E-016" calcext:value-type="float">
            <text:p>-5.60E-016</text:p>
          </table:table-cell>
          <table:table-cell office:value-type="float" office:value="-1.601283195868E-017" calcext:value-type="float">
            <text:p>-1.60E-017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.3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63" calcext:value-type="float">
            <text:p>6.3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1" calcext:value-type="float">
            <text:p>1.00E+000</text:p>
          </table:table-cell>
          <table:table-cell table:number-columns-repeated="3"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table:number-columns-repeated="4" office:value-type="float" office:value="0" calcext:value-type="float">
            <text:p>0.00E+00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.4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64" calcext:value-type="float">
            <text:p>6.40E+001</text:p>
          </table:table-cell>
          <table:table-cell office:value-type="float" office:value="0" calcext:value-type="float">
            <text:p>0.00E+000</text:p>
          </table:table-cell>
        </table:table-row>
      </table:table>
      <table:table table:name="64x64_t1000" table:style-name="ta1">
        <table:table-column table:style-name="co1" table:number-columns-repeated="9" table:default-cell-style-name="ce1"/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table:style-name="Default" office:value-type="string" calcext:value-type="string">
            <text:p>flag</text:p>
          </table:table-cell>
          <table:table-cell table:style-name="Default" office:value-type="string" calcext:value-type="string">
            <text:p>velocity:0</text:p>
          </table:table-cell>
          <table:table-cell table:style-name="Default" office:value-type="string" calcext:value-type="string">
            <text:p>velocity:1</text:p>
          </table:table-cell>
          <table:table-cell table:style-name="Default" office:value-type="string" calcext:value-type="string">
            <text:p>velocity:2</text:p>
          </table:table-cell>
          <table:table-cell table:style-name="Default" office:value-type="string" calcext:value-type="string">
            <text:p>density</text:p>
          </table:table-cell>
          <table:table-cell table:style-name="Default" office:value-type="string" calcext:value-type="string">
            <text:p>pressure</text:p>
          </table:table-cell>
          <table:table-cell table:style-name="Default" office:value-type="string" calcext:value-type="string">
            <text:p>s_xx</text:p>
          </table:table-cell>
          <table:table-cell table:style-name="Default" office:value-type="string" calcext:value-type="string">
            <text:p>s_yy</text:p>
          </table:table-cell>
          <table:table-cell table:style-name="Default" office:value-type="string" calcext:value-type="string">
            <text:p>s_xy</text:p>
          </table:table-cell>
          <table:table-cell office:value-type="string" calcext:value-type="string">
            <text:p>vtkValidPointMask</text:p>
          </table:table-cell>
          <table:table-cell table:style-name="Default" office:value-type="string" calcext:value-type="string">
            <text:p>arc_length</text:p>
          </table:table-cell>
          <table:table-cell table:style-name="Default" office:value-type="string" calcext:value-type="string">
            <text:p>Points:0</text:p>
          </table:table-cell>
          <table:table-cell table:style-name="Default" office:value-type="string" calcext:value-type="string">
            <text:p>Points:1</text:p>
          </table:table-cell>
          <table:table-cell table:style-name="Default" office:value-type="string" calcext:value-type="string">
            <text:p>Points:2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4800905287266" calcext:value-type="float">
            <text:p>4.80E-002</text:p>
          </table:table-cell>
          <table:table-cell office:value-type="float" office:value="-4.371503159462E-016" calcext:value-type="float">
            <text:p>-4.37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590520334323" calcext:value-type="float">
            <text:p>-2.59E-014</text:p>
          </table:table-cell>
          <table:table-cell office:value-type="float" office:value="0.00008728823740967" calcext:value-type="float">
            <text:p>8.73E-005</text:p>
          </table:table-cell>
          <table:table-cell office:value-type="float" office:value="-7.045645995645E-016" calcext:value-type="float">
            <text:p>-7.05E-016</text:p>
          </table:table-cell>
          <table:table-cell office:value-type="float" office:value="-0.003981594461948" calcext:value-type="float">
            <text:p>-3.98E-0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E+000</text:p>
          </table:table-cell>
          <table:table-cell office:value-type="float" office:value="32" calcext:value-type="float">
            <text:p>3.20E+001</text:p>
          </table:table-cell>
          <table:table-cell table:number-columns-repeated="2"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4404690489173" calcext:value-type="float">
            <text:p>4.40E-002</text:p>
          </table:table-cell>
          <table:table-cell office:value-type="float" office:value="-6.245004513517E-017" calcext:value-type="float">
            <text:p>-6.25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590520334323" calcext:value-type="float">
            <text:p>-2.59E-014</text:p>
          </table:table-cell>
          <table:table-cell office:value-type="float" office:value="-0.00005427036012406" calcext:value-type="float">
            <text:p>-5.43E-005</text:p>
          </table:table-cell>
          <table:table-cell office:value-type="float" office:value="3.202566391736E-017" calcext:value-type="float">
            <text:p>3.20E-017</text:p>
          </table:table-cell>
          <table:table-cell office:value-type="float" office:value="-0.003942121751606" calcext:value-type="float">
            <text:p>-3.94E-003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1" calcext:value-type="float">
            <text:p>1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401433929801" calcext:value-type="float">
            <text:p>4.01E-002</text:p>
          </table:table-cell>
          <table:table-cell office:value-type="float" office:value="-5.412337245048E-016" calcext:value-type="float">
            <text:p>-5.41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58311896043" calcext:value-type="float">
            <text:p>-2.58E-014</text:p>
          </table:table-cell>
          <table:table-cell office:value-type="float" office:value="0.00002222656803497" calcext:value-type="float">
            <text:p>2.22E-005</text:p>
          </table:table-cell>
          <table:table-cell office:value-type="float" office:value="1.601283228955E-016" calcext:value-type="float">
            <text:p>1.60E-016</text:p>
          </table:table-cell>
          <table:table-cell office:value-type="float" office:value="-0.003864342579618" calcext:value-type="float">
            <text:p>-3.86E-0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2" calcext:value-type="float">
            <text:p>2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3633569553494" calcext:value-type="float">
            <text:p>3.63E-002</text:p>
          </table:table-cell>
          <table:table-cell office:value-type="float" office:value="1.422473250301E-016" calcext:value-type="float">
            <text:p>1.42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586819647377" calcext:value-type="float">
            <text:p>-2.59E-014</text:p>
          </table:table-cell>
          <table:table-cell office:value-type="float" office:value="-0.00001862329190772" calcext:value-type="float">
            <text:p>-1.86E-005</text:p>
          </table:table-cell>
          <table:table-cell office:value-type="float" office:value="5.124106226778E-016" calcext:value-type="float">
            <text:p>5.12E-016</text:p>
          </table:table-cell>
          <table:table-cell office:value-type="float" office:value="-0.003750533796847" calcext:value-type="float">
            <text:p>-3.75E-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3" calcext:value-type="float">
            <text:p>3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3265821561217" calcext:value-type="float">
            <text:p>3.27E-002</text:p>
          </table:table-cell>
          <table:table-cell office:value-type="float" office:value="-3.816391647149E-017" calcext:value-type="float">
            <text:p>-3.82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09024107869" calcext:value-type="float">
            <text:p>-2.61E-014</text:p>
          </table:table-cell>
          <table:table-cell office:value-type="float" office:value="0.000003851337623928" calcext:value-type="float">
            <text:p>3.85E-006</text:p>
          </table:table-cell>
          <table:table-cell office:value-type="float" office:value="-1.601283228955E-016" calcext:value-type="float">
            <text:p>-1.60E-016</text:p>
          </table:table-cell>
          <table:table-cell office:value-type="float" office:value="-0.003603970399126" calcext:value-type="float">
            <text:p>-3.60E-0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4" calcext:value-type="float">
            <text:p>4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291416477412" calcext:value-type="float">
            <text:p>2.91E-002</text:p>
          </table:table-cell>
          <table:table-cell office:value-type="float" office:value="2.185751579731E-016" calcext:value-type="float">
            <text:p>2.19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12724794816" calcext:value-type="float">
            <text:p>-2.61E-014</text:p>
          </table:table-cell>
          <table:table-cell office:value-type="float" office:value="-0.000007708118573646" calcext:value-type="float">
            <text:p>-7.71E-006</text:p>
          </table:table-cell>
          <table:table-cell office:value-type="float" office:value="-5.444363031388E-016" calcext:value-type="float">
            <text:p>-5.44E-016</text:p>
          </table:table-cell>
          <table:table-cell office:value-type="float" office:value="-0.003428770927712" calcext:value-type="float">
            <text:p>-3.43E-0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5" calcext:value-type="float">
            <text:p>5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2581224963069" calcext:value-type="float">
            <text:p>2.58E-002</text:p>
          </table:table-cell>
          <table:table-cell office:value-type="float" office:value="-7.979727989493E-017" calcext:value-type="float">
            <text:p>-7.98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05323420923" calcext:value-type="float">
            <text:p>-2.61E-014</text:p>
          </table:table-cell>
          <table:table-cell office:value-type="float" office:value="-0.0000008793675192464" calcext:value-type="float">
            <text:p>-8.79E-007</text:p>
          </table:table-cell>
          <table:table-cell office:value-type="float" office:value="3.843079802432E-016" calcext:value-type="float">
            <text:p>3.84E-016</text:p>
          </table:table-cell>
          <table:table-cell office:value-type="float" office:value="-0.003229705384001" calcext:value-type="float">
            <text:p>-3.23E-0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6" calcext:value-type="float">
            <text:p>6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2269128710032" calcext:value-type="float">
            <text:p>2.27E-002</text:p>
          </table:table-cell>
          <table:table-cell office:value-type="float" office:value="4.406197628981E-016" calcext:value-type="float">
            <text:p>4.41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597921877623" calcext:value-type="float">
            <text:p>-2.60E-014</text:p>
          </table:table-cell>
          <table:table-cell office:value-type="float" office:value="-0.000003932118488592" calcext:value-type="float">
            <text:p>-3.93E-006</text:p>
          </table:table-cell>
          <table:table-cell office:value-type="float" office:value="7.52603120256E-016" calcext:value-type="float">
            <text:p>7.53E-016</text:p>
          </table:table-cell>
          <table:table-cell office:value-type="float" office:value="-0.003011981025338" calcext:value-type="float">
            <text:p>-3.01E-0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7" calcext:value-type="float">
            <text:p>7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1979470811784" calcext:value-type="float">
            <text:p>1.98E-002</text:p>
          </table:table-cell>
          <table:table-cell office:value-type="float" office:value="4.267419750903E-016" calcext:value-type="float">
            <text:p>4.27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590520334323" calcext:value-type="float">
            <text:p>-2.59E-014</text:p>
          </table:table-cell>
          <table:table-cell office:value-type="float" office:value="-0.000001662863041929" calcext:value-type="float">
            <text:p>-1.66E-006</text:p>
          </table:table-cell>
          <table:table-cell office:value-type="float" office:value="1.15292386132E-015" calcext:value-type="float">
            <text:p>1.15E-015</text:p>
          </table:table-cell>
          <table:table-cell office:value-type="float" office:value="-0.002781016984954" calcext:value-type="float">
            <text:p>-2.78E-0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8" calcext:value-type="float">
            <text:p>8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1713304780424" calcext:value-type="float">
            <text:p>1.71E-002</text:p>
          </table:table-cell>
          <table:table-cell office:value-type="float" office:value="9.818534874029E-016" calcext:value-type="float">
            <text:p>9.82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09024107869" calcext:value-type="float">
            <text:p>-2.61E-014</text:p>
          </table:table-cell>
          <table:table-cell office:value-type="float" office:value="-0.000002284970150868" calcext:value-type="float">
            <text:p>-2.28E-006</text:p>
          </table:table-cell>
          <table:table-cell office:value-type="float" office:value="-2.882309653301E-016" calcext:value-type="float">
            <text:p>-2.88E-016</text:p>
          </table:table-cell>
          <table:table-cell office:value-type="float" office:value="-0.002542225411162" calcext:value-type="float">
            <text:p>-2.54E-00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9" calcext:value-type="float">
            <text:p>9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1471153087914" calcext:value-type="float">
            <text:p>1.47E-002</text:p>
          </table:table-cell>
          <table:table-cell office:value-type="float" office:value="5.932754287841E-016" calcext:value-type="float">
            <text:p>5.9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05323420923" calcext:value-type="float">
            <text:p>-2.61E-014</text:p>
          </table:table-cell>
          <table:table-cell office:value-type="float" office:value="-0.000001391658315697" calcext:value-type="float">
            <text:p>-1.39E-006</text:p>
          </table:table-cell>
          <table:table-cell office:value-type="float" office:value="-3.522822997823E-016" calcext:value-type="float">
            <text:p>-3.52E-016</text:p>
          </table:table-cell>
          <table:table-cell office:value-type="float" office:value="-0.002300805877894" calcext:value-type="float">
            <text:p>-2.30E-00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.0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0" calcext:value-type="float">
            <text:p>1.0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1253037713468" calcext:value-type="float">
            <text:p>1.25E-002</text:p>
          </table:table-cell>
          <table:table-cell office:value-type="float" office:value="8.083811398052E-016" calcext:value-type="float">
            <text:p>8.08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01622564569" calcext:value-type="float">
            <text:p>-2.60E-014</text:p>
          </table:table-cell>
          <table:table-cell office:value-type="float" office:value="-0.000001369760411762" calcext:value-type="float">
            <text:p>-1.37E-006</text:p>
          </table:table-cell>
          <table:table-cell office:value-type="float" office:value="-2.241796573477E-016" calcext:value-type="float">
            <text:p>-2.24E-016</text:p>
          </table:table-cell>
          <table:table-cell office:value-type="float" office:value="-0.002061567036435" calcext:value-type="float">
            <text:p>-2.06E-00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.1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1" calcext:value-type="float">
            <text:p>1.1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1058526430279" calcext:value-type="float">
            <text:p>1.06E-002</text:p>
          </table:table-cell>
          <table:table-cell office:value-type="float" office:value="3.71230823859E-016" calcext:value-type="float">
            <text:p>3.71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05323420923" calcext:value-type="float">
            <text:p>-2.61E-014</text:p>
          </table:table-cell>
          <table:table-cell office:value-type="float" office:value="-0.0000009408898336005" calcext:value-type="float">
            <text:p>-9.41E-007</text:p>
          </table:table-cell>
          <table:table-cell office:value-type="float" office:value="-8.006416144777E-017" calcext:value-type="float">
            <text:p>-8.01E-017</text:p>
          </table:table-cell>
          <table:table-cell office:value-type="float" office:value="-0.00182878295891" calcext:value-type="float">
            <text:p>-1.83E-00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.2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2" calcext:value-type="float">
            <text:p>1.2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8867915719748" calcext:value-type="float">
            <text:p>8.87E-003</text:p>
          </table:table-cell>
          <table:table-cell office:value-type="float" office:value="6.661338147751E-016" calcext:value-type="float">
            <text:p>6.66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586819647377" calcext:value-type="float">
            <text:p>-2.59E-014</text:p>
          </table:table-cell>
          <table:table-cell office:value-type="float" office:value="-0.0000007964331416588" calcext:value-type="float">
            <text:p>-7.96E-007</text:p>
          </table:table-cell>
          <table:table-cell office:value-type="float" office:value="-3.042438055606E-016" calcext:value-type="float">
            <text:p>-3.04E-016</text:p>
          </table:table-cell>
          <table:table-cell office:value-type="float" office:value="-0.001606088248082" calcext:value-type="float">
            <text:p>-1.61E-00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.3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3" calcext:value-type="float">
            <text:p>1.3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7366770878434" calcext:value-type="float">
            <text:p>7.37E-003</text:p>
          </table:table-cell>
          <table:table-cell office:value-type="float" office:value="2.567390744446E-016" calcext:value-type="float">
            <text:p>2.57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572016730184" calcext:value-type="float">
            <text:p>-2.57E-014</text:p>
          </table:table-cell>
          <table:table-cell office:value-type="float" office:value="-0.0000005625896051242" calcext:value-type="float">
            <text:p>-5.63E-007</text:p>
          </table:table-cell>
          <table:table-cell office:value-type="float" office:value="-7.52603120256E-016" calcext:value-type="float">
            <text:p>-7.53E-016</text:p>
          </table:table-cell>
          <table:table-cell office:value-type="float" office:value="-0.001396413426846" calcext:value-type="float">
            <text:p>-1.40E-00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.4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4" calcext:value-type="float">
            <text:p>1.4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6067703478038" calcext:value-type="float">
            <text:p>6.07E-003</text:p>
          </table:table-cell>
          <table:table-cell office:value-type="float" office:value="3.781697177629E-016" calcext:value-type="float">
            <text:p>3.78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553512956638" calcext:value-type="float">
            <text:p>-2.55E-014</text:p>
          </table:table-cell>
          <table:table-cell office:value-type="float" office:value="-0.0000004363856191958" calcext:value-type="float">
            <text:p>-4.36E-007</text:p>
          </table:table-cell>
          <table:table-cell office:value-type="float" office:value="-3.682951400128E-016" calcext:value-type="float">
            <text:p>-3.68E-016</text:p>
          </table:table-cell>
          <table:table-cell office:value-type="float" office:value="-0.001201961073093" calcext:value-type="float">
            <text:p>-1.20E-00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.5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5" calcext:value-type="float">
            <text:p>1.5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4954741802067" calcext:value-type="float">
            <text:p>4.95E-003</text:p>
          </table:table-cell>
          <table:table-cell office:value-type="float" office:value="-1.179611963664E-016" calcext:value-type="float">
            <text:p>-1.18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557213643584" calcext:value-type="float">
            <text:p>-2.56E-014</text:p>
          </table:table-cell>
          <table:table-cell office:value-type="float" office:value="-0.0000003053137902498" calcext:value-type="float">
            <text:p>-3.05E-007</text:p>
          </table:table-cell>
          <table:table-cell office:value-type="float" office:value="-7.846287477774E-016" calcext:value-type="float">
            <text:p>-7.85E-016</text:p>
          </table:table-cell>
          <table:table-cell office:value-type="float" office:value="-0.001024218625389" calcext:value-type="float">
            <text:p>-1.02E-00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.6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4010764416307" calcext:value-type="float">
            <text:p>4.01E-003</text:p>
          </table:table-cell>
          <table:table-cell office:value-type="float" office:value="-3.469446951954E-017" calcext:value-type="float">
            <text:p>-3.47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546111413338" calcext:value-type="float">
            <text:p>-2.55E-014</text:p>
          </table:table-cell>
          <table:table-cell office:value-type="float" office:value="-0.0000002225542345968" calcext:value-type="float">
            <text:p>-2.23E-007</text:p>
          </table:table-cell>
          <table:table-cell office:value-type="float" office:value="-1.921539901216E-016" calcext:value-type="float">
            <text:p>-1.92E-016</text:p>
          </table:table-cell>
          <table:table-cell office:value-type="float" office:value="-0.0008640012820251" calcext:value-type="float">
            <text:p>-8.64E-00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.7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7" calcext:value-type="float">
            <text:p>1.7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3218135330826" calcext:value-type="float">
            <text:p>3.22E-003</text:p>
          </table:table-cell>
          <table:table-cell office:value-type="float" office:value="-2.879640970121E-016" calcext:value-type="float">
            <text:p>-2.88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542410726392" calcext:value-type="float">
            <text:p>-2.54E-014</text:p>
          </table:table-cell>
          <table:table-cell office:value-type="float" office:value="-0.000000151744671939" calcext:value-type="float">
            <text:p>-1.52E-007</text:p>
          </table:table-cell>
          <table:table-cell office:value-type="float" office:value="1.921539901216E-016" calcext:value-type="float">
            <text:p>1.92E-016</text:p>
          </table:table-cell>
          <table:table-cell office:value-type="float" office:value="-0.0007215205696411" calcext:value-type="float">
            <text:p>-7.22E-00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.8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8" calcext:value-type="float">
            <text:p>1.8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2559268148616" calcext:value-type="float">
            <text:p>2.56E-003</text:p>
          </table:table-cell>
          <table:table-cell office:value-type="float" office:value="-1.873501354055E-016" calcext:value-type="float">
            <text:p>-1.87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549812269691" calcext:value-type="float">
            <text:p>-2.55E-014</text:p>
          </table:table-cell>
          <table:table-cell office:value-type="float" office:value="-0.0000001050783211554" calcext:value-type="float">
            <text:p>-1.05E-007</text:p>
          </table:table-cell>
          <table:table-cell office:value-type="float" office:value="3.202566391736E-017" calcext:value-type="float">
            <text:p>3.20E-017</text:p>
          </table:table-cell>
          <table:table-cell office:value-type="float" office:value="-0.0005964697338641" calcext:value-type="float">
            <text:p>-5.96E-00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.9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9" calcext:value-type="float">
            <text:p>1.9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2017094986513" calcext:value-type="float">
            <text:p>2.02E-003</text:p>
          </table:table-cell>
          <table:table-cell office:value-type="float" office:value="-6.591949208712E-017" calcext:value-type="float">
            <text:p>-6.5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560914499938" calcext:value-type="float">
            <text:p>-2.56E-014</text:p>
          </table:table-cell>
          <table:table-cell office:value-type="float" office:value="-0.00000006930476814659" calcext:value-type="float">
            <text:p>-6.93E-008</text:p>
          </table:table-cell>
          <table:table-cell office:value-type="float" office:value="4.803849422168E-016" calcext:value-type="float">
            <text:p>4.80E-016</text:p>
          </table:table-cell>
          <table:table-cell office:value-type="float" office:value="-0.0004881190834567" calcext:value-type="float">
            <text:p>-4.88E-00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.0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0" calcext:value-type="float">
            <text:p>2.0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1575440866873" calcext:value-type="float">
            <text:p>1.58E-003</text:p>
          </table:table-cell>
          <table:table-cell office:value-type="float" office:value="-1.734723475977E-017" calcext:value-type="float">
            <text:p>-1.73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572016730184" calcext:value-type="float">
            <text:p>-2.57E-014</text:p>
          </table:table-cell>
          <table:table-cell office:value-type="float" office:value="-0.00000004581571744211" calcext:value-type="float">
            <text:p>-4.58E-008</text:p>
          </table:table-cell>
          <table:table-cell office:value-type="float" office:value="-3.202566457911E-016" calcext:value-type="float">
            <text:p>-3.20E-016</text:p>
          </table:table-cell>
          <table:table-cell office:value-type="float" office:value="-0.0003954145358875" calcext:value-type="float">
            <text:p>-3.95E-00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.1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1" calcext:value-type="float">
            <text:p>2.1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1219299039803" calcext:value-type="float">
            <text:p>1.22E-003</text:p>
          </table:table-cell>
          <table:table-cell office:value-type="float" office:value="1.040834085586E-017" calcext:value-type="float">
            <text:p>1.04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560914499938" calcext:value-type="float">
            <text:p>-2.56E-014</text:p>
          </table:table-cell>
          <table:table-cell office:value-type="float" office:value="-0.00000002912346097617" calcext:value-type="float">
            <text:p>-2.91E-008</text:p>
          </table:table-cell>
          <table:table-cell office:value-type="float" office:value="1.601283228955E-016" calcext:value-type="float">
            <text:p>1.60E-016</text:p>
          </table:table-cell>
          <table:table-cell office:value-type="float" office:value="-0.0003170738636982" calcext:value-type="float">
            <text:p>-3.17E-00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.2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2" calcext:value-type="float">
            <text:p>2.2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9350161417387" calcext:value-type="float">
            <text:p>9.35E-004</text:p>
          </table:table-cell>
          <table:table-cell office:value-type="float" office:value="-1.006139616067E-016" calcext:value-type="float">
            <text:p>-1.01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590520334323" calcext:value-type="float">
            <text:p>-2.59E-014</text:p>
          </table:table-cell>
          <table:table-cell office:value-type="float" office:value="-0.00000001842325048074" calcext:value-type="float">
            <text:p>-1.84E-008</text:p>
          </table:table-cell>
          <table:table-cell office:value-type="float" office:value="-5.604491433693E-016" calcext:value-type="float">
            <text:p>-5.60E-016</text:p>
          </table:table-cell>
          <table:table-cell office:value-type="float" office:value="-0.0002516749955248" calcext:value-type="float">
            <text:p>-2.52E-00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.3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3" calcext:value-type="float">
            <text:p>2.3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7103918469511" calcext:value-type="float">
            <text:p>7.10E-004</text:p>
          </table:table-cell>
          <table:table-cell office:value-type="float" office:value="-2.25514051877E-016" calcext:value-type="float">
            <text:p>-2.26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09024107869" calcext:value-type="float">
            <text:p>-2.61E-014</text:p>
          </table:table-cell>
          <table:table-cell office:value-type="float" office:value="-0.00000001126461146583" calcext:value-type="float">
            <text:p>-1.13E-008</text:p>
          </table:table-cell>
          <table:table-cell office:value-type="float" office:value="-3.522822997823E-016" calcext:value-type="float">
            <text:p>-3.52E-016</text:p>
          </table:table-cell>
          <table:table-cell office:value-type="float" office:value="-0.0001977343199542" calcext:value-type="float">
            <text:p>-1.98E-00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.4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4" calcext:value-type="float">
            <text:p>2.4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5347083206289" calcext:value-type="float">
            <text:p>5.35E-004</text:p>
          </table:table-cell>
          <table:table-cell office:value-type="float" office:value="-1.908195823574E-016" calcext:value-type="float">
            <text:p>-1.91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16425651169" calcext:value-type="float">
            <text:p>-2.62E-014</text:p>
          </table:table-cell>
          <table:table-cell office:value-type="float" office:value="-0.000000006826695653217" calcext:value-type="float">
            <text:p>-6.83E-009</text:p>
          </table:table-cell>
          <table:table-cell office:value-type="float" office:value="9.607698844336E-016" calcext:value-type="float">
            <text:p>9.61E-016</text:p>
          </table:table-cell>
          <table:table-cell office:value-type="float" office:value="-0.0001537716743769" calcext:value-type="float">
            <text:p>-1.54E-00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.5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5" calcext:value-type="float">
            <text:p>2.5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3987006202806" calcext:value-type="float">
            <text:p>3.99E-004</text:p>
          </table:table-cell>
          <table:table-cell table:number-columns-repeated="2"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12724794816" calcext:value-type="float">
            <text:p>-2.61E-014</text:p>
          </table:table-cell>
          <table:table-cell office:value-type="float" office:value="-0.00000000401023037" calcext:value-type="float">
            <text:p>-4.01E-009</text:p>
          </table:table-cell>
          <table:table-cell office:value-type="float" office:value="-2.081668171172E-016" calcext:value-type="float">
            <text:p>-2.08E-016</text:p>
          </table:table-cell>
          <table:table-cell office:value-type="float" office:value="-0.0001183620552183" calcext:value-type="float">
            <text:p>-1.18E-00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.6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6" calcext:value-type="float">
            <text:p>2.6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2944823645521" calcext:value-type="float">
            <text:p>2.94E-004</text:p>
          </table:table-cell>
          <table:table-cell office:value-type="float" office:value="1.595945597899E-016" calcext:value-type="float">
            <text:p>1.60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12724794816" calcext:value-type="float">
            <text:p>-2.61E-014</text:p>
          </table:table-cell>
          <table:table-cell office:value-type="float" office:value="-0.000000002329591186623" calcext:value-type="float">
            <text:p>-2.33E-009</text:p>
          </table:table-cell>
          <table:table-cell office:value-type="float" office:value="-1.761411498911E-016" calcext:value-type="float">
            <text:p>-1.76E-016</text:p>
          </table:table-cell>
          <table:table-cell office:value-type="float" office:value="-0.00009017362026498" calcext:value-type="float">
            <text:p>-9.02E-00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.7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7" calcext:value-type="float">
            <text:p>2.7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2154399262508" calcext:value-type="float">
            <text:p>2.15E-004</text:p>
          </table:table-cell>
          <table:table-cell office:value-type="float" office:value="4.163336342344E-017" calcext:value-type="float">
            <text:p>4.16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05323420923" calcext:value-type="float">
            <text:p>-2.61E-014</text:p>
          </table:table-cell>
          <table:table-cell office:value-type="float" office:value="-0.000000001313704478534" calcext:value-type="float">
            <text:p>-1.31E-009</text:p>
          </table:table-cell>
          <table:table-cell office:value-type="float" office:value="2.401924711084E-016" calcext:value-type="float">
            <text:p>2.40E-016</text:p>
          </table:table-cell>
          <table:table-cell office:value-type="float" office:value="-0.00006799326365581" calcext:value-type="float">
            <text:p>-6.80E-00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.8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8" calcext:value-type="float">
            <text:p>2.8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1561061653774" calcext:value-type="float">
            <text:p>1.56E-004</text:p>
          </table:table-cell>
          <table:table-cell office:value-type="float" office:value="2.359223927328E-016" calcext:value-type="float">
            <text:p>2.36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12724794816" calcext:value-type="float">
            <text:p>-2.61E-014</text:p>
          </table:table-cell>
          <table:table-cell office:value-type="float" office:value="-0.0000000007317156325293" calcext:value-type="float">
            <text:p>-7.32E-010</text:p>
          </table:table-cell>
          <table:table-cell office:value-type="float" office:value="-5.764619306602E-016" calcext:value-type="float">
            <text:p>-5.76E-016</text:p>
          </table:table-cell>
          <table:table-cell office:value-type="float" office:value="-0.00005074107320979" calcext:value-type="float">
            <text:p>-5.07E-00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.9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9" calcext:value-type="float">
            <text:p>2.9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1120247034123" calcext:value-type="float">
            <text:p>1.12E-004</text:p>
          </table:table-cell>
          <table:table-cell office:value-type="float" office:value="-1.040834085586E-016" calcext:value-type="float">
            <text:p>-1.04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16425651169" calcext:value-type="float">
            <text:p>-2.62E-014</text:p>
          </table:table-cell>
          <table:table-cell office:value-type="float" office:value="-0.0000000003958600391929" calcext:value-type="float">
            <text:p>-3.96E-010</text:p>
          </table:table-cell>
          <table:table-cell office:value-type="float" office:value="-5.924747708907E-016" calcext:value-type="float">
            <text:p>-5.92E-016</text:p>
          </table:table-cell>
          <table:table-cell office:value-type="float" office:value="-0.00003747557275346" calcext:value-type="float">
            <text:p>-3.75E-00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.0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0" calcext:value-type="float">
            <text:p>3.0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7961237861309" calcext:value-type="float">
            <text:p>7.96E-005</text:p>
          </table:table-cell>
          <table:table-cell table:number-columns-repeated="2"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05323420923" calcext:value-type="float">
            <text:p>-2.61E-014</text:p>
          </table:table-cell>
          <table:table-cell office:value-type="float" office:value="-0.0000000002114362157579" calcext:value-type="float">
            <text:p>-2.11E-010</text:p>
          </table:table-cell>
          <table:table-cell office:value-type="float" office:value="-7.365902800255E-016" calcext:value-type="float">
            <text:p>-7.37E-016</text:p>
          </table:table-cell>
          <table:table-cell office:value-type="float" office:value="-0.00002739168303378" calcext:value-type="float">
            <text:p>-2.74E-00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.1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1" calcext:value-type="float">
            <text:p>3.1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5602655437542" calcext:value-type="float">
            <text:p>5.60E-005</text:p>
          </table:table-cell>
          <table:table-cell office:value-type="float" office:value="-3.226585665317E-016" calcext:value-type="float">
            <text:p>-3.2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597921877623" calcext:value-type="float">
            <text:p>-2.60E-014</text:p>
          </table:table-cell>
          <table:table-cell office:value-type="float" office:value="-0.0000000001096732288319" calcext:value-type="float">
            <text:p>-1.10E-010</text:p>
          </table:table-cell>
          <table:table-cell office:value-type="float" office:value="-1.281026556694E-016" calcext:value-type="float">
            <text:p>-1.28E-016</text:p>
          </table:table-cell>
          <table:table-cell office:value-type="float" office:value="-0.00001981332388823" calcext:value-type="float">
            <text:p>-1.98E-0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2" calcext:value-type="float">
            <text:p>3.2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3904157711077" calcext:value-type="float">
            <text:p>3.90E-005</text:p>
          </table:table-cell>
          <table:table-cell office:value-type="float" office:value="-4.614364446098E-016" calcext:value-type="float">
            <text:p>-4.61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09024107869" calcext:value-type="float">
            <text:p>-2.61E-014</text:p>
          </table:table-cell>
          <table:table-cell office:value-type="float" office:value="-0.00000000005617909956679" calcext:value-type="float">
            <text:p>-5.62E-011</text:p>
          </table:table-cell>
          <table:table-cell office:value-type="float" office:value="-5.124106226778E-016" calcext:value-type="float">
            <text:p>-5.12E-016</text:p>
          </table:table-cell>
          <table:table-cell office:value-type="float" office:value="-0.0000141824102684" calcext:value-type="float">
            <text:p>-1.42E-00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.3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3" calcext:value-type="float">
            <text:p>3.3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2693733586057" calcext:value-type="float">
            <text:p>2.69E-005</text:p>
          </table:table-cell>
          <table:table-cell office:value-type="float" office:value="-6.00214322688E-016" calcext:value-type="float">
            <text:p>-6.00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20126338115" calcext:value-type="float">
            <text:p>-2.62E-014</text:p>
          </table:table-cell>
          <table:table-cell office:value-type="float" office:value="-0.00000000002792165457177" calcext:value-type="float">
            <text:p>-2.79E-011</text:p>
          </table:table-cell>
          <table:table-cell office:value-type="float" office:value="-4.643721549259E-016" calcext:value-type="float">
            <text:p>-4.64E-016</text:p>
          </table:table-cell>
          <table:table-cell office:value-type="float" office:value="-0.0000100457427834" calcext:value-type="float">
            <text:p>-1.00E-00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.4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4" calcext:value-type="float">
            <text:p>3.4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1840134245867" calcext:value-type="float">
            <text:p>1.84E-005</text:p>
          </table:table-cell>
          <table:table-cell office:value-type="float" office:value="-7.736866702857E-016" calcext:value-type="float">
            <text:p>-7.74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09024107869" calcext:value-type="float">
            <text:p>-2.61E-014</text:p>
          </table:table-cell>
          <table:table-cell office:value-type="float" office:value="-0.00000000001371867376643" calcext:value-type="float">
            <text:p>-1.37E-011</text:p>
          </table:table-cell>
          <table:table-cell office:value-type="float" office:value="-3.522822997823E-016" calcext:value-type="float">
            <text:p>-3.52E-016</text:p>
          </table:table-cell>
          <table:table-cell office:value-type="float" office:value="-0.00000704106014382" calcext:value-type="float">
            <text:p>-7.04E-00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.5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5" calcext:value-type="float">
            <text:p>3.5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1244473696715" calcext:value-type="float">
            <text:p>1.24E-005</text:p>
          </table:table-cell>
          <table:table-cell office:value-type="float" office:value="-9.992007221626E-016" calcext:value-type="float">
            <text:p>-9.99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16425651169" calcext:value-type="float">
            <text:p>-2.62E-014</text:p>
          </table:table-cell>
          <table:table-cell office:value-type="float" office:value="-0.00000000000652775923593" calcext:value-type="float">
            <text:p>-6.53E-012</text:p>
          </table:table-cell>
          <table:table-cell office:value-type="float" office:value="-4.163336342344E-016" calcext:value-type="float">
            <text:p>-4.16E-016</text:p>
          </table:table-cell>
          <table:table-cell office:value-type="float" office:value="-0.00000488317300551" calcext:value-type="float">
            <text:p>-4.88E-00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.6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6" calcext:value-type="float">
            <text:p>3.6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0833176454762" calcext:value-type="float">
            <text:p>8.33E-006</text:p>
          </table:table-cell>
          <table:table-cell office:value-type="float" office:value="-9.332812300755E-016" calcext:value-type="float">
            <text:p>-9.3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09024107869" calcext:value-type="float">
            <text:p>-2.61E-014</text:p>
          </table:table-cell>
          <table:table-cell office:value-type="float" office:value="-0.000000000003077394025372" calcext:value-type="float">
            <text:p>-3.08E-012</text:p>
          </table:table-cell>
          <table:table-cell office:value-type="float" office:value="-1.761411498911E-016" calcext:value-type="float">
            <text:p>-1.76E-016</text:p>
          </table:table-cell>
          <table:table-cell office:value-type="float" office:value="-0.000003350871111252" calcext:value-type="float">
            <text:p>-3.35E-00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.7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7" calcext:value-type="float">
            <text:p>3.7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05521751063498" calcext:value-type="float">
            <text:p>5.52E-006</text:p>
          </table:table-cell>
          <table:table-cell office:value-type="float" office:value="-1.124100812433E-015" calcext:value-type="float">
            <text:p>-1.12E-015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16425651169" calcext:value-type="float">
            <text:p>-2.62E-014</text:p>
          </table:table-cell>
          <table:table-cell office:value-type="float" office:value="-0.000000000001400482269216" calcext:value-type="float">
            <text:p>-1.40E-012</text:p>
          </table:table-cell>
          <table:table-cell office:value-type="float" office:value="-3.843079802432E-016" calcext:value-type="float">
            <text:p>-3.84E-016</text:p>
          </table:table-cell>
          <table:table-cell office:value-type="float" office:value="-0.000002275033011756" calcext:value-type="float">
            <text:p>-2.28E-00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.8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8" calcext:value-type="float">
            <text:p>3.8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03622252279456" calcext:value-type="float">
            <text:p>3.62E-006</text:p>
          </table:table-cell>
          <table:table-cell office:value-type="float" office:value="-1.020017403874E-015" calcext:value-type="float">
            <text:p>-1.02E-015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27527881415" calcext:value-type="float">
            <text:p>-2.63E-014</text:p>
          </table:table-cell>
          <table:table-cell office:value-type="float" office:value="-0.0000000000006340921169211" calcext:value-type="float">
            <text:p>-6.34E-013</text:p>
          </table:table-cell>
          <table:table-cell office:value-type="float" office:value="2.722181515694E-016" calcext:value-type="float">
            <text:p>2.72E-016</text:p>
          </table:table-cell>
          <table:table-cell office:value-type="float" office:value="-0.000001528178813714" calcext:value-type="float">
            <text:p>-1.53E-00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.9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9" calcext:value-type="float">
            <text:p>3.9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02351883040319" calcext:value-type="float">
            <text:p>2.35E-006</text:p>
          </table:table-cell>
          <table:table-cell office:value-type="float" office:value="-9.74914593499E-016" calcext:value-type="float">
            <text:p>-9.75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34929255308" calcext:value-type="float">
            <text:p>-2.63E-014</text:p>
          </table:table-cell>
          <table:table-cell office:value-type="float" office:value="-0.0000000000002754687482894" calcext:value-type="float">
            <text:p>-2.75E-013</text:p>
          </table:table-cell>
          <table:table-cell office:value-type="float" office:value="4.643721549259E-016" calcext:value-type="float">
            <text:p>4.64E-016</text:p>
          </table:table-cell>
          <table:table-cell office:value-type="float" office:value="-0.000001015543830363" calcext:value-type="float">
            <text:p>-1.02E-00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.0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0" calcext:value-type="float">
            <text:p>4.0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01511335199211" calcext:value-type="float">
            <text:p>1.51E-006</text:p>
          </table:table-cell>
          <table:table-cell office:value-type="float" office:value="-8.049116928532E-016" calcext:value-type="float">
            <text:p>-8.05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42330798608" calcext:value-type="float">
            <text:p>-2.64E-014</text:p>
          </table:table-cell>
          <table:table-cell office:value-type="float" office:value="-0.0000000000001201122534766" calcext:value-type="float">
            <text:p>-1.20E-013</text:p>
          </table:table-cell>
          <table:table-cell office:value-type="float" office:value="-9.127314696213E-016" calcext:value-type="float">
            <text:p>-9.13E-016</text:p>
          </table:table-cell>
          <table:table-cell office:value-type="float" office:value="-0.0000006676395400973" calcext:value-type="float">
            <text:p>-6.68E-00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.1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1" calcext:value-type="float">
            <text:p>4.1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009611397899789" calcext:value-type="float">
            <text:p>9.61E-007</text:p>
          </table:table-cell>
          <table:table-cell office:value-type="float" office:value="-9.506284648353E-016" calcext:value-type="float">
            <text:p>-9.51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42330798608" calcext:value-type="float">
            <text:p>-2.64E-014</text:p>
          </table:table-cell>
          <table:table-cell office:value-type="float" office:value="-0.00000000000004933553565678" calcext:value-type="float">
            <text:p>-4.93E-014</text:p>
          </table:table-cell>
          <table:table-cell office:value-type="float" office:value="8.166544282384E-016" calcext:value-type="float">
            <text:p>8.17E-016</text:p>
          </table:table-cell>
          <table:table-cell office:value-type="float" office:value="-0.0000004341945611941" calcext:value-type="float">
            <text:p>-4.34E-00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.2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2" calcext:value-type="float">
            <text:p>4.2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006048742875464" calcext:value-type="float">
            <text:p>6.05E-007</text:p>
          </table:table-cell>
          <table:table-cell office:value-type="float" office:value="-7.4593109467E-016" calcext:value-type="float">
            <text:p>-7.46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53433028854" calcext:value-type="float">
            <text:p>-2.65E-014</text:p>
          </table:table-cell>
          <table:table-cell office:value-type="float" office:value="-0.00000000000002107288715541" calcext:value-type="float">
            <text:p>-2.11E-014</text:p>
          </table:table-cell>
          <table:table-cell office:value-type="float" office:value="6.405132783472E-017" calcext:value-type="float">
            <text:p>6.41E-017</text:p>
          </table:table-cell>
          <table:table-cell office:value-type="float" office:value="-0.0000002793219380237" calcext:value-type="float">
            <text:p>-2.79E-00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.3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3" calcext:value-type="float">
            <text:p>4.3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003766763825297" calcext:value-type="float">
            <text:p>3.77E-007</text:p>
          </table:table-cell>
          <table:table-cell office:value-type="float" office:value="-9.645062526431E-016" calcext:value-type="float">
            <text:p>-9.65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53433028854" calcext:value-type="float">
            <text:p>-2.65E-014</text:p>
          </table:table-cell>
          <table:table-cell office:value-type="float" office:value="-8.582878128376E-015" calcext:value-type="float">
            <text:p>-8.58E-015</text:p>
          </table:table-cell>
          <table:table-cell office:value-type="float" office:value="-7.045645995645E-016" calcext:value-type="float">
            <text:p>-7.05E-016</text:p>
          </table:table-cell>
          <table:table-cell office:value-type="float" office:value="-0.0000001777389542212" calcext:value-type="float">
            <text:p>-1.78E-00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.4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4" calcext:value-type="float">
            <text:p>4.4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002320960135194" calcext:value-type="float">
            <text:p>2.32E-007</text:p>
          </table:table-cell>
          <table:table-cell office:value-type="float" office:value="-8.98586760556E-016" calcext:value-type="float">
            <text:p>-8.99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27527881415" calcext:value-type="float">
            <text:p>-2.63E-014</text:p>
          </table:table-cell>
          <table:table-cell office:value-type="float" office:value="-3.202566352032E-015" calcext:value-type="float">
            <text:p>-3.20E-015</text:p>
          </table:table-cell>
          <table:table-cell office:value-type="float" office:value="2.562053113389E-016" calcext:value-type="float">
            <text:p>2.56E-016</text:p>
          </table:table-cell>
          <table:table-cell office:value-type="float" office:value="-0.0000001118652050991" calcext:value-type="float">
            <text:p>-1.12E-007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.5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5" calcext:value-type="float">
            <text:p>4.5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00141492620287" calcext:value-type="float">
            <text:p>1.41E-007</text:p>
          </table:table-cell>
          <table:table-cell office:value-type="float" office:value="-8.187894806611E-016" calcext:value-type="float">
            <text:p>-8.19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20126338115" calcext:value-type="float">
            <text:p>-2.62E-014</text:p>
          </table:table-cell>
          <table:table-cell office:value-type="float" office:value="-1.281026583164E-015" calcext:value-type="float">
            <text:p>-1.28E-015</text:p>
          </table:table-cell>
          <table:table-cell office:value-type="float" office:value="6.405132915821E-016" calcext:value-type="float">
            <text:p>6.41E-016</text:p>
          </table:table-cell>
          <table:table-cell office:value-type="float" office:value="-0.0000000696336570627" calcext:value-type="float">
            <text:p>-6.96E-008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.6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6" calcext:value-type="float">
            <text:p>4.6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0008533692863466" calcext:value-type="float">
            <text:p>8.53E-008</text:p>
          </table:table-cell>
          <table:table-cell office:value-type="float" office:value="-4.440892098501E-016" calcext:value-type="float">
            <text:p>-4.44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20126338115" calcext:value-type="float">
            <text:p>-2.62E-014</text:p>
          </table:table-cell>
          <table:table-cell office:value-type="float" office:value="-1.120898286739E-016" calcext:value-type="float">
            <text:p>-1.12E-016</text:p>
          </table:table-cell>
          <table:table-cell office:value-type="float" office:value="9.767827246641E-016" calcext:value-type="float">
            <text:p>9.77E-016</text:p>
          </table:table-cell>
          <table:table-cell office:value-type="float" office:value="-0.00000004286782484542" calcext:value-type="float">
            <text:p>-4.29E-00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.7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7" calcext:value-type="float">
            <text:p>4.7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0005091515120625" calcext:value-type="float">
            <text:p>5.09E-008</text:p>
          </table:table-cell>
          <table:table-cell office:value-type="float" office:value="-2.636779683485E-016" calcext:value-type="float">
            <text:p>-2.64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49732341908" calcext:value-type="float">
            <text:p>-2.65E-014</text:p>
          </table:table-cell>
          <table:table-cell office:value-type="float" office:value="-2.562053113389E-016" calcext:value-type="float">
            <text:p>-2.56E-016</text:p>
          </table:table-cell>
          <table:table-cell office:value-type="float" office:value="2.562053113389E-016" calcext:value-type="float">
            <text:p>2.56E-016</text:p>
          </table:table-cell>
          <table:table-cell office:value-type="float" office:value="-0.00000002609798599451" calcext:value-type="float">
            <text:p>-2.61E-00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.8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8" calcext:value-type="float">
            <text:p>4.8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0003004920046124" calcext:value-type="float">
            <text:p>3.00E-008</text:p>
          </table:table-cell>
          <table:table-cell office:value-type="float" office:value="-2.810252031082E-016" calcext:value-type="float">
            <text:p>-2.81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53433028854" calcext:value-type="float">
            <text:p>-2.65E-014</text:p>
          </table:table-cell>
          <table:table-cell office:value-type="float" office:value="-9.607699506081E-017" calcext:value-type="float">
            <text:p>-9.61E-017</text:p>
          </table:table-cell>
          <table:table-cell office:value-type="float" office:value="-6.725389720431E-016" calcext:value-type="float">
            <text:p>-6.73E-016</text:p>
          </table:table-cell>
          <table:table-cell office:value-type="float" office:value="-0.00000001571159913283" calcext:value-type="float">
            <text:p>-1.57E-008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.9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9" calcext:value-type="float">
            <text:p>4.9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0001754134792975" calcext:value-type="float">
            <text:p>1.75E-008</text:p>
          </table:table-cell>
          <table:table-cell office:value-type="float" office:value="-5.759281940243E-016" calcext:value-type="float">
            <text:p>-5.76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53433028854" calcext:value-type="float">
            <text:p>-2.65E-014</text:p>
          </table:table-cell>
          <table:table-cell office:value-type="float" office:value="-3.362694860216E-016" calcext:value-type="float">
            <text:p>-3.36E-016</text:p>
          </table:table-cell>
          <table:table-cell office:value-type="float" office:value="-8.006416144777E-017" calcext:value-type="float">
            <text:p>-8.01E-017</text:p>
          </table:table-cell>
          <table:table-cell office:value-type="float" office:value="-0.000000009352874918989" calcext:value-type="float">
            <text:p>-9.35E-00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.0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0" calcext:value-type="float">
            <text:p>5.0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0001012755834751" calcext:value-type="float">
            <text:p>1.01E-008</text:p>
          </table:table-cell>
          <table:table-cell office:value-type="float" office:value="-3.226585665317E-016" calcext:value-type="float">
            <text:p>-3.2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49732341908" calcext:value-type="float">
            <text:p>-2.65E-014</text:p>
          </table:table-cell>
          <table:table-cell office:value-type="float" office:value="1.601283228955E-016" calcext:value-type="float">
            <text:p>1.60E-016</text:p>
          </table:table-cell>
          <table:table-cell office:value-type="float" office:value="8.006415880079E-016" calcext:value-type="float">
            <text:p>8.01E-016</text:p>
          </table:table-cell>
          <table:table-cell office:value-type="float" office:value="-0.000000005504954714297" calcext:value-type="float">
            <text:p>-5.50E-00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.1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1" calcext:value-type="float">
            <text:p>5.1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00005782626377737" calcext:value-type="float">
            <text:p>5.78E-009</text:p>
          </table:table-cell>
          <table:table-cell office:value-type="float" office:value="-2.602085213965E-016" calcext:value-type="float">
            <text:p>-2.60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68235946047" calcext:value-type="float">
            <text:p>-2.67E-014</text:p>
          </table:table-cell>
          <table:table-cell office:value-type="float" office:value="1.601283195868E-017" calcext:value-type="float">
            <text:p>1.60E-017</text:p>
          </table:table-cell>
          <table:table-cell office:value-type="float" office:value="-1.761411498911E-016" calcext:value-type="float">
            <text:p>-1.76E-016</text:p>
          </table:table-cell>
          <table:table-cell office:value-type="float" office:value="-0.000000003203449727707" calcext:value-type="float">
            <text:p>-3.20E-00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.2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2" calcext:value-type="float">
            <text:p>5.2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00003265050896317" calcext:value-type="float">
            <text:p>3.27E-009</text:p>
          </table:table-cell>
          <table:table-cell office:value-type="float" office:value="-2.012279232133E-016" calcext:value-type="float">
            <text:p>-2.01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645352591" calcext:value-type="float">
            <text:p>-2.66E-014</text:p>
          </table:table-cell>
          <table:table-cell office:value-type="float" office:value="-3.202566391736E-017" calcext:value-type="float">
            <text:p>-3.20E-017</text:p>
          </table:table-cell>
          <table:table-cell office:value-type="float" office:value="4.803849422168E-016" calcext:value-type="float">
            <text:p>4.80E-016</text:p>
          </table:table-cell>
          <table:table-cell office:value-type="float" office:value="-0.000000001842927144224" calcext:value-type="float">
            <text:p>-1.84E-009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.3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3" calcext:value-type="float">
            <text:p>5.3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00001822904716064" calcext:value-type="float">
            <text:p>1.82E-009</text:p>
          </table:table-cell>
          <table:table-cell office:value-type="float" office:value="4.163336342344E-017" calcext:value-type="float">
            <text:p>4.16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53433028854" calcext:value-type="float">
            <text:p>-2.65E-014</text:p>
          </table:table-cell>
          <table:table-cell office:value-type="float" office:value="-1.44115482665E-016" calcext:value-type="float">
            <text:p>-1.44E-016</text:p>
          </table:table-cell>
          <table:table-cell office:value-type="float" office:value="5.604491433693E-016" calcext:value-type="float">
            <text:p>5.60E-016</text:p>
          </table:table-cell>
          <table:table-cell office:value-type="float" office:value="-0.000000001048080067179" calcext:value-type="float">
            <text:p>-1.05E-00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.4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4" calcext:value-type="float">
            <text:p>5.4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00001006259631176" calcext:value-type="float">
            <text:p>1.01E-009</text:p>
          </table:table-cell>
          <table:table-cell office:value-type="float" office:value="2.602085213965E-016" calcext:value-type="float">
            <text:p>2.60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53433028854" calcext:value-type="float">
            <text:p>-2.65E-014</text:p>
          </table:table-cell>
          <table:table-cell office:value-type="float" office:value="-3.202566457911E-016" calcext:value-type="float">
            <text:p>-3.20E-016</text:p>
          </table:table-cell>
          <table:table-cell office:value-type="float" office:value="-1.921539901216E-016" calcext:value-type="float">
            <text:p>-1.92E-016</text:p>
          </table:table-cell>
          <table:table-cell office:value-type="float" office:value="-0.000000000589178261734" calcext:value-type="float">
            <text:p>-5.89E-01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.5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5" calcext:value-type="float">
            <text:p>5.5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000005491439525329" calcext:value-type="float">
            <text:p>5.49E-010</text:p>
          </table:table-cell>
          <table:table-cell office:value-type="float" office:value="3.920475055708E-016" calcext:value-type="float">
            <text:p>3.92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68235946047" calcext:value-type="float">
            <text:p>-2.67E-014</text:p>
          </table:table-cell>
          <table:table-cell office:value-type="float" office:value="-3.202566391736E-017" calcext:value-type="float">
            <text:p>-3.20E-017</text:p>
          </table:table-cell>
          <table:table-cell office:value-type="float" office:value="2.882309653301E-016" calcext:value-type="float">
            <text:p>2.88E-016</text:p>
          </table:table-cell>
          <table:table-cell office:value-type="float" office:value="-0.0000000003273695758921" calcext:value-type="float">
            <text:p>-3.27E-01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.6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6" calcext:value-type="float">
            <text:p>5.6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000002962333434109" calcext:value-type="float">
            <text:p>2.96E-010</text:p>
          </table:table-cell>
          <table:table-cell office:value-type="float" office:value="4.649058915618E-016" calcext:value-type="float">
            <text:p>4.65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719368024" calcext:value-type="float">
            <text:p>-2.67E-014</text:p>
          </table:table-cell>
          <table:table-cell office:value-type="float" office:value="-4.80384975304E-017" calcext:value-type="float">
            <text:p>-4.80E-017</text:p>
          </table:table-cell>
          <table:table-cell office:value-type="float" office:value="-3.682951400128E-016" calcext:value-type="float">
            <text:p>-3.68E-016</text:p>
          </table:table-cell>
          <table:table-cell office:value-type="float" office:value="-0.000000000179787740251" calcext:value-type="float">
            <text:p>-1.80E-01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.7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7" calcext:value-type="float">
            <text:p>5.7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000001579175540334" calcext:value-type="float">
            <text:p>1.58E-010</text:p>
          </table:table-cell>
          <table:table-cell office:value-type="float" office:value="2.532696274926E-016" calcext:value-type="float">
            <text:p>2.5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83039032646" calcext:value-type="float">
            <text:p>-2.68E-014</text:p>
          </table:table-cell>
          <table:table-cell office:value-type="float" office:value="-4.80384975304E-017" calcext:value-type="float">
            <text:p>-4.80E-017</text:p>
          </table:table-cell>
          <table:table-cell office:value-type="float" office:value="-2.401924711084E-016" calcext:value-type="float">
            <text:p>-2.40E-016</text:p>
          </table:table-cell>
          <table:table-cell office:value-type="float" office:value="-0.00000000009760498659306" calcext:value-type="float">
            <text:p>-9.76E-011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.8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8" calcext:value-type="float">
            <text:p>5.8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0000008311804022831" calcext:value-type="float">
            <text:p>8.31E-011</text:p>
          </table:table-cell>
          <table:table-cell office:value-type="float" office:value="3.0184188482E-016" calcext:value-type="float">
            <text:p>3.02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90440406539" calcext:value-type="float">
            <text:p>-2.69E-014</text:p>
          </table:table-cell>
          <table:table-cell office:value-type="float" office:value="-9.607699506081E-017" calcext:value-type="float">
            <text:p>-9.61E-017</text:p>
          </table:table-cell>
          <table:table-cell office:value-type="float" office:value="-3.202566391736E-017" calcext:value-type="float">
            <text:p>-3.20E-017</text:p>
          </table:table-cell>
          <table:table-cell office:value-type="float" office:value="-0.00000000005242274669914" calcext:value-type="float">
            <text:p>-5.24E-011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.9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9" calcext:value-type="float">
            <text:p>5.9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000000430523602879" calcext:value-type="float">
            <text:p>4.31E-011</text:p>
          </table:table-cell>
          <table:table-cell office:value-type="float" office:value="7.632783294298E-017" calcext:value-type="float">
            <text:p>7.63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83039032646" calcext:value-type="float">
            <text:p>-2.68E-014</text:p>
          </table:table-cell>
          <table:table-cell office:value-type="float" office:value="-3.202566391736E-017" calcext:value-type="float">
            <text:p>-3.20E-017</text:p>
          </table:table-cell>
          <table:table-cell office:value-type="float" office:value="-3.522822997823E-016" calcext:value-type="float">
            <text:p>-3.52E-016</text:p>
          </table:table-cell>
          <table:table-cell office:value-type="float" office:value="-0.00000000002794780379345" calcext:value-type="float">
            <text:p>-2.79E-01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.0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60" calcext:value-type="float">
            <text:p>6.0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0000002165324169967" calcext:value-type="float">
            <text:p>2.17E-011</text:p>
          </table:table-cell>
          <table:table-cell office:value-type="float" office:value="2.116362640692E-016" calcext:value-type="float">
            <text:p>2.12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719368024" calcext:value-type="float">
            <text:p>-2.67E-014</text:p>
          </table:table-cell>
          <table:table-cell office:value-type="float" office:value="-0" calcext:value-type="float">
            <text:p>-0.00E+000</text:p>
          </table:table-cell>
          <table:table-cell office:value-type="float" office:value="1.921539901216E-016" calcext:value-type="float">
            <text:p>1.92E-016</text:p>
          </table:table-cell>
          <table:table-cell office:value-type="float" office:value="-0.00000000001498371912656" calcext:value-type="float">
            <text:p>-1.50E-01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.1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61" calcext:value-type="float">
            <text:p>6.1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00000009966024533403" calcext:value-type="float">
            <text:p>9.97E-012</text:p>
          </table:table-cell>
          <table:table-cell office:value-type="float" office:value="3.469446951954E-018" calcext:value-type="float">
            <text:p>3.47E-018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86739719593" calcext:value-type="float">
            <text:p>-2.69E-014</text:p>
          </table:table-cell>
          <table:table-cell office:value-type="float" office:value="-8.006416144777E-017" calcext:value-type="float">
            <text:p>-8.01E-017</text:p>
          </table:table-cell>
          <table:table-cell office:value-type="float" office:value="-4.003207940039E-016" calcext:value-type="float">
            <text:p>-4.00E-016</text:p>
          </table:table-cell>
          <table:table-cell office:value-type="float" office:value="-0.000000000008466865229761" calcext:value-type="float">
            <text:p>-8.47E-01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.2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62" calcext:value-type="float">
            <text:p>6.2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00000002873361271138" calcext:value-type="float">
            <text:p>2.87E-012</text:p>
          </table:table-cell>
          <table:table-cell office:value-type="float" office:value="4.857225732735E-017" calcext:value-type="float">
            <text:p>4.86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690440406539" calcext:value-type="float">
            <text:p>-2.69E-014</text:p>
          </table:table-cell>
          <table:table-cell office:value-type="float" office:value="-3.042438055606E-016" calcext:value-type="float">
            <text:p>-3.04E-016</text:p>
          </table:table-cell>
          <table:table-cell office:value-type="float" office:value="-2.401924711084E-016" calcext:value-type="float">
            <text:p>-2.40E-016</text:p>
          </table:table-cell>
          <table:table-cell office:value-type="float" office:value="-0.00000000000576678114983" calcext:value-type="float">
            <text:p>-5.77E-01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.3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63" calcext:value-type="float">
            <text:p>6.3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1" calcext:value-type="float">
            <text:p>1.00E+000</text:p>
          </table:table-cell>
          <table:table-cell table:number-columns-repeated="3"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table:number-columns-repeated="4" office:value-type="float" office:value="0" calcext:value-type="float">
            <text:p>0.00E+00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.4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64" calcext:value-type="float">
            <text:p>6.40E+001</text:p>
          </table:table-cell>
          <table:table-cell office:value-type="float" office:value="0" calcext:value-type="float">
            <text:p>0.00E+000</text:p>
          </table:table-cell>
        </table:table-row>
      </table:table>
      <table:table table:name="64x64_t9990" table:style-name="ta1">
        <table:table-column table:style-name="co1" table:number-columns-repeated="9" table:default-cell-style-name="ce1"/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table:style-name="Default" office:value-type="string" calcext:value-type="string">
            <text:p>flag</text:p>
          </table:table-cell>
          <table:table-cell table:style-name="Default" office:value-type="string" calcext:value-type="string">
            <text:p>velocity:0</text:p>
          </table:table-cell>
          <table:table-cell table:style-name="Default" office:value-type="string" calcext:value-type="string">
            <text:p>velocity:1</text:p>
          </table:table-cell>
          <table:table-cell table:style-name="Default" office:value-type="string" calcext:value-type="string">
            <text:p>velocity:2</text:p>
          </table:table-cell>
          <table:table-cell table:style-name="Default" office:value-type="string" calcext:value-type="string">
            <text:p>density</text:p>
          </table:table-cell>
          <table:table-cell table:style-name="Default" office:value-type="string" calcext:value-type="string">
            <text:p>pressure</text:p>
          </table:table-cell>
          <table:table-cell table:style-name="Default" office:value-type="string" calcext:value-type="string">
            <text:p>s_xx</text:p>
          </table:table-cell>
          <table:table-cell table:style-name="Default" office:value-type="string" calcext:value-type="string">
            <text:p>s_yy</text:p>
          </table:table-cell>
          <table:table-cell table:style-name="Default" office:value-type="string" calcext:value-type="string">
            <text:p>s_xy</text:p>
          </table:table-cell>
          <table:table-cell office:value-type="string" calcext:value-type="string">
            <text:p>vtkValidPointMask</text:p>
          </table:table-cell>
          <table:table-cell table:style-name="Default" office:value-type="string" calcext:value-type="string">
            <text:p>arc_length</text:p>
          </table:table-cell>
          <table:table-cell table:style-name="Default" office:value-type="string" calcext:value-type="string">
            <text:p>Points:0</text:p>
          </table:table-cell>
          <table:table-cell table:style-name="Default" office:value-type="string" calcext:value-type="string">
            <text:p>Points:1</text:p>
          </table:table-cell>
          <table:table-cell table:style-name="Default" office:value-type="string" calcext:value-type="string">
            <text:p>Points:2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4936867579818" calcext:value-type="float">
            <text:p>4.94E-002</text:p>
          </table:table-cell>
          <table:table-cell office:value-type="float" office:value="-1.110223024625E-016" calcext:value-type="float">
            <text:p>-1.11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69821193383" calcext:value-type="float">
            <text:p>-2.70E-013</text:p>
          </table:table-cell>
          <table:table-cell office:value-type="float" office:value="0.00002866492104658" calcext:value-type="float">
            <text:p>2.87E-005</text:p>
          </table:table-cell>
          <table:table-cell office:value-type="float" office:value="-9.607699506081E-017" calcext:value-type="float">
            <text:p>-9.61E-017</text:p>
          </table:table-cell>
          <table:table-cell office:value-type="float" office:value="-0.001262638135813" calcext:value-type="float">
            <text:p>-1.26E-0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E+000</text:p>
          </table:table-cell>
          <table:table-cell office:value-type="float" office:value="32" calcext:value-type="float">
            <text:p>3.20E+001</text:p>
          </table:table-cell>
          <table:table-cell table:number-columns-repeated="2"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4810665547848" calcext:value-type="float">
            <text:p>4.81E-002</text:p>
          </table:table-cell>
          <table:table-cell office:value-type="float" office:value="-1.873501354055E-016" calcext:value-type="float">
            <text:p>-1.87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699692411897" calcext:value-type="float">
            <text:p>-2.70E-013</text:p>
          </table:table-cell>
          <table:table-cell office:value-type="float" office:value="-0.0000161708194355" calcext:value-type="float">
            <text:p>-1.62E-005</text:p>
          </table:table-cell>
          <table:table-cell office:value-type="float" office:value="9.607699506081E-017" calcext:value-type="float">
            <text:p>9.61E-017</text:p>
          </table:table-cell>
          <table:table-cell office:value-type="float" office:value="-0.001261386671104" calcext:value-type="float">
            <text:p>-1.26E-003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1" calcext:value-type="float">
            <text:p>1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468465089798" calcext:value-type="float">
            <text:p>4.68E-002</text:p>
          </table:table-cell>
          <table:table-cell office:value-type="float" office:value="-2.151057110211E-016" calcext:value-type="float">
            <text:p>-2.15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698952172864" calcext:value-type="float">
            <text:p>-2.70E-013</text:p>
          </table:table-cell>
          <table:table-cell office:value-type="float" office:value="0.000007975102562341" calcext:value-type="float">
            <text:p>7.98E-006</text:p>
          </table:table-cell>
          <table:table-cell office:value-type="float" office:value="-6.405132783472E-017" calcext:value-type="float">
            <text:p>-6.41E-017</text:p>
          </table:table-cell>
          <table:table-cell office:value-type="float" office:value="-0.001258887699805" calcext:value-type="float">
            <text:p>-1.26E-0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2" calcext:value-type="float">
            <text:p>2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455894805491" calcext:value-type="float">
            <text:p>4.56E-002</text:p>
          </table:table-cell>
          <table:table-cell office:value-type="float" office:value="-2.844946500602E-016" calcext:value-type="float">
            <text:p>-2.84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699322156855" calcext:value-type="float">
            <text:p>-2.70E-013</text:p>
          </table:table-cell>
          <table:table-cell office:value-type="float" office:value="-0.000005023351604905" calcext:value-type="float">
            <text:p>-5.02E-006</text:p>
          </table:table-cell>
          <table:table-cell office:value-type="float" office:value="-4.963977824473E-016" calcext:value-type="float">
            <text:p>-4.96E-016</text:p>
          </table:table-cell>
          <table:table-cell office:value-type="float" office:value="-0.001255149021745" calcext:value-type="float">
            <text:p>-1.26E-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3" calcext:value-type="float">
            <text:p>3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4433680698276" calcext:value-type="float">
            <text:p>4.43E-002</text:p>
          </table:table-cell>
          <table:table-cell office:value-type="float" office:value="-4.232725281383E-016" calcext:value-type="float">
            <text:p>-4.2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699322156855" calcext:value-type="float">
            <text:p>-2.70E-013</text:p>
          </table:table-cell>
          <table:table-cell office:value-type="float" office:value="0.000001981419700314" calcext:value-type="float">
            <text:p>1.98E-006</text:p>
          </table:table-cell>
          <table:table-cell office:value-type="float" office:value="4.80384975304E-017" calcext:value-type="float">
            <text:p>4.80E-017</text:p>
          </table:table-cell>
          <table:table-cell office:value-type="float" office:value="-0.001250182278454" calcext:value-type="float">
            <text:p>-1.25E-0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4" calcext:value-type="float">
            <text:p>4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4308970272541" calcext:value-type="float">
            <text:p>4.31E-002</text:p>
          </table:table-cell>
          <table:table-cell office:value-type="float" office:value="-5.273559366969E-016" calcext:value-type="float">
            <text:p>-5.27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699322156855" calcext:value-type="float">
            <text:p>-2.70E-013</text:p>
          </table:table-cell>
          <table:table-cell office:value-type="float" office:value="-0.000001783926904864" calcext:value-type="float">
            <text:p>-1.78E-006</text:p>
          </table:table-cell>
          <table:table-cell office:value-type="float" office:value="-3.202566457911E-016" calcext:value-type="float">
            <text:p>-3.20E-016</text:p>
          </table:table-cell>
          <table:table-cell office:value-type="float" office:value="-0.001244002836756" calcext:value-type="float">
            <text:p>-1.24E-0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5" calcext:value-type="float">
            <text:p>5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4184937849641" calcext:value-type="float">
            <text:p>4.18E-002</text:p>
          </table:table-cell>
          <table:table-cell office:value-type="float" office:value="-3.816391647149E-016" calcext:value-type="float">
            <text:p>-3.82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69821193383" calcext:value-type="float">
            <text:p>-2.70E-013</text:p>
          </table:table-cell>
          <table:table-cell office:value-type="float" office:value="0.0000002516525228202" calcext:value-type="float">
            <text:p>2.52E-007</text:p>
          </table:table-cell>
          <table:table-cell office:value-type="float" office:value="7.365902800255E-016" calcext:value-type="float">
            <text:p>7.37E-016</text:p>
          </table:table-cell>
          <table:table-cell office:value-type="float" office:value="-0.001236629905179" calcext:value-type="float">
            <text:p>-1.24E-0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6" calcext:value-type="float">
            <text:p>6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4061701148748" calcext:value-type="float">
            <text:p>4.06E-002</text:p>
          </table:table-cell>
          <table:table-cell office:value-type="float" office:value="-2.775557561563E-016" calcext:value-type="float">
            <text:p>-2.78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0802634922" calcext:value-type="float">
            <text:p>-2.70E-013</text:p>
          </table:table-cell>
          <table:table-cell office:value-type="float" office:value="-0.0000008352023428415" calcext:value-type="float">
            <text:p>-8.35E-007</text:p>
          </table:table-cell>
          <table:table-cell office:value-type="float" office:value="-1.921539901216E-016" calcext:value-type="float">
            <text:p>-1.92E-016</text:p>
          </table:table-cell>
          <table:table-cell office:value-type="float" office:value="-0.001228086301126" calcext:value-type="float">
            <text:p>-1.23E-0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7" calcext:value-type="float">
            <text:p>7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3939376026392" calcext:value-type="float">
            <text:p>3.94E-002</text:p>
          </table:table-cell>
          <table:table-cell office:value-type="float" office:value="-2.706168622524E-016" calcext:value-type="float">
            <text:p>-2.71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1172618913" calcext:value-type="float">
            <text:p>-2.70E-013</text:p>
          </table:table-cell>
          <table:table-cell office:value-type="float" office:value="-0.0000002394216096491" calcext:value-type="float">
            <text:p>-2.39E-007</text:p>
          </table:table-cell>
          <table:table-cell office:value-type="float" office:value="8.486801086994E-016" calcext:value-type="float">
            <text:p>8.49E-016</text:p>
          </table:table-cell>
          <table:table-cell office:value-type="float" office:value="-0.001218398334458" calcext:value-type="float">
            <text:p>-1.22E-0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8" calcext:value-type="float">
            <text:p>8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3818075731397" calcext:value-type="float">
            <text:p>3.82E-002</text:p>
          </table:table-cell>
          <table:table-cell office:value-type="float" office:value="4.163336342344E-017" calcext:value-type="float">
            <text:p>4.16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1172618913" calcext:value-type="float">
            <text:p>-2.70E-013</text:p>
          </table:table-cell>
          <table:table-cell office:value-type="float" office:value="-0.0000005485406404659" calcext:value-type="float">
            <text:p>-5.49E-007</text:p>
          </table:table-cell>
          <table:table-cell office:value-type="float" office:value="4.323464744649E-016" calcext:value-type="float">
            <text:p>4.32E-016</text:p>
          </table:table-cell>
          <table:table-cell office:value-type="float" office:value="-0.0012075958075" calcext:value-type="float">
            <text:p>-1.21E-00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.00E+000</text:p>
          </table:table-cell>
          <table:table-cell office:value-type="float" office:value="32" calcext:value-type="float">
            <text:p>3.20E+001</text:p>
          </table:table-cell>
          <table:table-cell office:value-type="float" office:value="9" calcext:value-type="float">
            <text:p>9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3697909414768" calcext:value-type="float">
            <text:p>3.70E-002</text:p>
          </table:table-cell>
          <table:table-cell office:value-type="float" office:value="3.469446951954E-017" calcext:value-type="float">
            <text:p>3.47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0062395888" calcext:value-type="float">
            <text:p>-2.70E-013</text:p>
          </table:table-cell>
          <table:table-cell office:value-type="float" office:value="-0.0000003692698555824" calcext:value-type="float">
            <text:p>-3.69E-007</text:p>
          </table:table-cell>
          <table:table-cell office:value-type="float" office:value="-3.202566457911E-016" calcext:value-type="float">
            <text:p>-3.20E-016</text:p>
          </table:table-cell>
          <table:table-cell office:value-type="float" office:value="-0.001195711665787" calcext:value-type="float">
            <text:p>-1.20E-00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.0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0" calcext:value-type="float">
            <text:p>1.0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3578983992338" calcext:value-type="float">
            <text:p>3.58E-002</text:p>
          </table:table-cell>
          <table:table-cell office:value-type="float" office:value="9.020562075079E-017" calcext:value-type="float">
            <text:p>9.02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699692411897" calcext:value-type="float">
            <text:p>-2.70E-013</text:p>
          </table:table-cell>
          <table:table-cell office:value-type="float" office:value="-0.0000004519527010416" calcext:value-type="float">
            <text:p>-4.52E-007</text:p>
          </table:table-cell>
          <table:table-cell office:value-type="float" office:value="-1.761411498911E-016" calcext:value-type="float">
            <text:p>-1.76E-016</text:p>
          </table:table-cell>
          <table:table-cell office:value-type="float" office:value="-0.001182782114483" calcext:value-type="float">
            <text:p>-1.18E-00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.1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1" calcext:value-type="float">
            <text:p>1.1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346140190959" calcext:value-type="float">
            <text:p>3.46E-002</text:p>
          </table:table-cell>
          <table:table-cell office:value-type="float" office:value="-1.110223024625E-016" calcext:value-type="float">
            <text:p>-1.11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698952172864" calcext:value-type="float">
            <text:p>-2.70E-013</text:p>
          </table:table-cell>
          <table:table-cell office:value-type="float" office:value="-0.0000003926161582513" calcext:value-type="float">
            <text:p>-3.93E-007</text:p>
          </table:table-cell>
          <table:table-cell office:value-type="float" office:value="-1.761411498911E-016" calcext:value-type="float">
            <text:p>-1.76E-016</text:p>
          </table:table-cell>
          <table:table-cell office:value-type="float" office:value="-0.001168846269138" calcext:value-type="float">
            <text:p>-1.17E-00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.2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2" calcext:value-type="float">
            <text:p>1.2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3345261514187" calcext:value-type="float">
            <text:p>3.35E-002</text:p>
          </table:table-cell>
          <table:table-cell office:value-type="float" office:value="3.122502256758E-017" calcext:value-type="float">
            <text:p>3.12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698952172864" calcext:value-type="float">
            <text:p>-2.70E-013</text:p>
          </table:table-cell>
          <table:table-cell office:value-type="float" office:value="-0.0000004088772698196" calcext:value-type="float">
            <text:p>-4.09E-007</text:p>
          </table:table-cell>
          <table:table-cell office:value-type="float" office:value="-1.601283195868E-017" calcext:value-type="float">
            <text:p>-1.60E-017</text:p>
          </table:table-cell>
          <table:table-cell office:value-type="float" office:value="-0.001153946155682" calcext:value-type="float">
            <text:p>-1.15E-00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.3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3" calcext:value-type="float">
            <text:p>1.3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3230657055974" calcext:value-type="float">
            <text:p>3.23E-002</text:p>
          </table:table-cell>
          <table:table-cell office:value-type="float" office:value="-2.25514051877E-016" calcext:value-type="float">
            <text:p>-2.26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0062395888" calcext:value-type="float">
            <text:p>-2.70E-013</text:p>
          </table:table-cell>
          <table:table-cell office:value-type="float" office:value="-0.0000003836374276034" calcext:value-type="float">
            <text:p>-3.84E-007</text:p>
          </table:table-cell>
          <table:table-cell office:value-type="float" office:value="-6.245004513517E-016" calcext:value-type="float">
            <text:p>-6.25E-016</text:p>
          </table:table-cell>
          <table:table-cell office:value-type="float" office:value="-0.001138126244769" calcext:value-type="float">
            <text:p>-1.14E-00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.4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4" calcext:value-type="float">
            <text:p>1.4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3117678500712" calcext:value-type="float">
            <text:p>3.12E-002</text:p>
          </table:table-cell>
          <table:table-cell office:value-type="float" office:value="-1.144917494145E-016" calcext:value-type="float">
            <text:p>-1.14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699692411897" calcext:value-type="float">
            <text:p>-2.70E-013</text:p>
          </table:table-cell>
          <table:table-cell office:value-type="float" office:value="-0.0000003800411150223" calcext:value-type="float">
            <text:p>-3.80E-007</text:p>
          </table:table-cell>
          <table:table-cell office:value-type="float" office:value="-2.722181515694E-016" calcext:value-type="float">
            <text:p>-2.72E-016</text:p>
          </table:table-cell>
          <table:table-cell office:value-type="float" office:value="-0.001121433568187" calcext:value-type="float">
            <text:p>-1.12E-00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.5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5" calcext:value-type="float">
            <text:p>1.5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300641041249" calcext:value-type="float">
            <text:p>3.01E-002</text:p>
          </table:table-cell>
          <table:table-cell office:value-type="float" office:value="-4.440892098501E-016" calcext:value-type="float">
            <text:p>-4.44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699692411897" calcext:value-type="float">
            <text:p>-2.70E-013</text:p>
          </table:table-cell>
          <table:table-cell office:value-type="float" office:value="-0.0000003641758041795" calcext:value-type="float">
            <text:p>-3.64E-007</text:p>
          </table:table-cell>
          <table:table-cell office:value-type="float" office:value="1.120898286739E-016" calcext:value-type="float">
            <text:p>1.12E-016</text:p>
          </table:table-cell>
          <table:table-cell office:value-type="float" office:value="-0.001103917136788" calcext:value-type="float">
            <text:p>-1.10E-00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.6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2896932512522" calcext:value-type="float">
            <text:p>2.90E-002</text:p>
          </table:table-cell>
          <table:table-cell office:value-type="float" office:value="-2.22044604925E-016" calcext:value-type="float">
            <text:p>-2.22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0062395888" calcext:value-type="float">
            <text:p>-2.70E-013</text:p>
          </table:table-cell>
          <table:table-cell office:value-type="float" office:value="-0.0000003543941033968" calcext:value-type="float">
            <text:p>-3.54E-007</text:p>
          </table:table-cell>
          <table:table-cell office:value-type="float" office:value="-7.365902800255E-016" calcext:value-type="float">
            <text:p>-7.37E-016</text:p>
          </table:table-cell>
          <table:table-cell office:value-type="float" office:value="-0.001085628289729" calcext:value-type="float">
            <text:p>-1.09E-00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.7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7" calcext:value-type="float">
            <text:p>1.7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2789319679141" calcext:value-type="float">
            <text:p>2.79E-002</text:p>
          </table:table-cell>
          <table:table-cell office:value-type="float" office:value="-4.163336342344E-016" calcext:value-type="float">
            <text:p>-4.16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0802634922" calcext:value-type="float">
            <text:p>-2.70E-013</text:p>
          </table:table-cell>
          <table:table-cell office:value-type="float" office:value="-0.0000003409047906189" calcext:value-type="float">
            <text:p>-3.41E-007</text:p>
          </table:table-cell>
          <table:table-cell office:value-type="float" office:value="8.166544282384E-016" calcext:value-type="float">
            <text:p>8.17E-016</text:p>
          </table:table-cell>
          <table:table-cell office:value-type="float" office:value="-0.001066620112397" calcext:value-type="float">
            <text:p>-1.07E-00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.8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8" calcext:value-type="float">
            <text:p>1.8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2683640830219" calcext:value-type="float">
            <text:p>2.68E-002</text:p>
          </table:table-cell>
          <table:table-cell office:value-type="float" office:value="-3.469446951954E-017" calcext:value-type="float">
            <text:p>-3.47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0802634922" calcext:value-type="float">
            <text:p>-2.70E-013</text:p>
          </table:table-cell>
          <table:table-cell office:value-type="float" office:value="-0.0000003290713266324" calcext:value-type="float">
            <text:p>-3.29E-007</text:p>
          </table:table-cell>
          <table:table-cell office:value-type="float" office:value="2.081668171172E-016" calcext:value-type="float">
            <text:p>2.08E-016</text:p>
          </table:table-cell>
          <table:table-cell office:value-type="float" office:value="-0.001046947203577" calcext:value-type="float">
            <text:p>-1.05E-00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.9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19" calcext:value-type="float">
            <text:p>1.9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2579959668219" calcext:value-type="float">
            <text:p>2.58E-002</text:p>
          </table:table-cell>
          <table:table-cell office:value-type="float" office:value="-1.49186218934E-016" calcext:value-type="float">
            <text:p>-1.49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0802634922" calcext:value-type="float">
            <text:p>-2.70E-013</text:p>
          </table:table-cell>
          <table:table-cell office:value-type="float" office:value="-0.000000316095395192" calcext:value-type="float">
            <text:p>-3.16E-007</text:p>
          </table:table-cell>
          <table:table-cell office:value-type="float" office:value="3.843079802432E-016" calcext:value-type="float">
            <text:p>3.84E-016</text:p>
          </table:table-cell>
          <table:table-cell office:value-type="float" office:value="-0.001026665442623" calcext:value-type="float">
            <text:p>-1.03E-00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.0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0" calcext:value-type="float">
            <text:p>2.0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2478334493935" calcext:value-type="float">
            <text:p>2.48E-002</text:p>
          </table:table-cell>
          <table:table-cell office:value-type="float" office:value="3.816391647149E-017" calcext:value-type="float">
            <text:p>3.82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1542602904" calcext:value-type="float">
            <text:p>-2.70E-013</text:p>
          </table:table-cell>
          <table:table-cell office:value-type="float" office:value="-0.0000003035719657873" calcext:value-type="float">
            <text:p>-3.04E-007</text:p>
          </table:table-cell>
          <table:table-cell office:value-type="float" office:value="-3.362694860216E-016" calcext:value-type="float">
            <text:p>-3.36E-016</text:p>
          </table:table-cell>
          <table:table-cell office:value-type="float" office:value="-0.001005832105875" calcext:value-type="float">
            <text:p>-1.01E-00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.1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1" calcext:value-type="float">
            <text:p>2.1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2378817275167" calcext:value-type="float">
            <text:p>2.38E-002</text:p>
          </table:table-cell>
          <table:table-cell office:value-type="float" office:value="-3.573530360512E-016" calcext:value-type="float">
            <text:p>-3.57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2652825929" calcext:value-type="float">
            <text:p>-2.70E-013</text:p>
          </table:table-cell>
          <table:table-cell office:value-type="float" office:value="-0.0000002907277689701" calcext:value-type="float">
            <text:p>-2.91E-007</text:p>
          </table:table-cell>
          <table:table-cell office:value-type="float" office:value="-4.003207940039E-016" calcext:value-type="float">
            <text:p>-4.00E-016</text:p>
          </table:table-cell>
          <table:table-cell office:value-type="float" office:value="-0.0009845051681623" calcext:value-type="float">
            <text:p>-9.85E-00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.2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2" calcext:value-type="float">
            <text:p>2.2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2281454578042" calcext:value-type="float">
            <text:p>2.28E-002</text:p>
          </table:table-cell>
          <table:table-cell office:value-type="float" office:value="-2.081668171172E-016" calcext:value-type="float">
            <text:p>-2.08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3023080971" calcext:value-type="float">
            <text:p>-2.70E-013</text:p>
          </table:table-cell>
          <table:table-cell office:value-type="float" office:value="-0.0000002780618331144" calcext:value-type="float">
            <text:p>-2.78E-007</text:p>
          </table:table-cell>
          <table:table-cell office:value-type="float" office:value="2.241796573477E-016" calcext:value-type="float">
            <text:p>2.24E-016</text:p>
          </table:table-cell>
          <table:table-cell office:value-type="float" office:value="-0.0009627435356379" calcext:value-type="float">
            <text:p>-9.63E-00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.3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3" calcext:value-type="float">
            <text:p>2.3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2186286821961" calcext:value-type="float">
            <text:p>2.19E-002</text:p>
          </table:table-cell>
          <table:table-cell office:value-type="float" office:value="-2.810252031082E-016" calcext:value-type="float">
            <text:p>-2.81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4873271978" calcext:value-type="float">
            <text:p>-2.70E-013</text:p>
          </table:table-cell>
          <table:table-cell office:value-type="float" office:value="-0.0000002653845001532" calcext:value-type="float">
            <text:p>-2.65E-007</text:p>
          </table:table-cell>
          <table:table-cell office:value-type="float" office:value="-1.601283195868E-017" calcext:value-type="float">
            <text:p>-1.60E-017</text:p>
          </table:table-cell>
          <table:table-cell office:value-type="float" office:value="-0.0009406065219082" calcext:value-type="float">
            <text:p>-9.41E-00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.4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4" calcext:value-type="float">
            <text:p>2.4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209334846586" calcext:value-type="float">
            <text:p>2.09E-002</text:p>
          </table:table-cell>
          <table:table-cell office:value-type="float" office:value="2.081668171172E-017" calcext:value-type="float">
            <text:p>2.08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6723734036" calcext:value-type="float">
            <text:p>-2.71E-013</text:p>
          </table:table-cell>
          <table:table-cell office:value-type="float" office:value="-0.0000002528730078666" calcext:value-type="float">
            <text:p>-2.53E-007</text:p>
          </table:table-cell>
          <table:table-cell office:value-type="float" office:value="-3.362694860216E-016" calcext:value-type="float">
            <text:p>-3.36E-016</text:p>
          </table:table-cell>
          <table:table-cell office:value-type="float" office:value="-0.0009181537316181" calcext:value-type="float">
            <text:p>-9.18E-00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.5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5" calcext:value-type="float">
            <text:p>2.5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2002668380737" calcext:value-type="float">
            <text:p>2.00E-002</text:p>
          </table:table-cell>
          <table:table-cell office:value-type="float" office:value="-2.046973701653E-016" calcext:value-type="float">
            <text:p>-2.05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6723734036" calcext:value-type="float">
            <text:p>-2.71E-013</text:p>
          </table:table-cell>
          <table:table-cell office:value-type="float" office:value="-0.0000002405025441021" calcext:value-type="float">
            <text:p>-2.41E-007</text:p>
          </table:table-cell>
          <table:table-cell office:value-type="float" office:value="-8.006416144777E-017" calcext:value-type="float">
            <text:p>-8.01E-017</text:p>
          </table:table-cell>
          <table:table-cell office:value-type="float" office:value="-0.0008954448858276" calcext:value-type="float">
            <text:p>-8.95E-00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.6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6" calcext:value-type="float">
            <text:p>2.6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19142691046" calcext:value-type="float">
            <text:p>1.91E-002</text:p>
          </table:table-cell>
          <table:table-cell office:value-type="float" office:value="1.040834085586E-017" calcext:value-type="float">
            <text:p>1.04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5983495003" calcext:value-type="float">
            <text:p>-2.71E-013</text:p>
          </table:table-cell>
          <table:table-cell office:value-type="float" office:value="-0.0000002283523343749" calcext:value-type="float">
            <text:p>-2.28E-007</text:p>
          </table:table-cell>
          <table:table-cell office:value-type="float" office:value="-9.607699506081E-017" calcext:value-type="float">
            <text:p>-9.61E-017</text:p>
          </table:table-cell>
          <table:table-cell office:value-type="float" office:value="-0.0008725396473892" calcext:value-type="float">
            <text:p>-8.73E-00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.7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7" calcext:value-type="float">
            <text:p>2.7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182816721499" calcext:value-type="float">
            <text:p>1.83E-002</text:p>
          </table:table-cell>
          <table:table-cell office:value-type="float" office:value="-5.898059818321E-017" calcext:value-type="float">
            <text:p>-5.90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7463973069" calcext:value-type="float">
            <text:p>-2.71E-013</text:p>
          </table:table-cell>
          <table:table-cell office:value-type="float" office:value="-0.0000002164405685789" calcext:value-type="float">
            <text:p>-2.16E-007</text:p>
          </table:table-cell>
          <table:table-cell office:value-type="float" office:value="1.120898286739E-016" calcext:value-type="float">
            <text:p>1.12E-016</text:p>
          </table:table-cell>
          <table:table-cell office:value-type="float" office:value="-0.0008494973299094" calcext:value-type="float">
            <text:p>-8.49E-00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.8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8" calcext:value-type="float">
            <text:p>2.8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1744373328984" calcext:value-type="float">
            <text:p>1.74E-002</text:p>
          </table:table-cell>
          <table:table-cell office:value-type="float" office:value="3.469446951954E-018" calcext:value-type="float">
            <text:p>3.47E-018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7093718027" calcext:value-type="float">
            <text:p>-2.71E-013</text:p>
          </table:table-cell>
          <table:table-cell office:value-type="float" office:value="-0.0000002048129772447" calcext:value-type="float">
            <text:p>-2.05E-007</text:p>
          </table:table-cell>
          <table:table-cell office:value-type="float" office:value="-6.565261318126E-016" calcext:value-type="float">
            <text:p>-6.57E-016</text:p>
          </table:table-cell>
          <table:table-cell office:value-type="float" office:value="-0.0008263767813332" calcext:value-type="float">
            <text:p>-8.26E-00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.9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29" calcext:value-type="float">
            <text:p>2.9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1662892661989" calcext:value-type="float">
            <text:p>1.66E-002</text:p>
          </table:table-cell>
          <table:table-cell office:value-type="float" office:value="-2.359223927328E-016" calcext:value-type="float">
            <text:p>-2.36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6723734036" calcext:value-type="float">
            <text:p>-2.71E-013</text:p>
          </table:table-cell>
          <table:table-cell office:value-type="float" office:value="-0.0000001934950404348" calcext:value-type="float">
            <text:p>-1.93E-007</text:p>
          </table:table-cell>
          <table:table-cell office:value-type="float" office:value="-1.44115482665E-016" calcext:value-type="float">
            <text:p>-1.44E-016</text:p>
          </table:table-cell>
          <table:table-cell office:value-type="float" office:value="-0.0008032362675294" calcext:value-type="float">
            <text:p>-8.03E-00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.0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0" calcext:value-type="float">
            <text:p>3.0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1583724282682" calcext:value-type="float">
            <text:p>1.58E-002</text:p>
          </table:table-cell>
          <table:table-cell office:value-type="float" office:value="-1.283695372223E-016" calcext:value-type="float">
            <text:p>-1.28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5983495003" calcext:value-type="float">
            <text:p>-2.71E-013</text:p>
          </table:table-cell>
          <table:table-cell office:value-type="float" office:value="-0.0000001825176241255" calcext:value-type="float">
            <text:p>-1.83E-007</text:p>
          </table:table-cell>
          <table:table-cell office:value-type="float" office:value="-2.241796573477E-016" calcext:value-type="float">
            <text:p>-2.24E-016</text:p>
          </table:table-cell>
          <table:table-cell office:value-type="float" office:value="-0.0007801331812516" calcext:value-type="float">
            <text:p>-7.80E-00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.1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1" calcext:value-type="float">
            <text:p>3.1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1506861578673" calcext:value-type="float">
            <text:p>1.51E-002</text:p>
          </table:table-cell>
          <table:table-cell office:value-type="float" office:value="-2.046973701653E-016" calcext:value-type="float">
            <text:p>-2.05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6723734036" calcext:value-type="float">
            <text:p>-2.71E-013</text:p>
          </table:table-cell>
          <table:table-cell office:value-type="float" office:value="-0.0000001719030962022" calcext:value-type="float">
            <text:p>-1.72E-007</text:p>
          </table:table-cell>
          <table:table-cell office:value-type="float" office:value="-4.80384975304E-017" calcext:value-type="float">
            <text:p>-4.80E-017</text:p>
          </table:table-cell>
          <table:table-cell office:value-type="float" office:value="-0.0007571239839308" calcext:value-type="float">
            <text:p>-7.57E-00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2" calcext:value-type="float">
            <text:p>3.2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1432292256504" calcext:value-type="float">
            <text:p>1.43E-002</text:p>
          </table:table-cell>
          <table:table-cell office:value-type="float" office:value="-5.898059818321E-017" calcext:value-type="float">
            <text:p>-5.90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4133303996" calcext:value-type="float">
            <text:p>-2.70E-013</text:p>
          </table:table-cell>
          <table:table-cell office:value-type="float" office:value="-0.0000001616728440013" calcext:value-type="float">
            <text:p>-1.62E-007</text:p>
          </table:table-cell>
          <table:table-cell office:value-type="float" office:value="2.882309653301E-016" calcext:value-type="float">
            <text:p>2.88E-016</text:p>
          </table:table-cell>
          <table:table-cell office:value-type="float" office:value="-0.0007342640310526" calcext:value-type="float">
            <text:p>-7.34E-00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.3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3" calcext:value-type="float">
            <text:p>3.3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1359998900443" calcext:value-type="float">
            <text:p>1.36E-002</text:p>
          </table:table-cell>
          <table:table-cell office:value-type="float" office:value="-2.081668171172E-017" calcext:value-type="float">
            <text:p>-2.08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2652825929" calcext:value-type="float">
            <text:p>-2.70E-013</text:p>
          </table:table-cell>
          <table:table-cell office:value-type="float" office:value="-0.0000001518433521142" calcext:value-type="float">
            <text:p>-1.52E-007</text:p>
          </table:table-cell>
          <table:table-cell office:value-type="float" office:value="-9.607699506081E-017" calcext:value-type="float">
            <text:p>-9.61E-017</text:p>
          </table:table-cell>
          <table:table-cell office:value-type="float" office:value="-0.0007116073393263" calcext:value-type="float">
            <text:p>-7.12E-00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.4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4" calcext:value-type="float">
            <text:p>3.4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128995841369" calcext:value-type="float">
            <text:p>1.29E-002</text:p>
          </table:table-cell>
          <table:table-cell office:value-type="float" office:value="1.006139616067E-016" calcext:value-type="float">
            <text:p>1.01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3393064962" calcext:value-type="float">
            <text:p>-2.70E-013</text:p>
          </table:table-cell>
          <table:table-cell office:value-type="float" office:value="-0.0000001424283624374" calcext:value-type="float">
            <text:p>-1.42E-007</text:p>
          </table:table-cell>
          <table:table-cell office:value-type="float" office:value="9.607699506081E-017" calcext:value-type="float">
            <text:p>9.61E-017</text:p>
          </table:table-cell>
          <table:table-cell office:value-type="float" office:value="-0.0006892068195157" calcext:value-type="float">
            <text:p>-6.89E-00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.5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5" calcext:value-type="float">
            <text:p>3.5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1222142670304" calcext:value-type="float">
            <text:p>1.22E-002</text:p>
          </table:table-cell>
          <table:table-cell office:value-type="float" office:value="2.949029909161E-016" calcext:value-type="float">
            <text:p>2.95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4133303996" calcext:value-type="float">
            <text:p>-2.70E-013</text:p>
          </table:table-cell>
          <table:table-cell office:value-type="float" office:value="-0.0000001334379220452" calcext:value-type="float">
            <text:p>-1.33E-007</text:p>
          </table:table-cell>
          <table:table-cell office:value-type="float" office:value="4.643721549259E-016" calcext:value-type="float">
            <text:p>4.64E-016</text:p>
          </table:table-cell>
          <table:table-cell office:value-type="float" office:value="-0.0006671136361547" calcext:value-type="float">
            <text:p>-6.67E-00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.6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6" calcext:value-type="float">
            <text:p>3.6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1156518328935" calcext:value-type="float">
            <text:p>1.16E-002</text:p>
          </table:table-cell>
          <table:table-cell office:value-type="float" office:value="4.683753385137E-016" calcext:value-type="float">
            <text:p>4.68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6723734036" calcext:value-type="float">
            <text:p>-2.71E-013</text:p>
          </table:table-cell>
          <table:table-cell office:value-type="float" office:value="-0.0000001248790937325" calcext:value-type="float">
            <text:p>-1.25E-007</text:p>
          </table:table-cell>
          <table:table-cell office:value-type="float" office:value="1.120898286739E-016" calcext:value-type="float">
            <text:p>1.12E-016</text:p>
          </table:table-cell>
          <table:table-cell office:value-type="float" office:value="-0.0006453774985857" calcext:value-type="float">
            <text:p>-6.45E-00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.7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7" calcext:value-type="float">
            <text:p>3.7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1093047484756" calcext:value-type="float">
            <text:p>1.09E-002</text:p>
          </table:table-cell>
          <table:table-cell office:value-type="float" office:value="4.614364446098E-016" calcext:value-type="float">
            <text:p>4.61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6353750045" calcext:value-type="float">
            <text:p>-2.71E-013</text:p>
          </table:table-cell>
          <table:table-cell office:value-type="float" office:value="-0.0000001167558565385" calcext:value-type="float">
            <text:p>-1.17E-007</text:p>
          </table:table-cell>
          <table:table-cell office:value-type="float" office:value="-6.245004513517E-016" calcext:value-type="float">
            <text:p>-6.25E-016</text:p>
          </table:table-cell>
          <table:table-cell office:value-type="float" office:value="-0.0006240466027521" calcext:value-type="float">
            <text:p>-6.24E-00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.8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8" calcext:value-type="float">
            <text:p>3.8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1031687110662" calcext:value-type="float">
            <text:p>1.03E-002</text:p>
          </table:table-cell>
          <table:table-cell office:value-type="float" office:value="2.22044604925E-016" calcext:value-type="float">
            <text:p>2.22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524352702" calcext:value-type="float">
            <text:p>-2.71E-013</text:p>
          </table:table-cell>
          <table:table-cell office:value-type="float" office:value="-0.0000001090693970696" calcext:value-type="float">
            <text:p>-1.09E-007</text:p>
          </table:table-cell>
          <table:table-cell office:value-type="float" office:value="4.80384975304E-017" calcext:value-type="float">
            <text:p>4.80E-017</text:p>
          </table:table-cell>
          <table:table-cell office:value-type="float" office:value="-0.0006031672237441" calcext:value-type="float">
            <text:p>-6.03E-00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.9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39" calcext:value-type="float">
            <text:p>3.9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9723899886012" calcext:value-type="float">
            <text:p>9.72E-003</text:p>
          </table:table-cell>
          <table:table-cell office:value-type="float" office:value="3.573530360512E-016" calcext:value-type="float">
            <text:p>3.57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4133303996" calcext:value-type="float">
            <text:p>-2.70E-013</text:p>
          </table:table-cell>
          <table:table-cell office:value-type="float" office:value="-0.0000001018182942403" calcext:value-type="float">
            <text:p>-1.02E-007</text:p>
          </table:table-cell>
          <table:table-cell office:value-type="float" office:value="6.084876111212E-016" calcext:value-type="float">
            <text:p>6.08E-016</text:p>
          </table:table-cell>
          <table:table-cell office:value-type="float" office:value="-0.0005827839486301" calcext:value-type="float">
            <text:p>-5.83E-00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.0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0" calcext:value-type="float">
            <text:p>4.0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9151042439044" calcext:value-type="float">
            <text:p>9.15E-003</text:p>
          </table:table-cell>
          <table:table-cell office:value-type="float" office:value="4.996003610813E-016" calcext:value-type="float">
            <text:p>5.00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2282841938" calcext:value-type="float">
            <text:p>-2.70E-013</text:p>
          </table:table-cell>
          <table:table-cell office:value-type="float" office:value="-0.00000009499873954155" calcext:value-type="float">
            <text:p>-9.50E-008</text:p>
          </table:table-cell>
          <table:table-cell office:value-type="float" office:value="-0" calcext:value-type="float">
            <text:p>-0.00E+000</text:p>
          </table:table-cell>
          <table:table-cell office:value-type="float" office:value="-0.0005629395600408" calcext:value-type="float">
            <text:p>-5.63E-004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.1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1" calcext:value-type="float">
            <text:p>4.1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8597739040852" calcext:value-type="float">
            <text:p>8.60E-003</text:p>
          </table:table-cell>
          <table:table-cell office:value-type="float" office:value="6.175615574477E-016" calcext:value-type="float">
            <text:p>6.18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2652825929" calcext:value-type="float">
            <text:p>-2.70E-013</text:p>
          </table:table-cell>
          <table:table-cell office:value-type="float" office:value="-0.00000008860477862527" calcext:value-type="float">
            <text:p>-8.86E-008</text:p>
          </table:table-cell>
          <table:table-cell office:value-type="float" office:value="-1.120898286739E-016" calcext:value-type="float">
            <text:p>-1.12E-016</text:p>
          </table:table-cell>
          <table:table-cell office:value-type="float" office:value="-0.0005436748615466" calcext:value-type="float">
            <text:p>-5.44E-00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.2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2" calcext:value-type="float">
            <text:p>4.2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8063392713666" calcext:value-type="float">
            <text:p>8.06E-003</text:p>
          </table:table-cell>
          <table:table-cell office:value-type="float" office:value="5.273559366969E-016" calcext:value-type="float">
            <text:p>5.27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3023080971" calcext:value-type="float">
            <text:p>-2.70E-013</text:p>
          </table:table-cell>
          <table:table-cell office:value-type="float" office:value="-0.00000008262853867791" calcext:value-type="float">
            <text:p>-8.26E-008</text:p>
          </table:table-cell>
          <table:table-cell office:value-type="float" office:value="2.401924711084E-016" calcext:value-type="float">
            <text:p>2.40E-016</text:p>
          </table:table-cell>
          <table:table-cell office:value-type="float" office:value="-0.0005250287940726" calcext:value-type="float">
            <text:p>-5.25E-004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.3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3" calcext:value-type="float">
            <text:p>4.3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7547363638878" calcext:value-type="float">
            <text:p>7.55E-003</text:p>
          </table:table-cell>
          <table:table-cell office:value-type="float" office:value="7.216449660064E-016" calcext:value-type="float">
            <text:p>7.22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3763048954" calcext:value-type="float">
            <text:p>-2.70E-013</text:p>
          </table:table-cell>
          <table:table-cell office:value-type="float" office:value="-0.00000007706047000511" calcext:value-type="float">
            <text:p>-7.71E-008</text:p>
          </table:table-cell>
          <table:table-cell office:value-type="float" office:value="4.003207940039E-016" calcext:value-type="float">
            <text:p>4.00E-016</text:p>
          </table:table-cell>
          <table:table-cell office:value-type="float" office:value="-0.0005070384941064" calcext:value-type="float">
            <text:p>-5.07E-00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.4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4" calcext:value-type="float">
            <text:p>4.4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7048980332911" calcext:value-type="float">
            <text:p>7.05E-003</text:p>
          </table:table-cell>
          <table:table-cell office:value-type="float" office:value="6.383782391595E-016" calcext:value-type="float">
            <text:p>6.38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6353750045" calcext:value-type="float">
            <text:p>-2.71E-013</text:p>
          </table:table-cell>
          <table:table-cell office:value-type="float" office:value="-0.00000007188962314331" calcext:value-type="float">
            <text:p>-7.19E-008</text:p>
          </table:table-cell>
          <table:table-cell office:value-type="float" office:value="-2.081668171172E-016" calcext:value-type="float">
            <text:p>-2.08E-016</text:p>
          </table:table-cell>
          <table:table-cell office:value-type="float" office:value="-0.0004897389444523" calcext:value-type="float">
            <text:p>-4.90E-004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.5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5" calcext:value-type="float">
            <text:p>4.5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6567534524947" calcext:value-type="float">
            <text:p>6.57E-003</text:p>
          </table:table-cell>
          <table:table-cell office:value-type="float" office:value="8.153200337091E-016" calcext:value-type="float">
            <text:p>8.15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5613511012" calcext:value-type="float">
            <text:p>-2.71E-013</text:p>
          </table:table-cell>
          <table:table-cell office:value-type="float" office:value="-0.0000000671038407063" calcext:value-type="float">
            <text:p>-6.71E-008</text:p>
          </table:table-cell>
          <table:table-cell office:value-type="float" office:value="1.601283228955E-016" calcext:value-type="float">
            <text:p>1.60E-016</text:p>
          </table:table-cell>
          <table:table-cell office:value-type="float" office:value="-0.0004731632943731" calcext:value-type="float">
            <text:p>-4.73E-00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.6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6" calcext:value-type="float">
            <text:p>4.6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6102287676185" calcext:value-type="float">
            <text:p>6.10E-003</text:p>
          </table:table-cell>
          <table:table-cell office:value-type="float" office:value="7.355227538142E-016" calcext:value-type="float">
            <text:p>7.36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524352702" calcext:value-type="float">
            <text:p>-2.71E-013</text:p>
          </table:table-cell>
          <table:table-cell office:value-type="float" office:value="-0.00000006269004160231" calcext:value-type="float">
            <text:p>-6.27E-008</text:p>
          </table:table-cell>
          <table:table-cell office:value-type="float" office:value="-3.682951400128E-016" calcext:value-type="float">
            <text:p>-3.68E-016</text:p>
          </table:table-cell>
          <table:table-cell office:value-type="float" office:value="-0.0004573427431751" calcext:value-type="float">
            <text:p>-4.57E-00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.7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7" calcext:value-type="float">
            <text:p>4.7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5652468651533" calcext:value-type="float">
            <text:p>5.65E-003</text:p>
          </table:table-cell>
          <table:table-cell office:value-type="float" office:value="7.667477763817E-016" calcext:value-type="float">
            <text:p>7.67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5983495003" calcext:value-type="float">
            <text:p>-2.71E-013</text:p>
          </table:table-cell>
          <table:table-cell office:value-type="float" office:value="-0.00000005863445551313" calcext:value-type="float">
            <text:p>-5.86E-008</text:p>
          </table:table-cell>
          <table:table-cell office:value-type="float" office:value="-3.843079802432E-016" calcext:value-type="float">
            <text:p>-3.84E-016</text:p>
          </table:table-cell>
          <table:table-cell office:value-type="float" office:value="-0.0004423065693118" calcext:value-type="float">
            <text:p>-4.42E-00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.8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8" calcext:value-type="float">
            <text:p>4.8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5217280704528" calcext:value-type="float">
            <text:p>5.22E-003</text:p>
          </table:table-cell>
          <table:table-cell office:value-type="float" office:value="5.551115123126E-016" calcext:value-type="float">
            <text:p>5.55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6353750045" calcext:value-type="float">
            <text:p>-2.71E-013</text:p>
          </table:table-cell>
          <table:table-cell office:value-type="float" office:value="-0.00000005492283250419" calcext:value-type="float">
            <text:p>-5.49E-008</text:p>
          </table:table-cell>
          <table:table-cell office:value-type="float" office:value="-1.921539901216E-016" calcext:value-type="float">
            <text:p>-1.92E-016</text:p>
          </table:table-cell>
          <table:table-cell office:value-type="float" office:value="-0.000428082072176" calcext:value-type="float">
            <text:p>-4.28E-004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.9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49" calcext:value-type="float">
            <text:p>4.9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4795898683369" calcext:value-type="float">
            <text:p>4.80E-003</text:p>
          </table:table-cell>
          <table:table-cell office:value-type="float" office:value="4.857225732735E-016" calcext:value-type="float">
            <text:p>4.86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6353750045" calcext:value-type="float">
            <text:p>-2.71E-013</text:p>
          </table:table-cell>
          <table:table-cell office:value-type="float" office:value="-0.00000005154067750368" calcext:value-type="float">
            <text:p>-5.15E-008</text:p>
          </table:table-cell>
          <table:table-cell office:value-type="float" office:value="-2.882309653301E-016" calcext:value-type="float">
            <text:p>-2.88E-016</text:p>
          </table:table-cell>
          <table:table-cell office:value-type="float" office:value="-0.0004146946885157" calcext:value-type="float">
            <text:p>-4.15E-00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.0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0" calcext:value-type="float">
            <text:p>5.0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438747368753" calcext:value-type="float">
            <text:p>4.39E-003</text:p>
          </table:table-cell>
          <table:table-cell office:value-type="float" office:value="3.087807787239E-016" calcext:value-type="float">
            <text:p>3.09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5613511012" calcext:value-type="float">
            <text:p>-2.71E-013</text:p>
          </table:table-cell>
          <table:table-cell office:value-type="float" office:value="-0.0000000484734705708" calcext:value-type="float">
            <text:p>-4.85E-008</text:p>
          </table:table-cell>
          <table:table-cell office:value-type="float" office:value="1.601283195868E-017" calcext:value-type="float">
            <text:p>1.60E-017</text:p>
          </table:table-cell>
          <table:table-cell office:value-type="float" office:value="-0.0004021679633297" calcext:value-type="float">
            <text:p>-4.02E-00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.1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1" calcext:value-type="float">
            <text:p>5.1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3991134930402" calcext:value-type="float">
            <text:p>3.99E-003</text:p>
          </table:table-cell>
          <table:table-cell office:value-type="float" office:value="2.532696274926E-016" calcext:value-type="float">
            <text:p>2.5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6723734036" calcext:value-type="float">
            <text:p>-2.71E-013</text:p>
          </table:table-cell>
          <table:table-cell office:value-type="float" office:value="-0.00000004570685163685" calcext:value-type="float">
            <text:p>-4.57E-008</text:p>
          </table:table-cell>
          <table:table-cell office:value-type="float" office:value="-2.722181515694E-016" calcext:value-type="float">
            <text:p>-2.72E-016</text:p>
          </table:table-cell>
          <table:table-cell office:value-type="float" office:value="-0.0003905235789716" calcext:value-type="float">
            <text:p>-3.91E-00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.2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2" calcext:value-type="float">
            <text:p>5.2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3605989040807" calcext:value-type="float">
            <text:p>3.61E-003</text:p>
          </table:table-cell>
          <table:table-cell office:value-type="float" office:value="6.591949208712E-017" calcext:value-type="float">
            <text:p>6.5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5983495003" calcext:value-type="float">
            <text:p>-2.71E-013</text:p>
          </table:table-cell>
          <table:table-cell office:value-type="float" office:value="-0.00000004322682656266" calcext:value-type="float">
            <text:p>-4.32E-008</text:p>
          </table:table-cell>
          <table:table-cell office:value-type="float" office:value="-6.565261318126E-016" calcext:value-type="float">
            <text:p>-6.57E-016</text:p>
          </table:table-cell>
          <table:table-cell office:value-type="float" office:value="-0.0003797814133577" calcext:value-type="float">
            <text:p>-3.80E-004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.3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3" calcext:value-type="float">
            <text:p>5.3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3231125650927" calcext:value-type="float">
            <text:p>3.23E-003</text:p>
          </table:table-cell>
          <table:table-cell office:value-type="float" office:value="6.245004513517E-017" calcext:value-type="float">
            <text:p>6.25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4873271978" calcext:value-type="float">
            <text:p>-2.70E-013</text:p>
          </table:table-cell>
          <table:table-cell office:value-type="float" office:value="-0.00000004101993056338" calcext:value-type="float">
            <text:p>-4.10E-008</text:p>
          </table:table-cell>
          <table:table-cell office:value-type="float" office:value="1.601283228955E-016" calcext:value-type="float">
            <text:p>1.60E-016</text:p>
          </table:table-cell>
          <table:table-cell office:value-type="float" office:value="-0.0003699595108628" calcext:value-type="float">
            <text:p>-3.70E-00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.4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4" calcext:value-type="float">
            <text:p>5.4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2865615766495" calcext:value-type="float">
            <text:p>2.87E-003</text:p>
          </table:table-cell>
          <table:table-cell office:value-type="float" office:value="1.595945597899E-016" calcext:value-type="float">
            <text:p>1.60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3763048954" calcext:value-type="float">
            <text:p>-2.70E-013</text:p>
          </table:table-cell>
          <table:table-cell office:value-type="float" office:value="-0.00000003907340229148" calcext:value-type="float">
            <text:p>-3.91E-008</text:p>
          </table:table-cell>
          <table:table-cell office:value-type="float" office:value="2.241796573477E-016" calcext:value-type="float">
            <text:p>2.24E-016</text:p>
          </table:table-cell>
          <table:table-cell office:value-type="float" office:value="-0.000361074169632" calcext:value-type="float">
            <text:p>-3.61E-00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.5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5" calcext:value-type="float">
            <text:p>5.5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2508515957743" calcext:value-type="float">
            <text:p>2.51E-003</text:p>
          </table:table-cell>
          <table:table-cell office:value-type="float" office:value="4.128641872825E-016" calcext:value-type="float">
            <text:p>4.1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3763048954" calcext:value-type="float">
            <text:p>-2.70E-013</text:p>
          </table:table-cell>
          <table:table-cell office:value-type="float" office:value="-0.00000003737532594528" calcext:value-type="float">
            <text:p>-3.74E-008</text:p>
          </table:table-cell>
          <table:table-cell office:value-type="float" office:value="-4.80384975304E-017" calcext:value-type="float">
            <text:p>-4.80E-017</text:p>
          </table:table-cell>
          <table:table-cell office:value-type="float" office:value="-0.0003531399997883" calcext:value-type="float">
            <text:p>-3.53E-004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.6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6" calcext:value-type="float">
            <text:p>5.6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2158868359402" calcext:value-type="float">
            <text:p>2.16E-003</text:p>
          </table:table-cell>
          <table:table-cell office:value-type="float" office:value="5.308253836489E-016" calcext:value-type="float">
            <text:p>5.31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3023080971" calcext:value-type="float">
            <text:p>-2.70E-013</text:p>
          </table:table-cell>
          <table:table-cell office:value-type="float" office:value="-0.00000003591476627207" calcext:value-type="float">
            <text:p>-3.59E-008</text:p>
          </table:table-cell>
          <table:table-cell office:value-type="float" office:value="3.522822997823E-016" calcext:value-type="float">
            <text:p>3.52E-016</text:p>
          </table:table-cell>
          <table:table-cell office:value-type="float" office:value="-0.0003461698070168" calcext:value-type="float">
            <text:p>-3.46E-00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.7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7" calcext:value-type="float">
            <text:p>5.7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1815703348257" calcext:value-type="float">
            <text:p>1.82E-003</text:p>
          </table:table-cell>
          <table:table-cell office:value-type="float" office:value="2.706168622524E-016" calcext:value-type="float">
            <text:p>2.71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3393064962" calcext:value-type="float">
            <text:p>-2.70E-013</text:p>
          </table:table-cell>
          <table:table-cell office:value-type="float" office:value="-0.00000003468189646583" calcext:value-type="float">
            <text:p>-3.47E-008</text:p>
          </table:table-cell>
          <table:table-cell office:value-type="float" office:value="-6.084876111212E-016" calcext:value-type="float">
            <text:p>-6.08E-016</text:p>
          </table:table-cell>
          <table:table-cell office:value-type="float" office:value="-0.0003401747962926" calcext:value-type="float">
            <text:p>-3.40E-004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.8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8" calcext:value-type="float">
            <text:p>5.8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1478041056544" calcext:value-type="float">
            <text:p>1.48E-003</text:p>
          </table:table-cell>
          <table:table-cell office:value-type="float" office:value="2.602085213965E-016" calcext:value-type="float">
            <text:p>2.60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3023080971" calcext:value-type="float">
            <text:p>-2.70E-013</text:p>
          </table:table-cell>
          <table:table-cell office:value-type="float" office:value="-0.00000003366809764316" calcext:value-type="float">
            <text:p>-3.37E-008</text:p>
          </table:table-cell>
          <table:table-cell office:value-type="float" office:value="3.362694860216E-016" calcext:value-type="float">
            <text:p>3.36E-016</text:p>
          </table:table-cell>
          <table:table-cell office:value-type="float" office:value="-0.0003351645136718" calcext:value-type="float">
            <text:p>-3.35E-004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.9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59" calcext:value-type="float">
            <text:p>5.9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114489288535" calcext:value-type="float">
            <text:p>1.14E-003</text:p>
          </table:table-cell>
          <table:table-cell office:value-type="float" office:value="1.040834085586E-016" calcext:value-type="float">
            <text:p>1.04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1542602904" calcext:value-type="float">
            <text:p>-2.70E-013</text:p>
          </table:table-cell>
          <table:table-cell office:value-type="float" office:value="-0.00000003286604055575" calcext:value-type="float">
            <text:p>-3.29E-008</text:p>
          </table:table-cell>
          <table:table-cell office:value-type="float" office:value="-2.241796573477E-016" calcext:value-type="float">
            <text:p>-2.24E-016</text:p>
          </table:table-cell>
          <table:table-cell office:value-type="float" office:value="-0.0003311468462925" calcext:value-type="float">
            <text:p>-3.31E-00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.0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60" calcext:value-type="float">
            <text:p>6.0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8152629015967" calcext:value-type="float">
            <text:p>8.15E-004</text:p>
          </table:table-cell>
          <table:table-cell office:value-type="float" office:value="2.359223927328E-016" calcext:value-type="float">
            <text:p>2.36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3393064962" calcext:value-type="float">
            <text:p>-2.70E-013</text:p>
          </table:table-cell>
          <table:table-cell office:value-type="float" office:value="-0.00000003226978506632" calcext:value-type="float">
            <text:p>-3.23E-008</text:p>
          </table:table-cell>
          <table:table-cell office:value-type="float" office:value="-5.604491433693E-016" calcext:value-type="float">
            <text:p>-5.60E-016</text:p>
          </table:table-cell>
          <table:table-cell office:value-type="float" office:value="-0.0003281281387899" calcext:value-type="float">
            <text:p>-3.28E-004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.1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61" calcext:value-type="float">
            <text:p>6.1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4881498753093" calcext:value-type="float">
            <text:p>4.88E-004</text:p>
          </table:table-cell>
          <table:table-cell office:value-type="float" office:value="-4.163336342344E-017" calcext:value-type="float">
            <text:p>-4.16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2652825929" calcext:value-type="float">
            <text:p>-2.70E-013</text:p>
          </table:table-cell>
          <table:table-cell office:value-type="float" office:value="-0.00000003187481212308" calcext:value-type="float">
            <text:p>-3.19E-008</text:p>
          </table:table-cell>
          <table:table-cell office:value-type="float" office:value="-3.522822997823E-016" calcext:value-type="float">
            <text:p>-3.52E-016</text:p>
          </table:table-cell>
          <table:table-cell office:value-type="float" office:value="-0.0003261130186729" calcext:value-type="float">
            <text:p>-3.26E-00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.2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62" calcext:value-type="float">
            <text:p>6.2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1625485601835" calcext:value-type="float">
            <text:p>1.63E-004</text:p>
          </table:table-cell>
          <table:table-cell office:value-type="float" office:value="1.040834085586E-016" calcext:value-type="float">
            <text:p>1.04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03763048954" calcext:value-type="float">
            <text:p>-2.70E-013</text:p>
          </table:table-cell>
          <table:table-cell office:value-type="float" office:value="-0.00000003167808770854" calcext:value-type="float">
            <text:p>-3.17E-008</text:p>
          </table:table-cell>
          <table:table-cell office:value-type="float" office:value="1.761411498911E-016" calcext:value-type="float">
            <text:p>1.76E-016</text:p>
          </table:table-cell>
          <table:table-cell office:value-type="float" office:value="-0.0003251046873629" calcext:value-type="float">
            <text:p>-3.25E-004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.3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63" calcext:value-type="float">
            <text:p>6.3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1" calcext:value-type="float">
            <text:p>1.00E+000</text:p>
          </table:table-cell>
          <table:table-cell table:number-columns-repeated="3"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table:number-columns-repeated="4" office:value-type="float" office:value="0" calcext:value-type="float">
            <text:p>0.00E+00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.4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64" calcext:value-type="float">
            <text:p>6.40E+001</text:p>
          </table:table-cell>
          <table:table-cell office:value-type="float" office:value="0" calcext:value-type="float">
            <text:p>0.00E+000</text:p>
          </table:table-cell>
        </table:table-row>
      </table:table>
      <table:table table:name="32x32_t0" table:style-name="ta1">
        <table:shapes>
          <draw:frame draw:z-index="0" draw:style-name="gr1" draw:text-style-name="P1" svg:width="6.2988in" svg:height="3.5429in" svg:x="1.1382in" svg:y="1.0075in">
            <draw:object draw:notify-on-update-of-ranges="32x32_t0.M2:32x32_t0.M34 32x32_t0.O2:32x32_t0.O2 32x32_t0.B2:32x32_t0.B34 32x32_t10.M2:32x32_t10.M34 32x32_t0.O3:32x32_t0.O3 32x32_t10.B2:32x32_t10.B34 32x32_t100.M2:32x32_t100.M34 32x32_t0.O4:32x32_t0.O4 32x32_t100.B2:32x32_t100.B34 32x32_t1000.M2:32x32_t1000.M34 32x32_t0.O5:32x32_t0.O5 32x32_t1000.B2:32x32_t1000.B34 32x32_t9990.M2:32x32_t9990.M34 32x32_t0.O6:32x32_t0.O6 32x32_t9990.B2:32x32_t9990.B3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flag</text:p>
          </table:table-cell>
          <table:table-cell table:style-name="Default" office:value-type="string" calcext:value-type="string">
            <text:p>velocity:0</text:p>
          </table:table-cell>
          <table:table-cell table:style-name="Default" office:value-type="string" calcext:value-type="string">
            <text:p>velocity:1</text:p>
          </table:table-cell>
          <table:table-cell table:style-name="Default" office:value-type="string" calcext:value-type="string">
            <text:p>velocity:2</text:p>
          </table:table-cell>
          <table:table-cell table:style-name="Default" office:value-type="string" calcext:value-type="string">
            <text:p>density</text:p>
          </table:table-cell>
          <table:table-cell table:style-name="Default" office:value-type="string" calcext:value-type="string">
            <text:p>pressure</text:p>
          </table:table-cell>
          <table:table-cell table:style-name="Default" office:value-type="string" calcext:value-type="string">
            <text:p>s_xx</text:p>
          </table:table-cell>
          <table:table-cell table:style-name="Default" office:value-type="string" calcext:value-type="string">
            <text:p>s_yy</text:p>
          </table:table-cell>
          <table:table-cell table:style-name="Default" office:value-type="string" calcext:value-type="string">
            <text:p>s_xy</text:p>
          </table:table-cell>
          <table:table-cell office:value-type="string" calcext:value-type="string">
            <text:p>vtkValidPointMask</text:p>
          </table:table-cell>
          <table:table-cell table:style-name="Default" office:value-type="string" calcext:value-type="string">
            <text:p>arc_length</text:p>
          </table:table-cell>
          <table:table-cell table:style-name="Default" office:value-type="string" calcext:value-type="string">
            <text:p>Points:0</text:p>
          </table:table-cell>
          <table:table-cell table:style-name="Default" office:value-type="string" calcext:value-type="string">
            <text:p>Points:1</text:p>
          </table:table-cell>
          <table:table-cell table:style-name="Default" office:value-type="string" calcext:value-type="string">
            <text:p>Points:2</text:p>
          </table:table-cell>
          <table:table-cell office:value-type="string" calcext:value-type="string">
            <text:p>Legend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E+000</text:p>
          </table:table-cell>
          <table:table-cell office:value-type="float" office:value="16" calcext:value-type="float">
            <text:p>1.60E+001</text:p>
          </table:table-cell>
          <table:table-cell table:number-columns-repeated="2" office:value-type="float" office:value="0" calcext:value-type="float">
            <text:p>0.00E+000</text:p>
          </table:table-cell>
          <table:table-cell office:value-type="string" calcext:value-type="string">
            <text:p>T=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1" calcext:value-type="float">
            <text:p>1.00E+000</text:p>
          </table:table-cell>
          <table:table-cell office:value-type="float" office:value="0" calcext:value-type="float">
            <text:p>0.00E+000</text:p>
          </table:table-cell>
          <table:table-cell office:value-type="string" calcext:value-type="string">
            <text:p>T=1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2" calcext:value-type="float">
            <text:p>2.00E+000</text:p>
          </table:table-cell>
          <table:table-cell office:value-type="float" office:value="0" calcext:value-type="float">
            <text:p>0.00E+000</text:p>
          </table:table-cell>
          <table:table-cell office:value-type="string" calcext:value-type="string">
            <text:p>T=1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3" calcext:value-type="float">
            <text:p>3.00E+000</text:p>
          </table:table-cell>
          <table:table-cell office:value-type="float" office:value="0" calcext:value-type="float">
            <text:p>0.00E+000</text:p>
          </table:table-cell>
          <table:table-cell office:value-type="string" calcext:value-type="string">
            <text:p>T=1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4" calcext:value-type="float">
            <text:p>4.00E+000</text:p>
          </table:table-cell>
          <table:table-cell office:value-type="float" office:value="0" calcext:value-type="float">
            <text:p>0.00E+000</text:p>
          </table:table-cell>
          <table:table-cell office:value-type="string" calcext:value-type="string">
            <text:p>T=999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5" calcext:value-type="float">
            <text:p>5.00E+000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6" calcext:value-type="float">
            <text:p>6.00E+000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7" calcext:value-type="float">
            <text:p>7.00E+000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8" calcext:value-type="float">
            <text:p>8.00E+000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9" calcext:value-type="float">
            <text:p>9.00E+000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.0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0" calcext:value-type="float">
            <text:p>1.0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.1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1" calcext:value-type="float">
            <text:p>1.1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.2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2" calcext:value-type="float">
            <text:p>1.2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.3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3" calcext:value-type="float">
            <text:p>1.3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.4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4" calcext:value-type="float">
            <text:p>1.4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.5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5" calcext:value-type="float">
            <text:p>1.5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6" calcext:value-type="float">
            <text:p>1.6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.7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7" calcext:value-type="float">
            <text:p>1.7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.8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8" calcext:value-type="float">
            <text:p>1.8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.9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9" calcext:value-type="float">
            <text:p>1.9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.0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0" calcext:value-type="float">
            <text:p>2.0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.1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1" calcext:value-type="float">
            <text:p>2.1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.2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2" calcext:value-type="float">
            <text:p>2.2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.3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3" calcext:value-type="float">
            <text:p>2.3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.4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4" calcext:value-type="float">
            <text:p>2.4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.5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5" calcext:value-type="float">
            <text:p>2.5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.6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6" calcext:value-type="float">
            <text:p>2.6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.7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7" calcext:value-type="float">
            <text:p>2.7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.8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8" calcext:value-type="float">
            <text:p>2.8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.9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9" calcext:value-type="float">
            <text:p>2.9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.0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30" calcext:value-type="float">
            <text:p>3.0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387778780781E-017" calcext:value-type="float">
            <text:p>-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3.700743525708E-017" calcext:value-type="float">
            <text:p>-3.70E-017</text:p>
          </table:table-cell>
          <table:table-cell table:number-columns-repeated="2" office:value-type="float" office:value="-1.921539901216E-016" calcext:value-type="float">
            <text:p>-1.92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.1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31" calcext:value-type="float">
            <text:p>3.10E+00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office:value-type="float" office:value="1" calcext:value-type="float">
            <text:p>1.00E+000</text:p>
          </table:table-cell>
          <table:table-cell table:number-columns-repeated="3"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table:number-columns-repeated="4" office:value-type="float" office:value="0" calcext:value-type="float">
            <text:p>0.00E+00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.2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0" calcext:value-type="float">
            <text:p>0.00E+000</text:p>
          </table:table-cell>
          <table:table-cell/>
        </table:table-row>
      </table:table>
      <table:table table:name="32x32_t10" table:style-name="ta1">
        <table:table-column table:style-name="co1" table:number-columns-repeated="9" table:default-cell-style-name="ce1"/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table:style-name="Default" office:value-type="string" calcext:value-type="string">
            <text:p>flag</text:p>
          </table:table-cell>
          <table:table-cell table:style-name="Default" office:value-type="string" calcext:value-type="string">
            <text:p>velocity:0</text:p>
          </table:table-cell>
          <table:table-cell table:style-name="Default" office:value-type="string" calcext:value-type="string">
            <text:p>velocity:1</text:p>
          </table:table-cell>
          <table:table-cell table:style-name="Default" office:value-type="string" calcext:value-type="string">
            <text:p>velocity:2</text:p>
          </table:table-cell>
          <table:table-cell table:style-name="Default" office:value-type="string" calcext:value-type="string">
            <text:p>density</text:p>
          </table:table-cell>
          <table:table-cell table:style-name="Default" office:value-type="string" calcext:value-type="string">
            <text:p>pressure</text:p>
          </table:table-cell>
          <table:table-cell table:style-name="Default" office:value-type="string" calcext:value-type="string">
            <text:p>s_xx</text:p>
          </table:table-cell>
          <table:table-cell table:style-name="Default" office:value-type="string" calcext:value-type="string">
            <text:p>s_yy</text:p>
          </table:table-cell>
          <table:table-cell table:style-name="Default" office:value-type="string" calcext:value-type="string">
            <text:p>s_xy</text:p>
          </table:table-cell>
          <table:table-cell office:value-type="string" calcext:value-type="string">
            <text:p>vtkValidPointMask</text:p>
          </table:table-cell>
          <table:table-cell table:style-name="Default" office:value-type="string" calcext:value-type="string">
            <text:p>arc_length</text:p>
          </table:table-cell>
          <table:table-cell table:style-name="Default" office:value-type="string" calcext:value-type="string">
            <text:p>Points:0</text:p>
          </table:table-cell>
          <table:table-cell table:style-name="Default" office:value-type="string" calcext:value-type="string">
            <text:p>Points:1</text:p>
          </table:table-cell>
          <table:table-cell table:style-name="Default" office:value-type="string" calcext:value-type="string">
            <text:p>Points:2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3255403414369" calcext:value-type="float">
            <text:p>3.26E-002</text:p>
          </table:table-cell>
          <table:table-cell office:value-type="float" office:value="-9.020562075079E-017" calcext:value-type="float">
            <text:p>-9.02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850371663592E-016" calcext:value-type="float">
            <text:p>-1.85E-016</text:p>
          </table:table-cell>
          <table:table-cell office:value-type="float" office:value="0.0004570544988383" calcext:value-type="float">
            <text:p>4.57E-004</text:p>
          </table:table-cell>
          <table:table-cell office:value-type="float" office:value="-2.241796573477E-016" calcext:value-type="float">
            <text:p>-2.24E-016</text:p>
          </table:table-cell>
          <table:table-cell office:value-type="float" office:value="-0.03411301970482" calcext:value-type="float">
            <text:p>-3.41E-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E+000</text:p>
          </table:table-cell>
          <table:table-cell office:value-type="float" office:value="16" calcext:value-type="float">
            <text:p>1.60E+001</text:p>
          </table:table-cell>
          <table:table-cell table:number-columns-repeated="2"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8595095016062" calcext:value-type="float">
            <text:p>8.60E-003</text:p>
          </table:table-cell>
          <table:table-cell office:value-type="float" office:value="6.938893903907E-018" calcext:value-type="float">
            <text:p>6.94E-018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22044604925E-016" calcext:value-type="float">
            <text:p>-2.22E-016</text:p>
          </table:table-cell>
          <table:table-cell office:value-type="float" office:value="-0.0004256952670403" calcext:value-type="float">
            <text:p>-4.26E-004</text:p>
          </table:table-cell>
          <table:table-cell office:value-type="float" office:value="-3.522822997823E-016" calcext:value-type="float">
            <text:p>-3.52E-016</text:p>
          </table:table-cell>
          <table:table-cell office:value-type="float" office:value="-0.01495693903416" calcext:value-type="float">
            <text:p>-1.50E-00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1" calcext:value-type="float">
            <text:p>1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0.0000347720560967" calcext:value-type="float">
            <text:p>-3.48E-005</text:p>
          </table:table-cell>
          <table:table-cell office:value-type="float" office:value="-2.185751579731E-016" calcext:value-type="float">
            <text:p>-2.19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850371663592E-016" calcext:value-type="float">
            <text:p>-1.85E-016</text:p>
          </table:table-cell>
          <table:table-cell office:value-type="float" office:value="0.0002545136667322" calcext:value-type="float">
            <text:p>2.55E-004</text:p>
          </table:table-cell>
          <table:table-cell office:value-type="float" office:value="9.607699506081E-017" calcext:value-type="float">
            <text:p>9.61E-017</text:p>
          </table:table-cell>
          <table:table-cell office:value-type="float" office:value="-0.001284054364078" calcext:value-type="float">
            <text:p>-1.28E-0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2" calcext:value-type="float">
            <text:p>2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0.0000600894636591" calcext:value-type="float">
            <text:p>-6.01E-005</text:p>
          </table:table-cell>
          <table:table-cell office:value-type="float" office:value="-1.52655665886E-016" calcext:value-type="float">
            <text:p>-1.5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850371663592E-016" calcext:value-type="float">
            <text:p>-1.85E-016</text:p>
          </table:table-cell>
          <table:table-cell office:value-type="float" office:value="-0.0001604447606951" calcext:value-type="float">
            <text:p>-1.60E-004</text:p>
          </table:table-cell>
          <table:table-cell office:value-type="float" office:value="8.006416144777E-017" calcext:value-type="float">
            <text:p>8.01E-017</text:p>
          </table:table-cell>
          <table:table-cell office:value-type="float" office:value="0.00025016348809" calcext:value-type="float">
            <text:p>2.50E-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3" calcext:value-type="float">
            <text:p>3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0.00002535472958698" calcext:value-type="float">
            <text:p>-2.54E-005</text:p>
          </table:table-cell>
          <table:table-cell office:value-type="float" office:value="-2.116362640692E-016" calcext:value-type="float">
            <text:p>-2.12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22044604925E-016" calcext:value-type="float">
            <text:p>-2.22E-016</text:p>
          </table:table-cell>
          <table:table-cell office:value-type="float" office:value="0.00008090938354144" calcext:value-type="float">
            <text:p>8.09E-005</text:p>
          </table:table-cell>
          <table:table-cell office:value-type="float" office:value="-0" calcext:value-type="float">
            <text:p>-0.00E+000</text:p>
          </table:table-cell>
          <table:table-cell office:value-type="float" office:value="0.0002674570423551" calcext:value-type="float">
            <text:p>2.67E-0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4" calcext:value-type="float">
            <text:p>4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0.00001588397208252" calcext:value-type="float">
            <text:p>-1.59E-005</text:p>
          </table:table-cell>
          <table:table-cell office:value-type="float" office:value="-1.908195823574E-016" calcext:value-type="float">
            <text:p>-1.91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850371663592E-016" calcext:value-type="float">
            <text:p>-1.85E-016</text:p>
          </table:table-cell>
          <table:table-cell office:value-type="float" office:value="-0.0000301270174532" calcext:value-type="float">
            <text:p>-3.01E-005</text:p>
          </table:table-cell>
          <table:table-cell office:value-type="float" office:value="-2.241796573477E-016" calcext:value-type="float">
            <text:p>-2.24E-016</text:p>
          </table:table-cell>
          <table:table-cell office:value-type="float" office:value="-0.0002508129982743" calcext:value-type="float">
            <text:p>-2.51E-0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5" calcext:value-type="float">
            <text:p>5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382545258617" calcext:value-type="float">
            <text:p>3.83E-005</text:p>
          </table:table-cell>
          <table:table-cell office:value-type="float" office:value="-2.116362640692E-016" calcext:value-type="float">
            <text:p>-2.12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850371663592E-016" calcext:value-type="float">
            <text:p>-1.85E-016</text:p>
          </table:table-cell>
          <table:table-cell office:value-type="float" office:value="0.00001087068631023" calcext:value-type="float">
            <text:p>1.09E-005</text:p>
          </table:table-cell>
          <table:table-cell office:value-type="float" office:value="-4.483593146954E-016" calcext:value-type="float">
            <text:p>-4.48E-016</text:p>
          </table:table-cell>
          <table:table-cell office:value-type="float" office:value="0.00004463610093808" calcext:value-type="float">
            <text:p>4.46E-00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6" calcext:value-type="float">
            <text:p>6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0.0000135523323479" calcext:value-type="float">
            <text:p>-1.36E-005</text:p>
          </table:table-cell>
          <table:table-cell office:value-type="float" office:value="-2.775557561563E-016" calcext:value-type="float">
            <text:p>-2.78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22044604925E-016" calcext:value-type="float">
            <text:p>-2.22E-016</text:p>
          </table:table-cell>
          <table:table-cell office:value-type="float" office:value="-0.00001084749874281" calcext:value-type="float">
            <text:p>-1.08E-005</text:p>
          </table:table-cell>
          <table:table-cell office:value-type="float" office:value="-2.241796573477E-016" calcext:value-type="float">
            <text:p>-2.24E-016</text:p>
          </table:table-cell>
          <table:table-cell office:value-type="float" office:value="0.0001234626397491" calcext:value-type="float">
            <text:p>1.23E-00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7" calcext:value-type="float">
            <text:p>7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0.000003798252691922" calcext:value-type="float">
            <text:p>-3.80E-006</text:p>
          </table:table-cell>
          <table:table-cell office:value-type="float" office:value="-2.98372437868E-016" calcext:value-type="float">
            <text:p>-2.98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22044604925E-016" calcext:value-type="float">
            <text:p>-2.22E-016</text:p>
          </table:table-cell>
          <table:table-cell office:value-type="float" office:value="0.00001072749455489" calcext:value-type="float">
            <text:p>1.07E-005</text:p>
          </table:table-cell>
          <table:table-cell office:value-type="float" office:value="-1.281026556694E-016" calcext:value-type="float">
            <text:p>-1.28E-016</text:p>
          </table:table-cell>
          <table:table-cell office:value-type="float" office:value="0.00002069032234431" calcext:value-type="float">
            <text:p>2.07E-00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8" calcext:value-type="float">
            <text:p>8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0.0000001882788183138" calcext:value-type="float">
            <text:p>-1.88E-007</text:p>
          </table:table-cell>
          <table:table-cell office:value-type="float" office:value="-2.844946500602E-016" calcext:value-type="float">
            <text:p>-2.84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480297410283E-016" calcext:value-type="float">
            <text:p>-1.48E-016</text:p>
          </table:table-cell>
          <table:table-cell office:value-type="float" office:value="-0.000002024110926868" calcext:value-type="float">
            <text:p>-2.02E-006</text:p>
          </table:table-cell>
          <table:table-cell office:value-type="float" office:value="1.601283195868E-017" calcext:value-type="float">
            <text:p>1.60E-017</text:p>
          </table:table-cell>
          <table:table-cell office:value-type="float" office:value="0.000000868979157076" calcext:value-type="float">
            <text:p>8.69E-00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9" calcext:value-type="float">
            <text:p>9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.0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0" calcext:value-type="float">
            <text:p>1.0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.1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1" calcext:value-type="float">
            <text:p>1.1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.2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2" calcext:value-type="float">
            <text:p>1.2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.3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3" calcext:value-type="float">
            <text:p>1.3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.4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4" calcext:value-type="float">
            <text:p>1.4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.5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5" calcext:value-type="float">
            <text:p>1.5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6" calcext:value-type="float">
            <text:p>1.6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.7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7" calcext:value-type="float">
            <text:p>1.7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.8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8" calcext:value-type="float">
            <text:p>1.8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.9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9" calcext:value-type="float">
            <text:p>1.9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.0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0" calcext:value-type="float">
            <text:p>2.0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734723475977E-016" calcext:value-type="float">
            <text:p>-1.7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.1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1" calcext:value-type="float">
            <text:p>2.1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457167719821E-016" calcext:value-type="float">
            <text:p>-1.46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office:value-type="float" office:value="3.202566391736E-017" calcext:value-type="float">
            <text:p>3.20E-017</text:p>
          </table:table-cell>
          <table:table-cell office:value-type="float" office:value="9.607699506081E-017" calcext:value-type="float">
            <text:p>9.61E-017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.2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2" calcext:value-type="float">
            <text:p>2.2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1.457167719821E-016" calcext:value-type="float">
            <text:p>-1.46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7.401487051416E-017" calcext:value-type="float">
            <text:p>-7.40E-017</text:p>
          </table:table-cell>
          <table:table-cell office:value-type="float" office:value="3.202566391736E-017" calcext:value-type="float">
            <text:p>3.20E-017</text:p>
          </table:table-cell>
          <table:table-cell office:value-type="float" office:value="9.607699506081E-017" calcext:value-type="float">
            <text:p>9.61E-017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.3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3" calcext:value-type="float">
            <text:p>2.3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3.469446951954E-017" calcext:value-type="float">
            <text:p>-3.47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110223024625E-016" calcext:value-type="float">
            <text:p>-1.11E-016</text:p>
          </table:table-cell>
          <table:table-cell office:value-type="float" office:value="-3.202566391736E-017" calcext:value-type="float">
            <text:p>-3.20E-017</text:p>
          </table:table-cell>
          <table:table-cell office:value-type="float" office:value="2.882309653301E-016" calcext:value-type="float">
            <text:p>2.88E-016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.4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4" calcext:value-type="float">
            <text:p>2.4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3.469446951954E-017" calcext:value-type="float">
            <text:p>-3.47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480297410283E-016" calcext:value-type="float">
            <text:p>-1.48E-016</text:p>
          </table:table-cell>
          <table:table-cell office:value-type="float" office:value="3.202566391736E-017" calcext:value-type="float">
            <text:p>3.20E-017</text:p>
          </table:table-cell>
          <table:table-cell office:value-type="float" office:value="9.607699506081E-017" calcext:value-type="float">
            <text:p>9.61E-017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.5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5" calcext:value-type="float">
            <text:p>2.5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4"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480297410283E-016" calcext:value-type="float">
            <text:p>-1.48E-016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.6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6" calcext:value-type="float">
            <text:p>2.6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4"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480297410283E-016" calcext:value-type="float">
            <text:p>-1.48E-016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.7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7" calcext:value-type="float">
            <text:p>2.7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4"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480297410283E-016" calcext:value-type="float">
            <text:p>-1.48E-016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.8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8" calcext:value-type="float">
            <text:p>2.8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office:value-type="float" office:value="-3.469446951954E-017" calcext:value-type="float">
            <text:p>-3.47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480297410283E-016" calcext:value-type="float">
            <text:p>-1.48E-016</text:p>
          </table:table-cell>
          <table:table-cell office:value-type="float" office:value="3.202566391736E-017" calcext:value-type="float">
            <text:p>3.20E-017</text:p>
          </table:table-cell>
          <table:table-cell office:value-type="float" office:value="9.607699506081E-017" calcext:value-type="float">
            <text:p>9.61E-017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.9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9" calcext:value-type="float">
            <text:p>2.9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4"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480297410283E-016" calcext:value-type="float">
            <text:p>-1.48E-016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.0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30" calcext:value-type="float">
            <text:p>3.0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4"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1.480297410283E-016" calcext:value-type="float">
            <text:p>-1.48E-016</text:p>
          </table:table-cell>
          <table:table-cell table:number-columns-repeated="3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.1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31" calcext:value-type="float">
            <text:p>3.1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1" calcext:value-type="float">
            <text:p>1.00E+000</text:p>
          </table:table-cell>
          <table:table-cell table:number-columns-repeated="3"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table:number-columns-repeated="4" office:value-type="float" office:value="0" calcext:value-type="float">
            <text:p>0.00E+00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.2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0" calcext:value-type="float">
            <text:p>0.00E+000</text:p>
          </table:table-cell>
        </table:table-row>
      </table:table>
      <table:table table:name="32x32_t100" table:style-name="ta1">
        <table:table-column table:style-name="co1" table:number-columns-repeated="9" table:default-cell-style-name="ce1"/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table:style-name="Default" office:value-type="string" calcext:value-type="string">
            <text:p>flag</text:p>
          </table:table-cell>
          <table:table-cell table:style-name="Default" office:value-type="string" calcext:value-type="string">
            <text:p>velocity:0</text:p>
          </table:table-cell>
          <table:table-cell table:style-name="Default" office:value-type="string" calcext:value-type="string">
            <text:p>velocity:1</text:p>
          </table:table-cell>
          <table:table-cell table:style-name="Default" office:value-type="string" calcext:value-type="string">
            <text:p>velocity:2</text:p>
          </table:table-cell>
          <table:table-cell table:style-name="Default" office:value-type="string" calcext:value-type="string">
            <text:p>density</text:p>
          </table:table-cell>
          <table:table-cell table:style-name="Default" office:value-type="string" calcext:value-type="string">
            <text:p>pressure</text:p>
          </table:table-cell>
          <table:table-cell table:style-name="Default" office:value-type="string" calcext:value-type="string">
            <text:p>s_xx</text:p>
          </table:table-cell>
          <table:table-cell table:style-name="Default" office:value-type="string" calcext:value-type="string">
            <text:p>s_yy</text:p>
          </table:table-cell>
          <table:table-cell table:style-name="Default" office:value-type="string" calcext:value-type="string">
            <text:p>s_xy</text:p>
          </table:table-cell>
          <table:table-cell office:value-type="string" calcext:value-type="string">
            <text:p>vtkValidPointMask</text:p>
          </table:table-cell>
          <table:table-cell table:style-name="Default" office:value-type="string" calcext:value-type="string">
            <text:p>arc_length</text:p>
          </table:table-cell>
          <table:table-cell table:style-name="Default" office:value-type="string" calcext:value-type="string">
            <text:p>Points:0</text:p>
          </table:table-cell>
          <table:table-cell table:style-name="Default" office:value-type="string" calcext:value-type="string">
            <text:p>Points:1</text:p>
          </table:table-cell>
          <table:table-cell table:style-name="Default" office:value-type="string" calcext:value-type="string">
            <text:p>Points:2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4380712658167" calcext:value-type="float">
            <text:p>4.38E-002</text:p>
          </table:table-cell>
          <table:table-cell office:value-type="float" office:value="-1.110223024625E-016" calcext:value-type="float">
            <text:p>-1.11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257453553991E-015" calcext:value-type="float">
            <text:p>-2.26E-015</text:p>
          </table:table-cell>
          <table:table-cell office:value-type="float" office:value="0.000243638685788" calcext:value-type="float">
            <text:p>2.44E-004</text:p>
          </table:table-cell>
          <table:table-cell office:value-type="float" office:value="-1.601283228955E-016" calcext:value-type="float">
            <text:p>-1.60E-016</text:p>
          </table:table-cell>
          <table:table-cell office:value-type="float" office:value="-0.01237716898322" calcext:value-type="float">
            <text:p>-1.24E-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E+000</text:p>
          </table:table-cell>
          <table:table-cell office:value-type="float" office:value="16" calcext:value-type="float">
            <text:p>1.60E+001</text:p>
          </table:table-cell>
          <table:table-cell table:number-columns-repeated="2"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3199281543493" calcext:value-type="float">
            <text:p>3.20E-002</text:p>
          </table:table-cell>
          <table:table-cell office:value-type="float" office:value="-4.857225732735E-017" calcext:value-type="float">
            <text:p>-4.86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146431251528E-015" calcext:value-type="float">
            <text:p>-2.15E-015</text:p>
          </table:table-cell>
          <table:table-cell office:value-type="float" office:value="-0.000195926433662" calcext:value-type="float">
            <text:p>-1.96E-004</text:p>
          </table:table-cell>
          <table:table-cell office:value-type="float" office:value="4.80384975304E-017" calcext:value-type="float">
            <text:p>4.80E-017</text:p>
          </table:table-cell>
          <table:table-cell office:value-type="float" office:value="-0.01123653911054" calcext:value-type="float">
            <text:p>-1.12E-00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1" calcext:value-type="float">
            <text:p>1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2174304798245" calcext:value-type="float">
            <text:p>2.17E-002</text:p>
          </table:table-cell>
          <table:table-cell office:value-type="float" office:value="-7.632783294298E-017" calcext:value-type="float">
            <text:p>-7.63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294460846973E-015" calcext:value-type="float">
            <text:p>-2.29E-015</text:p>
          </table:table-cell>
          <table:table-cell office:value-type="float" office:value="0.00005982134825899" calcext:value-type="float">
            <text:p>5.98E-005</text:p>
          </table:table-cell>
          <table:table-cell office:value-type="float" office:value="3.202566391736E-017" calcext:value-type="float">
            <text:p>3.20E-017</text:p>
          </table:table-cell>
          <table:table-cell office:value-type="float" office:value="-0.009253887459636" calcext:value-type="float">
            <text:p>-9.25E-0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2" calcext:value-type="float">
            <text:p>2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1366379391402" calcext:value-type="float">
            <text:p>1.37E-002</text:p>
          </table:table-cell>
          <table:table-cell office:value-type="float" office:value="1.977584762614E-016" calcext:value-type="float">
            <text:p>1.98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368475856453E-015" calcext:value-type="float">
            <text:p>-2.37E-015</text:p>
          </table:table-cell>
          <table:table-cell office:value-type="float" office:value="-0.00005967311153654" calcext:value-type="float">
            <text:p>-5.97E-005</text:p>
          </table:table-cell>
          <table:table-cell office:value-type="float" office:value="2.722181515694E-016" calcext:value-type="float">
            <text:p>2.72E-016</text:p>
          </table:table-cell>
          <table:table-cell office:value-type="float" office:value="-0.006902607623488" calcext:value-type="float">
            <text:p>-6.90E-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3" calcext:value-type="float">
            <text:p>3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7888576947153" calcext:value-type="float">
            <text:p>7.89E-003</text:p>
          </table:table-cell>
          <table:table-cell office:value-type="float" office:value="3.157196726278E-016" calcext:value-type="float">
            <text:p>3.16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331468351713E-015" calcext:value-type="float">
            <text:p>-2.33E-015</text:p>
          </table:table-cell>
          <table:table-cell office:value-type="float" office:value="0.00001914785025292" calcext:value-type="float">
            <text:p>1.91E-005</text:p>
          </table:table-cell>
          <table:table-cell office:value-type="float" office:value="5.764619306602E-016" calcext:value-type="float">
            <text:p>5.76E-016</text:p>
          </table:table-cell>
          <table:table-cell office:value-type="float" office:value="-0.004651761613786" calcext:value-type="float">
            <text:p>-4.65E-0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4" calcext:value-type="float">
            <text:p>4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4155264236033" calcext:value-type="float">
            <text:p>4.16E-003</text:p>
          </table:table-cell>
          <table:table-cell office:value-type="float" office:value="8.326672684689E-016" calcext:value-type="float">
            <text:p>8.3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331468351713E-015" calcext:value-type="float">
            <text:p>-2.33E-015</text:p>
          </table:table-cell>
          <table:table-cell office:value-type="float" office:value="-0.00001549956868985" calcext:value-type="float">
            <text:p>-1.55E-005</text:p>
          </table:table-cell>
          <table:table-cell office:value-type="float" office:value="2.081668171172E-016" calcext:value-type="float">
            <text:p>2.08E-016</text:p>
          </table:table-cell>
          <table:table-cell office:value-type="float" office:value="-0.002822119742632" calcext:value-type="float">
            <text:p>-2.82E-0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5" calcext:value-type="float">
            <text:p>5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1981309382245" calcext:value-type="float">
            <text:p>1.98E-003</text:p>
          </table:table-cell>
          <table:table-cell office:value-type="float" office:value="7.702172233337E-016" calcext:value-type="float">
            <text:p>7.70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18343854451E-015" calcext:value-type="float">
            <text:p>-2.18E-015</text:p>
          </table:table-cell>
          <table:table-cell office:value-type="float" office:value="0.000006779694558645" calcext:value-type="float">
            <text:p>6.78E-006</text:p>
          </table:table-cell>
          <table:table-cell office:value-type="float" office:value="4.643721549259E-016" calcext:value-type="float">
            <text:p>4.64E-016</text:p>
          </table:table-cell>
          <table:table-cell office:value-type="float" office:value="-0.001533608185127" calcext:value-type="float">
            <text:p>-1.53E-0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6" calcext:value-type="float">
            <text:p>6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8470694883727" calcext:value-type="float">
            <text:p>8.47E-004</text:p>
          </table:table-cell>
          <table:table-cell office:value-type="float" office:value="8.187894806611E-016" calcext:value-type="float">
            <text:p>8.19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22044604925E-015" calcext:value-type="float">
            <text:p>-2.22E-015</text:p>
          </table:table-cell>
          <table:table-cell office:value-type="float" office:value="-0.000004070478553331" calcext:value-type="float">
            <text:p>-4.07E-006</text:p>
          </table:table-cell>
          <table:table-cell office:value-type="float" office:value="-5.444363031388E-016" calcext:value-type="float">
            <text:p>-5.44E-016</text:p>
          </table:table-cell>
          <table:table-cell office:value-type="float" office:value="-0.000741368799936" calcext:value-type="float">
            <text:p>-7.41E-00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7" calcext:value-type="float">
            <text:p>7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3207408299204" calcext:value-type="float">
            <text:p>3.21E-004</text:p>
          </table:table-cell>
          <table:table-cell office:value-type="float" office:value="4.51028103754E-016" calcext:value-type="float">
            <text:p>4.51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18343854451E-015" calcext:value-type="float">
            <text:p>-2.18E-015</text:p>
          </table:table-cell>
          <table:table-cell office:value-type="float" office:value="0.000002126252638845" calcext:value-type="float">
            <text:p>2.13E-006</text:p>
          </table:table-cell>
          <table:table-cell office:value-type="float" office:value="-0" calcext:value-type="float">
            <text:p>-0.00E+000</text:p>
          </table:table-cell>
          <table:table-cell office:value-type="float" office:value="-0.0003157476603519" calcext:value-type="float">
            <text:p>-3.16E-00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8" calcext:value-type="float">
            <text:p>8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1057433910319" calcext:value-type="float">
            <text:p>1.06E-004</text:p>
          </table:table-cell>
          <table:table-cell office:value-type="float" office:value="5.828670879282E-016" calcext:value-type="float">
            <text:p>5.8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109423746788E-015" calcext:value-type="float">
            <text:p>-2.11E-015</text:p>
          </table:table-cell>
          <table:table-cell office:value-type="float" office:value="-0.00000116248759241" calcext:value-type="float">
            <text:p>-1.16E-006</text:p>
          </table:table-cell>
          <table:table-cell office:value-type="float" office:value="-6.405132783472E-017" calcext:value-type="float">
            <text:p>-6.41E-017</text:p>
          </table:table-cell>
          <table:table-cell office:value-type="float" office:value="-0.0001168351009255" calcext:value-type="float">
            <text:p>-1.17E-00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9" calcext:value-type="float">
            <text:p>9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2958059667435" calcext:value-type="float">
            <text:p>2.96E-005</text:p>
          </table:table-cell>
          <table:table-cell office:value-type="float" office:value="5.932754287841E-016" calcext:value-type="float">
            <text:p>5.9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18343854451E-015" calcext:value-type="float">
            <text:p>-2.18E-015</text:p>
          </table:table-cell>
          <table:table-cell office:value-type="float" office:value="0.0000006282205049501" calcext:value-type="float">
            <text:p>6.28E-007</text:p>
          </table:table-cell>
          <table:table-cell office:value-type="float" office:value="6.405132783472E-017" calcext:value-type="float">
            <text:p>6.41E-017</text:p>
          </table:table-cell>
          <table:table-cell office:value-type="float" office:value="-0.00003676810229081" calcext:value-type="float">
            <text:p>-3.68E-0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.0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0" calcext:value-type="float">
            <text:p>1.0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06716388270434" calcext:value-type="float">
            <text:p>6.72E-006</text:p>
          </table:table-cell>
          <table:table-cell office:value-type="float" office:value="6.557254739192E-016" calcext:value-type="float">
            <text:p>6.56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18343854451E-015" calcext:value-type="float">
            <text:p>-2.18E-015</text:p>
          </table:table-cell>
          <table:table-cell office:value-type="float" office:value="-0.0000003402490733606" calcext:value-type="float">
            <text:p>-3.40E-007</text:p>
          </table:table-cell>
          <table:table-cell office:value-type="float" office:value="1.761411498911E-016" calcext:value-type="float">
            <text:p>1.76E-016</text:p>
          </table:table-cell>
          <table:table-cell office:value-type="float" office:value="-0.000009494111509412" calcext:value-type="float">
            <text:p>-9.49E-00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.1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1" calcext:value-type="float">
            <text:p>1.1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0112572092803" calcext:value-type="float">
            <text:p>1.13E-006</text:p>
          </table:table-cell>
          <table:table-cell office:value-type="float" office:value="5.551115123126E-016" calcext:value-type="float">
            <text:p>5.55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18343854451E-015" calcext:value-type="float">
            <text:p>-2.18E-015</text:p>
          </table:table-cell>
          <table:table-cell office:value-type="float" office:value="0.0000001842441150757" calcext:value-type="float">
            <text:p>1.84E-007</text:p>
          </table:table-cell>
          <table:table-cell office:value-type="float" office:value="-0" calcext:value-type="float">
            <text:p>-0.00E+000</text:p>
          </table:table-cell>
          <table:table-cell office:value-type="float" office:value="-0.000001872878442555" calcext:value-type="float">
            <text:p>-1.87E-00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.2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2" calcext:value-type="float">
            <text:p>1.2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0009997018679542" calcext:value-type="float">
            <text:p>1.00E-007</text:p>
          </table:table-cell>
          <table:table-cell office:value-type="float" office:value="5.273559366969E-016" calcext:value-type="float">
            <text:p>5.27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18343854451E-015" calcext:value-type="float">
            <text:p>-2.18E-015</text:p>
          </table:table-cell>
          <table:table-cell office:value-type="float" office:value="-0.00000009977599546573" calcext:value-type="float">
            <text:p>-9.98E-008</text:p>
          </table:table-cell>
          <table:table-cell office:value-type="float" office:value="9.607699506081E-017" calcext:value-type="float">
            <text:p>9.61E-017</text:p>
          </table:table-cell>
          <table:table-cell office:value-type="float" office:value="-0.0000002305589816842" calcext:value-type="float">
            <text:p>-2.31E-00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.3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3" calcext:value-type="float">
            <text:p>1.3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0.000000009301762027292" calcext:value-type="float">
            <text:p>-9.30E-009</text:p>
          </table:table-cell>
          <table:table-cell office:value-type="float" office:value="5.308253836489E-016" calcext:value-type="float">
            <text:p>5.31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294460846973E-015" calcext:value-type="float">
            <text:p>-2.29E-015</text:p>
          </table:table-cell>
          <table:table-cell office:value-type="float" office:value="0.00000005403647662661" calcext:value-type="float">
            <text:p>5.40E-008</text:p>
          </table:table-cell>
          <table:table-cell office:value-type="float" office:value="-6.565261318126E-016" calcext:value-type="float">
            <text:p>-6.57E-016</text:p>
          </table:table-cell>
          <table:table-cell office:value-type="float" office:value="0.000000001182047904003" calcext:value-type="float">
            <text:p>1.18E-00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.4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4" calcext:value-type="float">
            <text:p>1.4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0.000000004492192395844" calcext:value-type="float">
            <text:p>-4.49E-009</text:p>
          </table:table-cell>
          <table:table-cell office:value-type="float" office:value="6.245004513517E-017" calcext:value-type="float">
            <text:p>6.25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257453553991E-015" calcext:value-type="float">
            <text:p>-2.26E-015</text:p>
          </table:table-cell>
          <table:table-cell office:value-type="float" office:value="-0.00000002926693198901" calcext:value-type="float">
            <text:p>-2.93E-008</text:p>
          </table:table-cell>
          <table:table-cell office:value-type="float" office:value="-6.725389720431E-016" calcext:value-type="float">
            <text:p>-6.73E-016</text:p>
          </table:table-cell>
          <table:table-cell office:value-type="float" office:value="0.000000007107032296005" calcext:value-type="float">
            <text:p>7.11E-00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.5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5" calcext:value-type="float">
            <text:p>1.5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0.0000000004012513099561" calcext:value-type="float">
            <text:p>-4.01E-010</text:p>
          </table:table-cell>
          <table:table-cell office:value-type="float" office:value="3.469446951954E-017" calcext:value-type="float">
            <text:p>3.47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257453553991E-015" calcext:value-type="float">
            <text:p>-2.26E-015</text:p>
          </table:table-cell>
          <table:table-cell office:value-type="float" office:value="0.00000001585248377012" calcext:value-type="float">
            <text:p>1.59E-008</text:p>
          </table:table-cell>
          <table:table-cell office:value-type="float" office:value="-3.042438055606E-016" calcext:value-type="float">
            <text:p>-3.04E-016</text:p>
          </table:table-cell>
          <table:table-cell office:value-type="float" office:value="0.000000001120600057192" calcext:value-type="float">
            <text:p>1.12E-0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6" calcext:value-type="float">
            <text:p>1.6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000000902804012104" calcext:value-type="float">
            <text:p>9.03E-011</text:p>
          </table:table-cell>
          <table:table-cell office:value-type="float" office:value="-2.012279232133E-016" calcext:value-type="float">
            <text:p>-2.01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331468351713E-015" calcext:value-type="float">
            <text:p>-2.33E-015</text:p>
          </table:table-cell>
          <table:table-cell office:value-type="float" office:value="-0.000000008587131006266" calcext:value-type="float">
            <text:p>-8.59E-009</text:p>
          </table:table-cell>
          <table:table-cell office:value-type="float" office:value="2.882309653301E-016" calcext:value-type="float">
            <text:p>2.88E-016</text:p>
          </table:table-cell>
          <table:table-cell office:value-type="float" office:value="-0.00000000008191191475104" calcext:value-type="float">
            <text:p>-8.19E-01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.7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7" calcext:value-type="float">
            <text:p>1.7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0000002197415513439" calcext:value-type="float">
            <text:p>2.20E-011</text:p>
          </table:table-cell>
          <table:table-cell office:value-type="float" office:value="1.283695372223E-016" calcext:value-type="float">
            <text:p>1.28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368475856453E-015" calcext:value-type="float">
            <text:p>-2.37E-015</text:p>
          </table:table-cell>
          <table:table-cell office:value-type="float" office:value="0.000000004651898422026" calcext:value-type="float">
            <text:p>4.65E-009</text:p>
          </table:table-cell>
          <table:table-cell office:value-type="float" office:value="-1.120898286739E-016" calcext:value-type="float">
            <text:p>-1.12E-016</text:p>
          </table:table-cell>
          <table:table-cell office:value-type="float" office:value="-0.00000000004692187263733" calcext:value-type="float">
            <text:p>-4.69E-01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.8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8" calcext:value-type="float">
            <text:p>1.8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0.000000000001435605107014" calcext:value-type="float">
            <text:p>-1.44E-012</text:p>
          </table:table-cell>
          <table:table-cell office:value-type="float" office:value="-4.51028103754E-017" calcext:value-type="float">
            <text:p>-4.51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368475856453E-015" calcext:value-type="float">
            <text:p>-2.37E-015</text:p>
          </table:table-cell>
          <table:table-cell office:value-type="float" office:value="-0.000000002520255337757" calcext:value-type="float">
            <text:p>-2.52E-009</text:p>
          </table:table-cell>
          <table:table-cell office:value-type="float" office:value="3.522822997823E-016" calcext:value-type="float">
            <text:p>3.52E-016</text:p>
          </table:table-cell>
          <table:table-cell office:value-type="float" office:value="-0.0000000000009067426171884" calcext:value-type="float">
            <text:p>-9.07E-01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.9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9" calcext:value-type="float">
            <text:p>1.9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0.0000000000008478079349672" calcext:value-type="float">
            <text:p>-8.48E-013</text:p>
          </table:table-cell>
          <table:table-cell office:value-type="float" office:value="5.793976409763E-016" calcext:value-type="float">
            <text:p>5.79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479498158916E-015" calcext:value-type="float">
            <text:p>-2.48E-015</text:p>
          </table:table-cell>
          <table:table-cell office:value-type="float" office:value="0.000000001365499380235" calcext:value-type="float">
            <text:p>1.37E-009</text:p>
          </table:table-cell>
          <table:table-cell office:value-type="float" office:value="3.522822997823E-016" calcext:value-type="float">
            <text:p>3.52E-016</text:p>
          </table:table-cell>
          <table:table-cell office:value-type="float" office:value="0.000000000001670074343575" calcext:value-type="float">
            <text:p>1.67E-0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.0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0" calcext:value-type="float">
            <text:p>2.0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0000000002855701786153" calcext:value-type="float">
            <text:p>2.86E-014</text:p>
          </table:table-cell>
          <table:table-cell office:value-type="float" office:value="4.024558464266E-016" calcext:value-type="float">
            <text:p>4.02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553512956638E-015" calcext:value-type="float">
            <text:p>-2.55E-015</text:p>
          </table:table-cell>
          <table:table-cell office:value-type="float" office:value="-0.0000000007398981427542" calcext:value-type="float">
            <text:p>-7.40E-010</text:p>
          </table:table-cell>
          <table:table-cell office:value-type="float" office:value="-8.166544282384E-016" calcext:value-type="float">
            <text:p>-8.17E-016</text:p>
          </table:table-cell>
          <table:table-cell office:value-type="float" office:value="0.00000000000008923951529995" calcext:value-type="float">
            <text:p>8.92E-01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.1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1" calcext:value-type="float">
            <text:p>2.1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0000000003218605937327" calcext:value-type="float">
            <text:p>3.22E-014</text:p>
          </table:table-cell>
          <table:table-cell office:value-type="float" office:value="5.759281940243E-016" calcext:value-type="float">
            <text:p>5.76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590520461378E-015" calcext:value-type="float">
            <text:p>-2.59E-015</text:p>
          </table:table-cell>
          <table:table-cell office:value-type="float" office:value="0.0000000004009450271791" calcext:value-type="float">
            <text:p>4.01E-010</text:p>
          </table:table-cell>
          <table:table-cell office:value-type="float" office:value="4.163336342344E-016" calcext:value-type="float">
            <text:p>4.16E-016</text:p>
          </table:table-cell>
          <table:table-cell office:value-type="float" office:value="-0.00000000000006449968868467" calcext:value-type="float">
            <text:p>-6.45E-01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.2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2" calcext:value-type="float">
            <text:p>2.2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1.602884491803E-015" calcext:value-type="float">
            <text:p>-1.60E-015</text:p>
          </table:table-cell>
          <table:table-cell office:value-type="float" office:value="5.96744875736E-016" calcext:value-type="float">
            <text:p>5.97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738550056823E-015" calcext:value-type="float">
            <text:p>-2.74E-015</text:p>
          </table:table-cell>
          <table:table-cell office:value-type="float" office:value="-0.0000000002172838298176" calcext:value-type="float">
            <text:p>-2.17E-010</text:p>
          </table:table-cell>
          <table:table-cell office:value-type="float" office:value="-2.722181515694E-016" calcext:value-type="float">
            <text:p>-2.72E-016</text:p>
          </table:table-cell>
          <table:table-cell office:value-type="float" office:value="-2.866297024829E-015" calcext:value-type="float">
            <text:p>-2.87E-01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.3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3" calcext:value-type="float">
            <text:p>2.3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1.273287031367E-015" calcext:value-type="float">
            <text:p>-1.27E-015</text:p>
          </table:table-cell>
          <table:table-cell office:value-type="float" office:value="5.23886489745E-016" calcext:value-type="float">
            <text:p>5.24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6645352591E-015" calcext:value-type="float">
            <text:p>-2.66E-015</text:p>
          </table:table-cell>
          <table:table-cell office:value-type="float" office:value="0.0000000001177558744958" calcext:value-type="float">
            <text:p>1.18E-010</text:p>
          </table:table-cell>
          <table:table-cell office:value-type="float" office:value="-2.562053113389E-016" calcext:value-type="float">
            <text:p>-2.56E-016</text:p>
          </table:table-cell>
          <table:table-cell office:value-type="float" office:value="2.850284078719E-015" calcext:value-type="float">
            <text:p>2.85E-01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.4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4" calcext:value-type="float">
            <text:p>2.4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1.804112415016E-016" calcext:value-type="float">
            <text:p>1.80E-016</text:p>
          </table:table-cell>
          <table:table-cell office:value-type="float" office:value="4.406197628981E-016" calcext:value-type="float">
            <text:p>4.41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701542763841E-015" calcext:value-type="float">
            <text:p>-2.70E-015</text:p>
          </table:table-cell>
          <table:table-cell office:value-type="float" office:value="-0.00000000006381199735284" calcext:value-type="float">
            <text:p>-6.38E-011</text:p>
          </table:table-cell>
          <table:table-cell office:value-type="float" office:value="-9.607699506081E-017" calcext:value-type="float">
            <text:p>-9.61E-017</text:p>
          </table:table-cell>
          <table:table-cell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.5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5" calcext:value-type="float">
            <text:p>2.5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9.020562075079E-017" calcext:value-type="float">
            <text:p>9.02E-017</text:p>
          </table:table-cell>
          <table:table-cell office:value-type="float" office:value="5.342948306009E-016" calcext:value-type="float">
            <text:p>5.34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701542763841E-015" calcext:value-type="float">
            <text:p>-2.70E-015</text:p>
          </table:table-cell>
          <table:table-cell office:value-type="float" office:value="0.00000000003456164868187" calcext:value-type="float">
            <text:p>3.46E-011</text:p>
          </table:table-cell>
          <table:table-cell office:value-type="float" office:value="-1.281026556694E-016" calcext:value-type="float">
            <text:p>-1.28E-016</text:p>
          </table:table-cell>
          <table:table-cell office:value-type="float" office:value="-1.601283228955E-016" calcext:value-type="float">
            <text:p>-1.60E-01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.6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6" calcext:value-type="float">
            <text:p>2.6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2.081668171172E-017" calcext:value-type="float">
            <text:p>2.08E-017</text:p>
          </table:table-cell>
          <table:table-cell office:value-type="float" office:value="6.175615574477E-016" calcext:value-type="float">
            <text:p>6.18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775557561563E-015" calcext:value-type="float">
            <text:p>-2.78E-015</text:p>
          </table:table-cell>
          <table:table-cell office:value-type="float" office:value="-0.00000000001868362756174" calcext:value-type="float">
            <text:p>-1.87E-011</text:p>
          </table:table-cell>
          <table:table-cell office:value-type="float" office:value="1.44115482665E-016" calcext:value-type="float">
            <text:p>1.44E-016</text:p>
          </table:table-cell>
          <table:table-cell office:value-type="float" office:value="-8.006416144777E-017" calcext:value-type="float">
            <text:p>-8.01E-01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.7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7" calcext:value-type="float">
            <text:p>2.7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3.122502256758E-017" calcext:value-type="float">
            <text:p>-3.12E-017</text:p>
          </table:table-cell>
          <table:table-cell office:value-type="float" office:value="6.071532165919E-016" calcext:value-type="float">
            <text:p>6.07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6645352591E-015" calcext:value-type="float">
            <text:p>-2.66E-015</text:p>
          </table:table-cell>
          <table:table-cell office:value-type="float" office:value="0.00000000001003056578769" calcext:value-type="float">
            <text:p>1.00E-011</text:p>
          </table:table-cell>
          <table:table-cell office:value-type="float" office:value="-1.921539901216E-016" calcext:value-type="float">
            <text:p>-1.92E-016</text:p>
          </table:table-cell>
          <table:table-cell office:value-type="float" office:value="-6.405132783472E-017" calcext:value-type="float">
            <text:p>-6.41E-01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.8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8" calcext:value-type="float">
            <text:p>2.8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4.51028103754E-017" calcext:value-type="float">
            <text:p>-4.51E-017</text:p>
          </table:table-cell>
          <table:table-cell office:value-type="float" office:value="5.863365348802E-016" calcext:value-type="float">
            <text:p>5.86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479498158916E-015" calcext:value-type="float">
            <text:p>-2.48E-015</text:p>
          </table:table-cell>
          <table:table-cell office:value-type="float" office:value="-0.000000000005256196086018" calcext:value-type="float">
            <text:p>-5.26E-012</text:p>
          </table:table-cell>
          <table:table-cell office:value-type="float" office:value="-1.44115482665E-016" calcext:value-type="float">
            <text:p>-1.44E-016</text:p>
          </table:table-cell>
          <table:table-cell office:value-type="float" office:value="-1.601283195868E-017" calcext:value-type="float">
            <text:p>-1.60E-01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.9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9" calcext:value-type="float">
            <text:p>2.9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1.734723475977E-017" calcext:value-type="float">
            <text:p>1.73E-017</text:p>
          </table:table-cell>
          <table:table-cell office:value-type="float" office:value="3.504141421473E-016" calcext:value-type="float">
            <text:p>3.50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516505451898E-015" calcext:value-type="float">
            <text:p>-2.52E-015</text:p>
          </table:table-cell>
          <table:table-cell office:value-type="float" office:value="0.000000000002513342181945" calcext:value-type="float">
            <text:p>2.51E-012</text:p>
          </table:table-cell>
          <table:table-cell office:value-type="float" office:value="-6.725389720431E-016" calcext:value-type="float">
            <text:p>-6.73E-016</text:p>
          </table:table-cell>
          <table:table-cell office:value-type="float" office:value="9.607699506081E-017" calcext:value-type="float">
            <text:p>9.61E-01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.0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30" calcext:value-type="float">
            <text:p>3.0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3.469446951954E-017" calcext:value-type="float">
            <text:p>-3.47E-017</text:p>
          </table:table-cell>
          <table:table-cell office:value-type="float" office:value="6.938893903907E-017" calcext:value-type="float">
            <text:p>6.94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2.479498158916E-015" calcext:value-type="float">
            <text:p>-2.48E-015</text:p>
          </table:table-cell>
          <table:table-cell office:value-type="float" office:value="-0.0000000000007421787793713" calcext:value-type="float">
            <text:p>-7.42E-013</text:p>
          </table:table-cell>
          <table:table-cell office:value-type="float" office:value="-3.362694860216E-016" calcext:value-type="float">
            <text:p>-3.36E-016</text:p>
          </table:table-cell>
          <table:table-cell office:value-type="float" office:value="-8.006416144777E-017" calcext:value-type="float">
            <text:p>-8.01E-01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.1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31" calcext:value-type="float">
            <text:p>3.1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1" calcext:value-type="float">
            <text:p>1.00E+000</text:p>
          </table:table-cell>
          <table:table-cell table:number-columns-repeated="3"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table:number-columns-repeated="4" office:value-type="float" office:value="0" calcext:value-type="float">
            <text:p>0.00E+00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.2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0" calcext:value-type="float">
            <text:p>0.00E+000</text:p>
          </table:table-cell>
        </table:table-row>
      </table:table>
      <table:table table:name="32x32_t1000" table:style-name="ta1">
        <table:table-column table:style-name="co1" table:number-columns-repeated="9" table:default-cell-style-name="ce1"/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table:style-name="Default" office:value-type="string" calcext:value-type="string">
            <text:p>flag</text:p>
          </table:table-cell>
          <table:table-cell table:style-name="Default" office:value-type="string" calcext:value-type="string">
            <text:p>velocity:0</text:p>
          </table:table-cell>
          <table:table-cell table:style-name="Default" office:value-type="string" calcext:value-type="string">
            <text:p>velocity:1</text:p>
          </table:table-cell>
          <table:table-cell table:style-name="Default" office:value-type="string" calcext:value-type="string">
            <text:p>velocity:2</text:p>
          </table:table-cell>
          <table:table-cell table:style-name="Default" office:value-type="string" calcext:value-type="string">
            <text:p>density</text:p>
          </table:table-cell>
          <table:table-cell table:style-name="Default" office:value-type="string" calcext:value-type="string">
            <text:p>pressure</text:p>
          </table:table-cell>
          <table:table-cell table:style-name="Default" office:value-type="string" calcext:value-type="string">
            <text:p>s_xx</text:p>
          </table:table-cell>
          <table:table-cell table:style-name="Default" office:value-type="string" calcext:value-type="string">
            <text:p>s_yy</text:p>
          </table:table-cell>
          <table:table-cell table:style-name="Default" office:value-type="string" calcext:value-type="string">
            <text:p>s_xy</text:p>
          </table:table-cell>
          <table:table-cell office:value-type="string" calcext:value-type="string">
            <text:p>vtkValidPointMask</text:p>
          </table:table-cell>
          <table:table-cell table:style-name="Default" office:value-type="string" calcext:value-type="string">
            <text:p>arc_length</text:p>
          </table:table-cell>
          <table:table-cell table:style-name="Default" office:value-type="string" calcext:value-type="string">
            <text:p>Points:0</text:p>
          </table:table-cell>
          <table:table-cell table:style-name="Default" office:value-type="string" calcext:value-type="string">
            <text:p>Points:1</text:p>
          </table:table-cell>
          <table:table-cell table:style-name="Default" office:value-type="string" calcext:value-type="string">
            <text:p>Points:2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4800905287266" calcext:value-type="float">
            <text:p>4.80E-002</text:p>
          </table:table-cell>
          <table:table-cell office:value-type="float" office:value="2.775557561563E-016" calcext:value-type="float">
            <text:p>2.78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745951557771" calcext:value-type="float">
            <text:p>-2.75E-014</text:p>
          </table:table-cell>
          <table:table-cell office:value-type="float" office:value="0.00008728823740967" calcext:value-type="float">
            <text:p>8.73E-005</text:p>
          </table:table-cell>
          <table:table-cell office:value-type="float" office:value="-4.80384975304E-017" calcext:value-type="float">
            <text:p>-4.80E-017</text:p>
          </table:table-cell>
          <table:table-cell office:value-type="float" office:value="-0.003981594461948" calcext:value-type="float">
            <text:p>-3.98E-0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E+000</text:p>
          </table:table-cell>
          <table:table-cell office:value-type="float" office:value="16" calcext:value-type="float">
            <text:p>1.60E+001</text:p>
          </table:table-cell>
          <table:table-cell table:number-columns-repeated="2"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4404690489173" calcext:value-type="float">
            <text:p>4.40E-002</text:p>
          </table:table-cell>
          <table:table-cell office:value-type="float" office:value="-4.163336342344E-016" calcext:value-type="float">
            <text:p>-4.16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742250870824" calcext:value-type="float">
            <text:p>-2.74E-014</text:p>
          </table:table-cell>
          <table:table-cell office:value-type="float" office:value="-0.00005427036012406" calcext:value-type="float">
            <text:p>-5.43E-005</text:p>
          </table:table-cell>
          <table:table-cell office:value-type="float" office:value="-1.601283228955E-016" calcext:value-type="float">
            <text:p>-1.60E-016</text:p>
          </table:table-cell>
          <table:table-cell office:value-type="float" office:value="-0.003942121751606" calcext:value-type="float">
            <text:p>-3.94E-003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1" calcext:value-type="float">
            <text:p>1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401433929801" calcext:value-type="float">
            <text:p>4.01E-002</text:p>
          </table:table-cell>
          <table:table-cell table:number-columns-repeated="2"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745951557771" calcext:value-type="float">
            <text:p>-2.75E-014</text:p>
          </table:table-cell>
          <table:table-cell office:value-type="float" office:value="0.00002222656803497" calcext:value-type="float">
            <text:p>2.22E-005</text:p>
          </table:table-cell>
          <table:table-cell office:value-type="float" office:value="-3.522822997823E-016" calcext:value-type="float">
            <text:p>-3.52E-016</text:p>
          </table:table-cell>
          <table:table-cell office:value-type="float" office:value="-0.003864342812449" calcext:value-type="float">
            <text:p>-3.86E-0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2" calcext:value-type="float">
            <text:p>2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3633569553494" calcext:value-type="float">
            <text:p>3.63E-002</text:p>
          </table:table-cell>
          <table:table-cell office:value-type="float" office:value="-5.273559366969E-016" calcext:value-type="float">
            <text:p>-5.27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749652414124" calcext:value-type="float">
            <text:p>-2.75E-014</text:p>
          </table:table-cell>
          <table:table-cell office:value-type="float" office:value="-0.00001862329190772" calcext:value-type="float">
            <text:p>-1.86E-005</text:p>
          </table:table-cell>
          <table:table-cell office:value-type="float" office:value="2.562053113389E-016" calcext:value-type="float">
            <text:p>2.56E-016</text:p>
          </table:table-cell>
          <table:table-cell office:value-type="float" office:value="-0.003750533796847" calcext:value-type="float">
            <text:p>-3.75E-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3" calcext:value-type="float">
            <text:p>3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3265821561217" calcext:value-type="float">
            <text:p>3.27E-002</text:p>
          </table:table-cell>
          <table:table-cell office:value-type="float" office:value="-1.353084311262E-016" calcext:value-type="float">
            <text:p>-1.35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75335310107" calcext:value-type="float">
            <text:p>-2.75E-014</text:p>
          </table:table-cell>
          <table:table-cell office:value-type="float" office:value="0.000003851337623928" calcext:value-type="float">
            <text:p>3.85E-006</text:p>
          </table:table-cell>
          <table:table-cell office:value-type="float" office:value="-3.362694860216E-016" calcext:value-type="float">
            <text:p>-3.36E-016</text:p>
          </table:table-cell>
          <table:table-cell office:value-type="float" office:value="-0.003603970399126" calcext:value-type="float">
            <text:p>-3.60E-0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4" calcext:value-type="float">
            <text:p>4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291416477412" calcext:value-type="float">
            <text:p>2.91E-002</text:p>
          </table:table-cell>
          <table:table-cell office:value-type="float" office:value="-4.822531263216E-016" calcext:value-type="float">
            <text:p>-4.82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771856874616" calcext:value-type="float">
            <text:p>-2.77E-014</text:p>
          </table:table-cell>
          <table:table-cell office:value-type="float" office:value="-0.000007708119483141" calcext:value-type="float">
            <text:p>-7.71E-006</text:p>
          </table:table-cell>
          <table:table-cell office:value-type="float" office:value="5.764619306602E-016" calcext:value-type="float">
            <text:p>5.76E-016</text:p>
          </table:table-cell>
          <table:table-cell office:value-type="float" office:value="-0.003428771160543" calcext:value-type="float">
            <text:p>-3.43E-0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5" calcext:value-type="float">
            <text:p>5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2581224963069" calcext:value-type="float">
            <text:p>2.58E-002</text:p>
          </table:table-cell>
          <table:table-cell office:value-type="float" office:value="1.387778780781E-016" calcext:value-type="float">
            <text:p>1.39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786659791809" calcext:value-type="float">
            <text:p>-2.79E-014</text:p>
          </table:table-cell>
          <table:table-cell office:value-type="float" office:value="-0.000000879367860307" calcext:value-type="float">
            <text:p>-8.79E-007</text:p>
          </table:table-cell>
          <table:table-cell office:value-type="float" office:value="9.607699506081E-017" calcext:value-type="float">
            <text:p>9.61E-017</text:p>
          </table:table-cell>
          <table:table-cell office:value-type="float" office:value="-0.003229705616832" calcext:value-type="float">
            <text:p>-3.23E-0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6" calcext:value-type="float">
            <text:p>6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2269128523767" calcext:value-type="float">
            <text:p>2.27E-002</text:p>
          </table:table-cell>
          <table:table-cell office:value-type="float" office:value="-3.087807787239E-016" calcext:value-type="float">
            <text:p>-3.09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786659791809" calcext:value-type="float">
            <text:p>-2.79E-014</text:p>
          </table:table-cell>
          <table:table-cell office:value-type="float" office:value="-0.000003932119398087" calcext:value-type="float">
            <text:p>-3.93E-006</text:p>
          </table:table-cell>
          <table:table-cell office:value-type="float" office:value="-2.401924711084E-016" calcext:value-type="float">
            <text:p>-2.40E-016</text:p>
          </table:table-cell>
          <table:table-cell office:value-type="float" office:value="-0.003011981258169" calcext:value-type="float">
            <text:p>-3.01E-0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7" calcext:value-type="float">
            <text:p>7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1979470811784" calcext:value-type="float">
            <text:p>1.98E-002</text:p>
          </table:table-cell>
          <table:table-cell office:value-type="float" office:value="-5.898059818321E-017" calcext:value-type="float">
            <text:p>-5.90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782959104863" calcext:value-type="float">
            <text:p>-2.78E-014</text:p>
          </table:table-cell>
          <table:table-cell office:value-type="float" office:value="-0.000001662863951424" calcext:value-type="float">
            <text:p>-1.66E-006</text:p>
          </table:table-cell>
          <table:table-cell office:value-type="float" office:value="2.562053113389E-016" calcext:value-type="float">
            <text:p>2.56E-016</text:p>
          </table:table-cell>
          <table:table-cell office:value-type="float" office:value="-0.002781017450616" calcext:value-type="float">
            <text:p>-2.78E-0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8" calcext:value-type="float">
            <text:p>8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1713304594159" calcext:value-type="float">
            <text:p>1.71E-002</text:p>
          </table:table-cell>
          <table:table-cell office:value-type="float" office:value="-2.081668171172E-016" calcext:value-type="float">
            <text:p>-2.08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797762022055" calcext:value-type="float">
            <text:p>-2.80E-014</text:p>
          </table:table-cell>
          <table:table-cell office:value-type="float" office:value="-0.000002284971742483" calcext:value-type="float">
            <text:p>-2.28E-006</text:p>
          </table:table-cell>
          <table:table-cell office:value-type="float" office:value="1.761411498911E-016" calcext:value-type="float">
            <text:p>1.76E-016</text:p>
          </table:table-cell>
          <table:table-cell office:value-type="float" office:value="-0.002542226575315" calcext:value-type="float">
            <text:p>-2.54E-00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9" calcext:value-type="float">
            <text:p>9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1471152808517" calcext:value-type="float">
            <text:p>1.47E-002</text:p>
          </table:table-cell>
          <table:table-cell office:value-type="float" office:value="2.844946500602E-016" calcext:value-type="float">
            <text:p>2.84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805163565355" calcext:value-type="float">
            <text:p>-2.81E-014</text:p>
          </table:table-cell>
          <table:table-cell office:value-type="float" office:value="-0.000001391660703121" calcext:value-type="float">
            <text:p>-1.39E-006</text:p>
          </table:table-cell>
          <table:table-cell office:value-type="float" office:value="6.565261318126E-016" calcext:value-type="float">
            <text:p>6.57E-016</text:p>
          </table:table-cell>
          <table:table-cell office:value-type="float" office:value="-0.002300807740539" calcext:value-type="float">
            <text:p>-2.30E-00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.0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0" calcext:value-type="float">
            <text:p>1.0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1253037154675" calcext:value-type="float">
            <text:p>1.25E-002</text:p>
          </table:table-cell>
          <table:table-cell office:value-type="float" office:value="7.632783294298E-017" calcext:value-type="float">
            <text:p>7.63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823667169494" calcext:value-type="float">
            <text:p>-2.82E-014</text:p>
          </table:table-cell>
          <table:table-cell office:value-type="float" office:value="-0.000001369764277115" calcext:value-type="float">
            <text:p>-1.37E-006</text:p>
          </table:table-cell>
          <table:table-cell office:value-type="float" office:value="-3.843079802432E-016" calcext:value-type="float">
            <text:p>-3.84E-016</text:p>
          </table:table-cell>
          <table:table-cell office:value-type="float" office:value="-0.002061570063233" calcext:value-type="float">
            <text:p>-2.06E-00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.1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1" calcext:value-type="float">
            <text:p>1.1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1058525405824" calcext:value-type="float">
            <text:p>1.06E-002</text:p>
          </table:table-cell>
          <table:table-cell office:value-type="float" office:value="3.261280134836E-016" calcext:value-type="float">
            <text:p>3.26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816265795601" calcext:value-type="float">
            <text:p>-2.82E-014</text:p>
          </table:table-cell>
          <table:table-cell office:value-type="float" office:value="-0.0000009408957453161" calcext:value-type="float">
            <text:p>-9.41E-007</text:p>
          </table:table-cell>
          <table:table-cell office:value-type="float" office:value="9.607699506081E-017" calcext:value-type="float">
            <text:p>9.61E-017</text:p>
          </table:table-cell>
          <table:table-cell office:value-type="float" office:value="-0.00182878843043" calcext:value-type="float">
            <text:p>-1.83E-00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.2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2" calcext:value-type="float">
            <text:p>1.2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8867898024619" calcext:value-type="float">
            <text:p>8.87E-003</text:p>
          </table:table-cell>
          <table:table-cell office:value-type="float" office:value="-7.979727989493E-017" calcext:value-type="float">
            <text:p>-7.98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819966482548" calcext:value-type="float">
            <text:p>-2.82E-014</text:p>
          </table:table-cell>
          <table:table-cell office:value-type="float" office:value="-0.0000007964420092321" calcext:value-type="float">
            <text:p>-7.96E-007</text:p>
          </table:table-cell>
          <table:table-cell office:value-type="float" office:value="-1.921539901216E-016" calcext:value-type="float">
            <text:p>-1.92E-016</text:p>
          </table:table-cell>
          <table:table-cell office:value-type="float" office:value="-0.001606097561307" calcext:value-type="float">
            <text:p>-1.61E-00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.3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3" calcext:value-type="float">
            <text:p>1.3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7366740610451" calcext:value-type="float">
            <text:p>7.37E-003</text:p>
          </table:table-cell>
          <table:table-cell office:value-type="float" office:value="-4.51028103754E-017" calcext:value-type="float">
            <text:p>-4.51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801462709002" calcext:value-type="float">
            <text:p>-2.80E-014</text:p>
          </table:table-cell>
          <table:table-cell office:value-type="float" office:value="-0.0000005626026222671" calcext:value-type="float">
            <text:p>-5.63E-007</text:p>
          </table:table-cell>
          <table:table-cell office:value-type="float" office:value="-6.565261318126E-016" calcext:value-type="float">
            <text:p>-6.57E-016</text:p>
          </table:table-cell>
          <table:table-cell office:value-type="float" office:value="-0.001396429026499" calcext:value-type="float">
            <text:p>-1.40E-00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.4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4" calcext:value-type="float">
            <text:p>1.4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6067652255297" calcext:value-type="float">
            <text:p>6.07E-003</text:p>
          </table:table-cell>
          <table:table-cell office:value-type="float" office:value="-2.012279232133E-016" calcext:value-type="float">
            <text:p>-2.01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790360478756" calcext:value-type="float">
            <text:p>-2.79E-014</text:p>
          </table:table-cell>
          <table:table-cell office:value-type="float" office:value="-0.0000004364042638372" calcext:value-type="float">
            <text:p>-4.36E-007</text:p>
          </table:table-cell>
          <table:table-cell office:value-type="float" office:value="2.081668171172E-016" calcext:value-type="float">
            <text:p>2.08E-016</text:p>
          </table:table-cell>
          <table:table-cell office:value-type="float" office:value="-0.001201987266541" calcext:value-type="float">
            <text:p>-1.20E-00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.5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5" calcext:value-type="float">
            <text:p>1.5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4954656586051" calcext:value-type="float">
            <text:p>4.95E-003</text:p>
          </table:table-cell>
          <table:table-cell office:value-type="float" office:value="2.081668171172E-016" calcext:value-type="float">
            <text:p>2.08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771856874616" calcext:value-type="float">
            <text:p>-2.77E-014</text:p>
          </table:table-cell>
          <table:table-cell office:value-type="float" office:value="-0.0000003053399098008" calcext:value-type="float">
            <text:p>-3.05E-007</text:p>
          </table:table-cell>
          <table:table-cell office:value-type="float" office:value="1.168936701551E-015" calcext:value-type="float">
            <text:p>1.17E-015</text:p>
          </table:table-cell>
          <table:table-cell office:value-type="float" office:value="-0.001024261582643" calcext:value-type="float">
            <text:p>-1.02E-0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6" calcext:value-type="float">
            <text:p>1.6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4010622855276" calcext:value-type="float">
            <text:p>4.01E-003</text:p>
          </table:table-cell>
          <table:table-cell office:value-type="float" office:value="4.857225732735E-016" calcext:value-type="float">
            <text:p>4.86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790360478756" calcext:value-type="float">
            <text:p>-2.79E-014</text:p>
          </table:table-cell>
          <table:table-cell office:value-type="float" office:value="-0.0000002225901312158" calcext:value-type="float">
            <text:p>-2.23E-007</text:p>
          </table:table-cell>
          <table:table-cell office:value-type="float" office:value="4.803849422168E-016" calcext:value-type="float">
            <text:p>4.80E-016</text:p>
          </table:table-cell>
          <table:table-cell office:value-type="float" office:value="-0.0008640709565952" calcext:value-type="float">
            <text:p>-8.64E-00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.7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7" calcext:value-type="float">
            <text:p>1.7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3217903198674" calcext:value-type="float">
            <text:p>3.22E-003</text:p>
          </table:table-cell>
          <table:table-cell office:value-type="float" office:value="7.320533068622E-016" calcext:value-type="float">
            <text:p>7.32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801462709002" calcext:value-type="float">
            <text:p>-2.80E-014</text:p>
          </table:table-cell>
          <table:table-cell office:value-type="float" office:value="-0.0000001517929177908" calcext:value-type="float">
            <text:p>-1.52E-007</text:p>
          </table:table-cell>
          <table:table-cell office:value-type="float" office:value="3.522822997823E-016" calcext:value-type="float">
            <text:p>3.52E-016</text:p>
          </table:table-cell>
          <table:table-cell office:value-type="float" office:value="-0.0007216324447654" calcext:value-type="float">
            <text:p>-7.22E-00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.8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8" calcext:value-type="float">
            <text:p>1.8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2558891428635" calcext:value-type="float">
            <text:p>2.56E-003</text:p>
          </table:table-cell>
          <table:table-cell office:value-type="float" office:value="8.361367154208E-016" calcext:value-type="float">
            <text:p>8.36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794061335109" calcext:value-type="float">
            <text:p>-2.79E-014</text:p>
          </table:table-cell>
          <table:table-cell office:value-type="float" office:value="-0.0000001051418152542" calcext:value-type="float">
            <text:p>-1.05E-007</text:p>
          </table:table-cell>
          <table:table-cell office:value-type="float" office:value="1.601283195868E-017" calcext:value-type="float">
            <text:p>1.60E-017</text:p>
          </table:table-cell>
          <table:table-cell office:value-type="float" office:value="-0.0005966475000605" calcext:value-type="float">
            <text:p>-5.97E-00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.9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9" calcext:value-type="float">
            <text:p>1.9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2016490325332" calcext:value-type="float">
            <text:p>2.02E-003</text:p>
          </table:table-cell>
          <table:table-cell office:value-type="float" office:value="8.500145032286E-016" calcext:value-type="float">
            <text:p>8.50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790360478756" calcext:value-type="float">
            <text:p>-2.79E-014</text:p>
          </table:table-cell>
          <table:table-cell office:value-type="float" office:value="-0.00000006938657293176" calcext:value-type="float">
            <text:p>-6.94E-008</text:p>
          </table:table-cell>
          <table:table-cell office:value-type="float" office:value="-4.803849422168E-016" calcext:value-type="float">
            <text:p>-4.80E-016</text:p>
          </table:table-cell>
          <table:table-cell office:value-type="float" office:value="-0.0004883983638138" calcext:value-type="float">
            <text:p>-4.88E-00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.0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0" calcext:value-type="float">
            <text:p>2.0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1574479741976" calcext:value-type="float">
            <text:p>1.57E-003</text:p>
          </table:table-cell>
          <table:table-cell office:value-type="float" office:value="7.806255641896E-016" calcext:value-type="float">
            <text:p>7.81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786659791809" calcext:value-type="float">
            <text:p>-2.79E-014</text:p>
          </table:table-cell>
          <table:table-cell office:value-type="float" office:value="-0.00000004591892377448" calcext:value-type="float">
            <text:p>-4.59E-008</text:p>
          </table:table-cell>
          <table:table-cell office:value-type="float" office:value="-1.120898286739E-016" calcext:value-type="float">
            <text:p>-1.12E-016</text:p>
          </table:table-cell>
          <table:table-cell office:value-type="float" office:value="-0.0003958487359341" calcext:value-type="float">
            <text:p>-3.96E-00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.1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1" calcext:value-type="float">
            <text:p>2.1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1217787736095" calcext:value-type="float">
            <text:p>1.22E-003</text:p>
          </table:table-cell>
          <table:table-cell office:value-type="float" office:value="5.828670879282E-016" calcext:value-type="float">
            <text:p>5.83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808864252302" calcext:value-type="float">
            <text:p>-2.81E-014</text:p>
          </table:table-cell>
          <table:table-cell office:value-type="float" office:value="-0.00000002925096254103" calcext:value-type="float">
            <text:p>-2.93E-008</text:p>
          </table:table-cell>
          <table:table-cell office:value-type="float" office:value="-8.006415880079E-016" calcext:value-type="float">
            <text:p>-8.01E-016</text:p>
          </table:table-cell>
          <table:table-cell office:value-type="float" office:value="-0.0003177415055688" calcext:value-type="float">
            <text:p>-3.18E-00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.2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2" calcext:value-type="float">
            <text:p>2.2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9326642611995" calcext:value-type="float">
            <text:p>9.33E-004</text:p>
          </table:table-cell>
          <table:table-cell office:value-type="float" office:value="6.314393452556E-016" calcext:value-type="float">
            <text:p>6.31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831068712794" calcext:value-type="float">
            <text:p>-2.83E-014</text:p>
          </table:table-cell>
          <table:table-cell office:value-type="float" office:value="-0.00000001857752529588" calcext:value-type="float">
            <text:p>-1.86E-008</text:p>
          </table:table-cell>
          <table:table-cell office:value-type="float" office:value="4.803849422168E-016" calcext:value-type="float">
            <text:p>4.80E-016</text:p>
          </table:table-cell>
          <table:table-cell office:value-type="float" office:value="-0.0002526905445848" calcext:value-type="float">
            <text:p>-2.53E-00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.3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3" calcext:value-type="float">
            <text:p>2.3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7067695842125" calcext:value-type="float">
            <text:p>7.07E-004</text:p>
          </table:table-cell>
          <table:table-cell office:value-type="float" office:value="6.140921104958E-016" calcext:value-type="float">
            <text:p>6.14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849572316934" calcext:value-type="float">
            <text:p>-2.85E-014</text:p>
          </table:table-cell>
          <table:table-cell office:value-type="float" office:value="-0.00000001144752825866" calcext:value-type="float">
            <text:p>-1.14E-008</text:p>
          </table:table-cell>
          <table:table-cell office:value-type="float" office:value="-5.764619306602E-016" calcext:value-type="float">
            <text:p>-5.76E-016</text:p>
          </table:table-cell>
          <table:table-cell office:value-type="float" office:value="-0.0001992624893319" calcext:value-type="float">
            <text:p>-1.99E-00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.4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4" calcext:value-type="float">
            <text:p>2.4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5291865672916" calcext:value-type="float">
            <text:p>5.29E-004</text:p>
          </table:table-cell>
          <table:table-cell office:value-type="float" office:value="6.00214322688E-016" calcext:value-type="float">
            <text:p>6.00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845871799394" calcext:value-type="float">
            <text:p>-2.85E-014</text:p>
          </table:table-cell>
          <table:table-cell office:value-type="float" office:value="-0.000000007039347327265" calcext:value-type="float">
            <text:p>-7.04E-009</text:p>
          </table:table-cell>
          <table:table-cell office:value-type="float" office:value="-1.44115482665E-016" calcext:value-type="float">
            <text:p>-1.44E-016</text:p>
          </table:table-cell>
          <table:table-cell office:value-type="float" office:value="-0.0001560467062518" calcext:value-type="float">
            <text:p>-1.56E-00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.5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5" calcext:value-type="float">
            <text:p>2.5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3903688630089" calcext:value-type="float">
            <text:p>3.90E-004</text:p>
          </table:table-cell>
          <table:table-cell office:value-type="float" office:value="3.261280134836E-016" calcext:value-type="float">
            <text:p>3.26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845871799394" calcext:value-type="float">
            <text:p>-2.85E-014</text:p>
          </table:table-cell>
          <table:table-cell office:value-type="float" office:value="-0.000000004253018826006" calcext:value-type="float">
            <text:p>-4.25E-009</text:p>
          </table:table-cell>
          <table:table-cell office:value-type="float" office:value="-6.405132915821E-016" calcext:value-type="float">
            <text:p>-6.41E-016</text:p>
          </table:table-cell>
          <table:table-cell office:value-type="float" office:value="-0.0001217129247379" calcext:value-type="float">
            <text:p>-1.22E-00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.6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6" calcext:value-type="float">
            <text:p>2.6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2820376248565" calcext:value-type="float">
            <text:p>2.82E-004</text:p>
          </table:table-cell>
          <table:table-cell office:value-type="float" office:value="3.71230823859E-016" calcext:value-type="float">
            <text:p>3.71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838470256094" calcext:value-type="float">
            <text:p>-2.84E-014</text:p>
          </table:table-cell>
          <table:table-cell office:value-type="float" office:value="-0.000000002602447368716" calcext:value-type="float">
            <text:p>-2.60E-009</text:p>
          </table:table-cell>
          <table:table-cell office:value-type="float" office:value="2.241796573477E-016" calcext:value-type="float">
            <text:p>2.24E-016</text:p>
          </table:table-cell>
          <table:table-cell office:value-type="float" office:value="-0.00009505679190625" calcext:value-type="float">
            <text:p>-9.51E-00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.7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7" calcext:value-type="float">
            <text:p>2.7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1970385783352" calcext:value-type="float">
            <text:p>1.97E-004</text:p>
          </table:table-cell>
          <table:table-cell office:value-type="float" office:value="1.908195823574E-016" calcext:value-type="float">
            <text:p>1.91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84217094304" calcext:value-type="float">
            <text:p>-2.84E-014</text:p>
          </table:table-cell>
          <table:table-cell office:value-type="float" office:value="-0.000000001617153633227" calcext:value-type="float">
            <text:p>-1.62E-009</text:p>
          </table:table-cell>
          <table:table-cell office:value-type="float" office:value="-4.163336342344E-016" calcext:value-type="float">
            <text:p>-4.16E-016</text:p>
          </table:table-cell>
          <table:table-cell office:value-type="float" office:value="-0.00007503432425437" calcext:value-type="float">
            <text:p>-7.50E-00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.8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8" calcext:value-type="float">
            <text:p>2.8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1291688240599" calcext:value-type="float">
            <text:p>1.29E-004</text:p>
          </table:table-cell>
          <table:table-cell office:value-type="float" office:value="1.804112415016E-016" calcext:value-type="float">
            <text:p>1.80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849572316934" calcext:value-type="float">
            <text:p>-2.85E-014</text:p>
          </table:table-cell>
          <table:table-cell office:value-type="float" office:value="-0.000000001068255928161" calcext:value-type="float">
            <text:p>-1.07E-009</text:p>
          </table:table-cell>
          <table:table-cell office:value-type="float" office:value="-2.882309653301E-016" calcext:value-type="float">
            <text:p>-2.88E-016</text:p>
          </table:table-cell>
          <table:table-cell office:value-type="float" office:value="-0.00006078681690269" calcext:value-type="float">
            <text:p>-6.08E-00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.9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9" calcext:value-type="float">
            <text:p>2.9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7298312266357" calcext:value-type="float">
            <text:p>7.30E-005</text:p>
          </table:table-cell>
          <table:table-cell office:value-type="float" office:value="-5.20417042793E-017" calcext:value-type="float">
            <text:p>-5.20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849572316934" calcext:value-type="float">
            <text:p>-2.85E-014</text:p>
          </table:table-cell>
          <table:table-cell office:value-type="float" office:value="-0.000000000773927588682" calcext:value-type="float">
            <text:p>-7.74E-010</text:p>
          </table:table-cell>
          <table:table-cell office:value-type="float" office:value="-2.401924711084E-016" calcext:value-type="float">
            <text:p>-2.40E-016</text:p>
          </table:table-cell>
          <table:table-cell office:value-type="float" office:value="-0.00005165798211237" calcext:value-type="float">
            <text:p>-5.17E-00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.0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30" calcext:value-type="float">
            <text:p>3.0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02358582423767" calcext:value-type="float">
            <text:p>2.36E-005</text:p>
          </table:table-cell>
          <table:table-cell office:value-type="float" office:value="8.326672684689E-017" calcext:value-type="float">
            <text:p>8.33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02849572316934" calcext:value-type="float">
            <text:p>-2.85E-014</text:p>
          </table:table-cell>
          <table:table-cell office:value-type="float" office:value="-0.0000000006498450111359" calcext:value-type="float">
            <text:p>-6.50E-010</text:p>
          </table:table-cell>
          <table:table-cell office:value-type="float" office:value="-1.44115482665E-016" calcext:value-type="float">
            <text:p>-1.44E-016</text:p>
          </table:table-cell>
          <table:table-cell office:value-type="float" office:value="-0.000047205008741" calcext:value-type="float">
            <text:p>-4.72E-00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.1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31" calcext:value-type="float">
            <text:p>3.1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1" calcext:value-type="float">
            <text:p>1.00E+000</text:p>
          </table:table-cell>
          <table:table-cell table:number-columns-repeated="3"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table:number-columns-repeated="4" office:value-type="float" office:value="0" calcext:value-type="float">
            <text:p>0.00E+00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.2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0" calcext:value-type="float">
            <text:p>0.00E+000</text:p>
          </table:table-cell>
        </table:table-row>
      </table:table>
      <table:table table:name="32x32_t9990" table:style-name="ta1">
        <table:table-column table:style-name="co1" table:number-columns-repeated="9" table:default-cell-style-name="ce1"/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table:style-name="Default" office:value-type="string" calcext:value-type="string">
            <text:p>flag</text:p>
          </table:table-cell>
          <table:table-cell table:style-name="Default" office:value-type="string" calcext:value-type="string">
            <text:p>velocity:0</text:p>
          </table:table-cell>
          <table:table-cell table:style-name="Default" office:value-type="string" calcext:value-type="string">
            <text:p>velocity:1</text:p>
          </table:table-cell>
          <table:table-cell table:style-name="Default" office:value-type="string" calcext:value-type="string">
            <text:p>velocity:2</text:p>
          </table:table-cell>
          <table:table-cell table:style-name="Default" office:value-type="string" calcext:value-type="string">
            <text:p>density</text:p>
          </table:table-cell>
          <table:table-cell table:style-name="Default" office:value-type="string" calcext:value-type="string">
            <text:p>pressure</text:p>
          </table:table-cell>
          <table:table-cell table:style-name="Default" office:value-type="string" calcext:value-type="string">
            <text:p>s_xx</text:p>
          </table:table-cell>
          <table:table-cell table:style-name="Default" office:value-type="string" calcext:value-type="string">
            <text:p>s_yy</text:p>
          </table:table-cell>
          <table:table-cell table:style-name="Default" office:value-type="string" calcext:value-type="string">
            <text:p>s_xy</text:p>
          </table:table-cell>
          <table:table-cell office:value-type="string" calcext:value-type="string">
            <text:p>vtkValidPointMask</text:p>
          </table:table-cell>
          <table:table-cell table:style-name="Default" office:value-type="string" calcext:value-type="string">
            <text:p>arc_length</text:p>
          </table:table-cell>
          <table:table-cell table:style-name="Default" office:value-type="string" calcext:value-type="string">
            <text:p>Points:0</text:p>
          </table:table-cell>
          <table:table-cell table:style-name="Default" office:value-type="string" calcext:value-type="string">
            <text:p>Points:1</text:p>
          </table:table-cell>
          <table:table-cell table:style-name="Default" office:value-type="string" calcext:value-type="string">
            <text:p>Points:2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4920612648129" calcext:value-type="float">
            <text:p>4.92E-002</text:p>
          </table:table-cell>
          <table:table-cell office:value-type="float" office:value="-6.938893903907E-017" calcext:value-type="float">
            <text:p>-6.94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26707748479" calcext:value-type="float">
            <text:p>-2.73E-013</text:p>
          </table:table-cell>
          <table:table-cell office:value-type="float" office:value="0.00003588498293539" calcext:value-type="float">
            <text:p>3.59E-005</text:p>
          </table:table-cell>
          <table:table-cell office:value-type="float" office:value="-6.084876111212E-016" calcext:value-type="float">
            <text:p>-6.08E-016</text:p>
          </table:table-cell>
          <table:table-cell office:value-type="float" office:value="-0.001587742823176" calcext:value-type="float">
            <text:p>-1.59E-0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E+000</text:p>
          </table:table-cell>
          <table:table-cell office:value-type="float" office:value="16" calcext:value-type="float">
            <text:p>1.60E+001</text:p>
          </table:table-cell>
          <table:table-cell table:number-columns-repeated="2"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4761850461364" calcext:value-type="float">
            <text:p>4.76E-002</text:p>
          </table:table-cell>
          <table:table-cell office:value-type="float" office:value="-3.261280134836E-016" calcext:value-type="float">
            <text:p>-3.26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27077732471" calcext:value-type="float">
            <text:p>-2.73E-013</text:p>
          </table:table-cell>
          <table:table-cell office:value-type="float" office:value="-0.00002048616261163" calcext:value-type="float">
            <text:p>-2.05E-005</text:p>
          </table:table-cell>
          <table:table-cell office:value-type="float" office:value="-1.601283195868E-017" calcext:value-type="float">
            <text:p>-1.60E-017</text:p>
          </table:table-cell>
          <table:table-cell office:value-type="float" office:value="-0.001587499747984" calcext:value-type="float">
            <text:p>-1.59E-003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1" calcext:value-type="float">
            <text:p>1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4603124409914" calcext:value-type="float">
            <text:p>4.60E-002</text:p>
          </table:table-cell>
          <table:table-cell office:value-type="float" office:value="-1.318389841742E-016" calcext:value-type="float">
            <text:p>-1.32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27447987513" calcext:value-type="float">
            <text:p>-2.73E-013</text:p>
          </table:table-cell>
          <table:table-cell office:value-type="float" office:value="0.000009868351298792" calcext:value-type="float">
            <text:p>9.87E-006</text:p>
          </table:table-cell>
          <table:table-cell office:value-type="float" office:value="1.601283195868E-017" calcext:value-type="float">
            <text:p>1.60E-017</text:p>
          </table:table-cell>
          <table:table-cell office:value-type="float" office:value="-0.001587015809491" calcext:value-type="float">
            <text:p>-1.59E-0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2" calcext:value-type="float">
            <text:p>2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4444458708167" calcext:value-type="float">
            <text:p>4.44E-002</text:p>
          </table:table-cell>
          <table:table-cell office:value-type="float" office:value="-4.302114220422E-016" calcext:value-type="float">
            <text:p>-4.30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26707748479" calcext:value-type="float">
            <text:p>-2.73E-013</text:p>
          </table:table-cell>
          <table:table-cell office:value-type="float" office:value="-0.000006475577265519" calcext:value-type="float">
            <text:p>-6.48E-006</text:p>
          </table:table-cell>
          <table:table-cell office:value-type="float" office:value="-1.601283195868E-017" calcext:value-type="float">
            <text:p>-1.60E-017</text:p>
          </table:table-cell>
          <table:table-cell office:value-type="float" office:value="-0.001586295897141" calcext:value-type="float">
            <text:p>-1.59E-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3" calcext:value-type="float">
            <text:p>3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4285876452923" calcext:value-type="float">
            <text:p>4.29E-002</text:p>
          </table:table-cell>
          <table:table-cell office:value-type="float" office:value="-2.081668171172E-017" calcext:value-type="float">
            <text:p>-2.08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27817971504" calcext:value-type="float">
            <text:p>-2.73E-013</text:p>
          </table:table-cell>
          <table:table-cell office:value-type="float" office:value="0.000002326341473236" calcext:value-type="float">
            <text:p>2.33E-006</text:p>
          </table:table-cell>
          <table:table-cell office:value-type="float" office:value="1.601283228955E-016" calcext:value-type="float">
            <text:p>1.60E-016</text:p>
          </table:table-cell>
          <table:table-cell office:value-type="float" office:value="-0.001585346763022" calcext:value-type="float">
            <text:p>-1.59E-0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4" calcext:value-type="float">
            <text:p>4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4127399995923" calcext:value-type="float">
            <text:p>4.13E-002</text:p>
          </table:table-cell>
          <table:table-cell office:value-type="float" office:value="-9.020562075079E-017" calcext:value-type="float">
            <text:p>-9.02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28187955495" calcext:value-type="float">
            <text:p>-2.73E-013</text:p>
          </table:table-cell>
          <table:table-cell office:value-type="float" office:value="-0.000002411589321127" calcext:value-type="float">
            <text:p>-2.41E-006</text:p>
          </table:table-cell>
          <table:table-cell office:value-type="float" office:value="7.045645995645E-016" calcext:value-type="float">
            <text:p>7.05E-016</text:p>
          </table:table-cell>
          <table:table-cell office:value-type="float" office:value="-0.001584177603945" calcext:value-type="float">
            <text:p>-1.58E-0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5" calcext:value-type="float">
            <text:p>5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3969050943851" calcext:value-type="float">
            <text:p>3.97E-002</text:p>
          </table:table-cell>
          <table:table-cell office:value-type="float" office:value="2.844946500602E-016" calcext:value-type="float">
            <text:p>2.84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30408401545" calcext:value-type="float">
            <text:p>-2.73E-013</text:p>
          </table:table-cell>
          <table:table-cell office:value-type="float" office:value="0.0000001415344854649" calcext:value-type="float">
            <text:p>1.42E-007</text:p>
          </table:table-cell>
          <table:table-cell office:value-type="float" office:value="-4.963977824473E-016" calcext:value-type="float">
            <text:p>-4.96E-016</text:p>
          </table:table-cell>
          <table:table-cell office:value-type="float" office:value="-0.001582799712196" calcext:value-type="float">
            <text:p>-1.58E-0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6" calcext:value-type="float">
            <text:p>6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3810849785805" calcext:value-type="float">
            <text:p>3.81E-002</text:p>
          </table:table-cell>
          <table:table-cell office:value-type="float" office:value="-9.020562075079E-017" calcext:value-type="float">
            <text:p>-9.02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28928194529" calcext:value-type="float">
            <text:p>-2.73E-013</text:p>
          </table:table-cell>
          <table:table-cell office:value-type="float" office:value="-0.000001231033252225" calcext:value-type="float">
            <text:p>-1.23E-006</text:p>
          </table:table-cell>
          <table:table-cell office:value-type="float" office:value="-2.081668171172E-016" calcext:value-type="float">
            <text:p>-2.08E-016</text:p>
          </table:table-cell>
          <table:table-cell office:value-type="float" office:value="-0.001581226242706" calcext:value-type="float">
            <text:p>-1.58E-0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7" calcext:value-type="float">
            <text:p>7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3652814403176" calcext:value-type="float">
            <text:p>3.65E-002</text:p>
          </table:table-cell>
          <table:table-cell office:value-type="float" office:value="-3.469446951954E-017" calcext:value-type="float">
            <text:p>-3.47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28928194529" calcext:value-type="float">
            <text:p>-2.73E-013</text:p>
          </table:table-cell>
          <table:table-cell office:value-type="float" office:value="-0.000000489481749355" calcext:value-type="float">
            <text:p>-4.89E-007</text:p>
          </table:table-cell>
          <table:table-cell office:value-type="float" office:value="-4.803849422168E-016" calcext:value-type="float">
            <text:p>-4.80E-016</text:p>
          </table:table-cell>
          <table:table-cell office:value-type="float" office:value="-0.001579472445883" calcext:value-type="float">
            <text:p>-1.58E-0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8" calcext:value-type="float">
            <text:p>8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3494963049889" calcext:value-type="float">
            <text:p>3.49E-002</text:p>
          </table:table-cell>
          <table:table-cell office:value-type="float" office:value="-3.0184188482E-016" calcext:value-type="float">
            <text:p>-3.02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2929817852" calcext:value-type="float">
            <text:p>-2.73E-013</text:p>
          </table:table-cell>
          <table:table-cell office:value-type="float" office:value="-0.0000008860664593158" calcext:value-type="float">
            <text:p>-8.86E-007</text:p>
          </table:table-cell>
          <table:table-cell office:value-type="float" office:value="-6.245004513517E-016" calcext:value-type="float">
            <text:p>-6.25E-016</text:p>
          </table:table-cell>
          <table:table-cell office:value-type="float" office:value="-0.001577555318363" calcext:value-type="float">
            <text:p>-1.58E-00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.00E+000</text:p>
          </table:table-cell>
          <table:table-cell office:value-type="float" office:value="16" calcext:value-type="float">
            <text:p>1.60E+001</text:p>
          </table:table-cell>
          <table:table-cell office:value-type="float" office:value="9" calcext:value-type="float">
            <text:p>9.00E+000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3337310627103" calcext:value-type="float">
            <text:p>3.34E-002</text:p>
          </table:table-cell>
          <table:table-cell office:value-type="float" office:value="-2.463307335887E-016" calcext:value-type="float">
            <text:p>-2.46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29668433562" calcext:value-type="float">
            <text:p>-2.73E-013</text:p>
          </table:table-cell>
          <table:table-cell office:value-type="float" office:value="-0.0000006695863135064" calcext:value-type="float">
            <text:p>-6.70E-007</text:p>
          </table:table-cell>
          <table:table-cell office:value-type="float" office:value="-4.643721549259E-016" calcext:value-type="float">
            <text:p>-4.64E-016</text:p>
          </table:table-cell>
          <table:table-cell office:value-type="float" office:value="-0.001575493020937" calcext:value-type="float">
            <text:p>-1.58E-00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.0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0" calcext:value-type="float">
            <text:p>1.0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3179870545864" calcext:value-type="float">
            <text:p>3.18E-002</text:p>
          </table:table-cell>
          <table:table-cell office:value-type="float" office:value="-3.989863994747E-016" calcext:value-type="float">
            <text:p>-3.99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29668433562" calcext:value-type="float">
            <text:p>-2.73E-013</text:p>
          </table:table-cell>
          <table:table-cell office:value-type="float" office:value="-0.0000007830321351321" calcext:value-type="float">
            <text:p>-7.83E-007</text:p>
          </table:table-cell>
          <table:table-cell office:value-type="float" office:value="-4.003207940039E-016" calcext:value-type="float">
            <text:p>-4.00E-016</text:p>
          </table:table-cell>
          <table:table-cell office:value-type="float" office:value="-0.001573305693455" calcext:value-type="float">
            <text:p>-1.57E-00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.1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1" calcext:value-type="float">
            <text:p>1.1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3022654354572" calcext:value-type="float">
            <text:p>3.02E-002</text:p>
          </table:table-cell>
          <table:table-cell office:value-type="float" office:value="-4.267419750903E-016" calcext:value-type="float">
            <text:p>-4.27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29668433562" calcext:value-type="float">
            <text:p>-2.73E-013</text:p>
          </table:table-cell>
          <table:table-cell office:value-type="float" office:value="-0.0000007186664561232" calcext:value-type="float">
            <text:p>-7.19E-007</text:p>
          </table:table-cell>
          <table:table-cell office:value-type="float" office:value="-4.80384975304E-017" calcext:value-type="float">
            <text:p>-4.80E-017</text:p>
          </table:table-cell>
          <table:table-cell office:value-type="float" office:value="-0.001571014290676" calcext:value-type="float">
            <text:p>-1.57E-00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.2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2" calcext:value-type="float">
            <text:p>1.2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2865671552718" calcext:value-type="float">
            <text:p>2.87E-002</text:p>
          </table:table-cell>
          <table:table-cell office:value-type="float" office:value="-2.25514051877E-016" calcext:value-type="float">
            <text:p>-2.26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30038417553" calcext:value-type="float">
            <text:p>-2.73E-013</text:p>
          </table:table-cell>
          <table:table-cell office:value-type="float" office:value="-0.0000007499207299588" calcext:value-type="float">
            <text:p>-7.50E-007</text:p>
          </table:table-cell>
          <table:table-cell office:value-type="float" office:value="-9.607699506081E-017" calcext:value-type="float">
            <text:p>-9.61E-017</text:p>
          </table:table-cell>
          <table:table-cell office:value-type="float" office:value="-0.001568640931509" calcext:value-type="float">
            <text:p>-1.57E-00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.3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3" calcext:value-type="float">
            <text:p>1.3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2708929032087" calcext:value-type="float">
            <text:p>2.71E-002</text:p>
          </table:table-cell>
          <table:table-cell office:value-type="float" office:value="-2.046973701653E-016" calcext:value-type="float">
            <text:p>-2.05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31148640578" calcext:value-type="float">
            <text:p>-2.73E-013</text:p>
          </table:table-cell>
          <table:table-cell office:value-type="float" office:value="-0.0000007295947739294" calcext:value-type="float">
            <text:p>-7.30E-007</text:p>
          </table:table-cell>
          <table:table-cell office:value-type="float" office:value="-2.722181515694E-016" calcext:value-type="float">
            <text:p>-2.72E-016</text:p>
          </table:table-cell>
          <table:table-cell office:value-type="float" office:value="-0.001566208316945" calcext:value-type="float">
            <text:p>-1.57E-00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.4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4" calcext:value-type="float">
            <text:p>1.4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2552431635559" calcext:value-type="float">
            <text:p>2.55E-002</text:p>
          </table:table-cell>
          <table:table-cell office:value-type="float" office:value="-3.816391647149E-017" calcext:value-type="float">
            <text:p>-3.82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31888879611" calcext:value-type="float">
            <text:p>-2.73E-013</text:p>
          </table:table-cell>
          <table:table-cell office:value-type="float" office:value="-0.0000007369848731287" calcext:value-type="float">
            <text:p>-7.37E-007</text:p>
          </table:table-cell>
          <table:table-cell office:value-type="float" office:value="1.761411498911E-016" calcext:value-type="float">
            <text:p>1.76E-016</text:p>
          </table:table-cell>
          <table:table-cell office:value-type="float" office:value="-0.001563740079291" calcext:value-type="float">
            <text:p>-1.56E-00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.5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5" calcext:value-type="float">
            <text:p>1.5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2396181598306" calcext:value-type="float">
            <text:p>2.40E-002</text:p>
          </table:table-cell>
          <table:table-cell office:value-type="float" office:value="1.387778780781E-017" calcext:value-type="float">
            <text:p>1.39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3410932566" calcext:value-type="float">
            <text:p>-2.73E-013</text:p>
          </table:table-cell>
          <table:table-cell office:value-type="float" office:value="-0.0000007294271426872" calcext:value-type="float">
            <text:p>-7.29E-007</text:p>
          </table:table-cell>
          <table:table-cell office:value-type="float" office:value="-1.44115482665E-016" calcext:value-type="float">
            <text:p>-1.44E-016</text:p>
          </table:table-cell>
          <table:table-cell office:value-type="float" office:value="-0.00156125985086" calcext:value-type="float">
            <text:p>-1.56E-0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6" calcext:value-type="float">
            <text:p>1.6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2240179106593" calcext:value-type="float">
            <text:p>2.24E-002</text:p>
          </table:table-cell>
          <table:table-cell office:value-type="float" office:value="8.673617379884E-017" calcext:value-type="float">
            <text:p>8.67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33739070618" calcext:value-type="float">
            <text:p>-2.73E-013</text:p>
          </table:table-cell>
          <table:table-cell office:value-type="float" office:value="-0.0000007299291837626" calcext:value-type="float">
            <text:p>-7.30E-007</text:p>
          </table:table-cell>
          <table:table-cell office:value-type="float" office:value="-2.722181515694E-016" calcext:value-type="float">
            <text:p>-2.72E-016</text:p>
          </table:table-cell>
          <table:table-cell office:value-type="float" office:value="-0.001558791613206" calcext:value-type="float">
            <text:p>-1.56E-00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.7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7" calcext:value-type="float">
            <text:p>1.7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2084421552718" calcext:value-type="float">
            <text:p>2.08E-002</text:p>
          </table:table-cell>
          <table:table-cell office:value-type="float" office:value="-2.671474153004E-016" calcext:value-type="float">
            <text:p>-2.67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32628847594" calcext:value-type="float">
            <text:p>-2.73E-013</text:p>
          </table:table-cell>
          <table:table-cell office:value-type="float" office:value="-0.0000007261364203259" calcext:value-type="float">
            <text:p>-7.26E-007</text:p>
          </table:table-cell>
          <table:table-cell office:value-type="float" office:value="-6.405132915821E-016" calcext:value-type="float">
            <text:p>-6.41E-016</text:p>
          </table:table-cell>
          <table:table-cell office:value-type="float" office:value="-0.001556359115057" calcext:value-type="float">
            <text:p>-1.56E-00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.8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8" calcext:value-type="float">
            <text:p>1.8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1928904466331" calcext:value-type="float">
            <text:p>1.93E-002</text:p>
          </table:table-cell>
          <table:table-cell office:value-type="float" office:value="-2.324529457809E-016" calcext:value-type="float">
            <text:p>-2.32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32999102636" calcext:value-type="float">
            <text:p>-2.73E-013</text:p>
          </table:table-cell>
          <table:table-cell office:value-type="float" office:value="-0.0000007247350026773" calcext:value-type="float">
            <text:p>-7.25E-007</text:p>
          </table:table-cell>
          <table:table-cell office:value-type="float" office:value="4.963977824473E-016" calcext:value-type="float">
            <text:p>4.96E-016</text:p>
          </table:table-cell>
          <table:table-cell office:value-type="float" office:value="-0.001553985639475" calcext:value-type="float">
            <text:p>-1.55E-00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.9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19" calcext:value-type="float">
            <text:p>1.9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1773620583117" calcext:value-type="float">
            <text:p>1.77E-002</text:p>
          </table:table-cell>
          <table:table-cell office:value-type="float" office:value="-2.463307335887E-016" calcext:value-type="float">
            <text:p>-2.46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34479309652" calcext:value-type="float">
            <text:p>-2.73E-013</text:p>
          </table:table-cell>
          <table:table-cell office:value-type="float" office:value="-0.0000007221574378491" calcext:value-type="float">
            <text:p>-7.22E-007</text:p>
          </table:table-cell>
          <table:table-cell office:value-type="float" office:value="-9.607699506081E-017" calcext:value-type="float">
            <text:p>-9.61E-017</text:p>
          </table:table-cell>
          <table:table-cell office:value-type="float" office:value="-0.001551694236696" calcext:value-type="float">
            <text:p>-1.55E-00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.0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0" calcext:value-type="float">
            <text:p>2.0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161856058985" calcext:value-type="float">
            <text:p>1.62E-002</text:p>
          </table:table-cell>
          <table:table-cell office:value-type="float" office:value="5.551115123126E-017" calcext:value-type="float">
            <text:p>5.55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3410932566" calcext:value-type="float">
            <text:p>-2.73E-013</text:p>
          </table:table-cell>
          <table:table-cell office:value-type="float" office:value="-0.0000007203561835922" calcext:value-type="float">
            <text:p>-7.20E-007</text:p>
          </table:table-cell>
          <table:table-cell office:value-type="float" office:value="7.686159604865E-016" calcext:value-type="float">
            <text:p>7.69E-016</text:p>
          </table:table-cell>
          <table:table-cell office:value-type="float" office:value="-0.001549506909214" calcext:value-type="float">
            <text:p>-1.55E-00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.1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1" calcext:value-type="float">
            <text:p>2.1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1463713031262" calcext:value-type="float">
            <text:p>1.46E-002</text:p>
          </table:table-cell>
          <table:table-cell office:value-type="float" office:value="1.353084311262E-016" calcext:value-type="float">
            <text:p>1.35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34479309652" calcext:value-type="float">
            <text:p>-2.73E-013</text:p>
          </table:table-cell>
          <table:table-cell office:value-type="float" office:value="-0.0000007183100478869" calcext:value-type="float">
            <text:p>-7.18E-007</text:p>
          </table:table-cell>
          <table:table-cell office:value-type="float" office:value="-2.882309653301E-016" calcext:value-type="float">
            <text:p>-2.88E-016</text:p>
          </table:table-cell>
          <table:table-cell office:value-type="float" office:value="-0.001547444728203" calcext:value-type="float">
            <text:p>-1.55E-00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.2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2" calcext:value-type="float">
            <text:p>2.2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1309064589441" calcext:value-type="float">
            <text:p>1.31E-002</text:p>
          </table:table-cell>
          <table:table-cell office:value-type="float" office:value="3.504141421473E-016" calcext:value-type="float">
            <text:p>3.50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33739070618" calcext:value-type="float">
            <text:p>-2.73E-013</text:p>
          </table:table-cell>
          <table:table-cell office:value-type="float" office:value="-0.0000007165972419898" calcext:value-type="float">
            <text:p>-7.17E-007</text:p>
          </table:table-cell>
          <table:table-cell office:value-type="float" office:value="2.562053113389E-016" calcext:value-type="float">
            <text:p>2.56E-016</text:p>
          </table:table-cell>
          <table:table-cell office:value-type="float" office:value="-0.001545527484268" calcext:value-type="float">
            <text:p>-1.55E-00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.3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3" calcext:value-type="float">
            <text:p>2.3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1154599618167" calcext:value-type="float">
            <text:p>1.15E-002</text:p>
          </table:table-cell>
          <table:table-cell office:value-type="float" office:value="3.157196726278E-016" calcext:value-type="float">
            <text:p>3.16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32628847594" calcext:value-type="float">
            <text:p>-2.73E-013</text:p>
          </table:table-cell>
          <table:table-cell office:value-type="float" office:value="-0.0000007149325824685" calcext:value-type="float">
            <text:p>-7.15E-007</text:p>
          </table:table-cell>
          <table:table-cell office:value-type="float" office:value="-4.483593146954E-016" calcext:value-type="float">
            <text:p>-4.48E-016</text:p>
          </table:table-cell>
          <table:table-cell office:value-type="float" office:value="-0.00154377380386" calcext:value-type="float">
            <text:p>-1.54E-00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.4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4" calcext:value-type="float">
            <text:p>2.4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1000301074237" calcext:value-type="float">
            <text:p>1.00E-002</text:p>
          </table:table-cell>
          <table:table-cell office:value-type="float" office:value="4.614364446098E-016" calcext:value-type="float">
            <text:p>4.61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32999102636" calcext:value-type="float">
            <text:p>-2.73E-013</text:p>
          </table:table-cell>
          <table:table-cell office:value-type="float" office:value="-0.0000007134938186937" calcext:value-type="float">
            <text:p>-7.13E-007</text:p>
          </table:table-cell>
          <table:table-cell office:value-type="float" office:value="4.963977824473E-016" calcext:value-type="float">
            <text:p>4.96E-016</text:p>
          </table:table-cell>
          <table:table-cell office:value-type="float" office:value="-0.00154220033437" calcext:value-type="float">
            <text:p>-1.54E-00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.5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5" calcext:value-type="float">
            <text:p>2.5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8461500518024" calcext:value-type="float">
            <text:p>8.46E-003</text:p>
          </table:table-cell>
          <table:table-cell office:value-type="float" office:value="3.191891195797E-016" calcext:value-type="float">
            <text:p>3.19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33369086627" calcext:value-type="float">
            <text:p>-2.73E-013</text:p>
          </table:table-cell>
          <table:table-cell office:value-type="float" office:value="-0.0000007122068836907" calcext:value-type="float">
            <text:p>-7.12E-007</text:p>
          </table:table-cell>
          <table:table-cell office:value-type="float" office:value="-5.124106226778E-016" calcext:value-type="float">
            <text:p>-5.12E-016</text:p>
          </table:table-cell>
          <table:table-cell office:value-type="float" office:value="-0.001540822442621" calcext:value-type="float">
            <text:p>-1.54E-00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.6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6" calcext:value-type="float">
            <text:p>2.6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6921264342964" calcext:value-type="float">
            <text:p>6.92E-003</text:p>
          </table:table-cell>
          <table:table-cell office:value-type="float" office:value="4.47558656802E-016" calcext:value-type="float">
            <text:p>4.48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32999102636" calcext:value-type="float">
            <text:p>-2.73E-013</text:p>
          </table:table-cell>
          <table:table-cell office:value-type="float" office:value="-0.0000007111306672414" calcext:value-type="float">
            <text:p>-7.11E-007</text:p>
          </table:table-cell>
          <table:table-cell office:value-type="float" office:value="1.120898286739E-016" calcext:value-type="float">
            <text:p>1.12E-016</text:p>
          </table:table-cell>
          <table:table-cell office:value-type="float" office:value="-0.001539653283544" calcext:value-type="float">
            <text:p>-1.54E-00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.7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7" calcext:value-type="float">
            <text:p>2.7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5382087547332" calcext:value-type="float">
            <text:p>5.38E-003</text:p>
          </table:table-cell>
          <table:table-cell office:value-type="float" office:value="1.595945597899E-016" calcext:value-type="float">
            <text:p>1.60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32628847594" calcext:value-type="float">
            <text:p>-2.73E-013</text:p>
          </table:table-cell>
          <table:table-cell office:value-type="float" office:value="-0.0000007102498216227" calcext:value-type="float">
            <text:p>-7.10E-007</text:p>
          </table:table-cell>
          <table:table-cell office:value-type="float" office:value="-3.202566457911E-016" calcext:value-type="float">
            <text:p>-3.20E-016</text:p>
          </table:table-cell>
          <table:table-cell office:value-type="float" office:value="-0.001538704149425" calcext:value-type="float">
            <text:p>-1.54E-00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.8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8" calcext:value-type="float">
            <text:p>2.8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3843744983897" calcext:value-type="float">
            <text:p>3.84E-003</text:p>
          </table:table-cell>
          <table:table-cell office:value-type="float" office:value="4.302114220422E-016" calcext:value-type="float">
            <text:p>4.30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32628847594" calcext:value-type="float">
            <text:p>-2.73E-013</text:p>
          </table:table-cell>
          <table:table-cell office:value-type="float" office:value="-0.0000007095860041773" calcext:value-type="float">
            <text:p>-7.10E-007</text:p>
          </table:table-cell>
          <table:table-cell office:value-type="float" office:value="-0" calcext:value-type="float">
            <text:p>-0.00E+000</text:p>
          </table:table-cell>
          <table:table-cell office:value-type="float" office:value="-0.00153798412066" calcext:value-type="float">
            <text:p>-1.54E-00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.9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29" calcext:value-type="float">
            <text:p>2.9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2306004520506" calcext:value-type="float">
            <text:p>2.31E-003</text:p>
          </table:table-cell>
          <table:table-cell office:value-type="float" office:value="4.857225732735E-017" calcext:value-type="float">
            <text:p>4.86E-017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32628847594" calcext:value-type="float">
            <text:p>-2.73E-013</text:p>
          </table:table-cell>
          <table:table-cell office:value-type="float" office:value="-0.00000070913813488" calcext:value-type="float">
            <text:p>-7.09E-007</text:p>
          </table:table-cell>
          <table:table-cell office:value-type="float" office:value="-7.045645995645E-016" calcext:value-type="float">
            <text:p>-7.05E-016</text:p>
          </table:table-cell>
          <table:table-cell office:value-type="float" office:value="-0.001537500298582" calcext:value-type="float">
            <text:p>-1.54E-00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.0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30" calcext:value-type="float">
            <text:p>3.0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0.0007686276803724" calcext:value-type="float">
            <text:p>7.69E-004</text:p>
          </table:table-cell>
          <table:table-cell office:value-type="float" office:value="1.457167719821E-016" calcext:value-type="float">
            <text:p>1.46E-016</text:p>
          </table:table-cell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office:value-type="float" office:value="-0.0000000000002733739070618" calcext:value-type="float">
            <text:p>-2.73E-013</text:p>
          </table:table-cell>
          <table:table-cell office:value-type="float" office:value="-0.0000007089139444361" calcext:value-type="float">
            <text:p>-7.09E-007</text:p>
          </table:table-cell>
          <table:table-cell office:value-type="float" office:value="-1.601283195868E-017" calcext:value-type="float">
            <text:p>-1.60E-017</text:p>
          </table:table-cell>
          <table:table-cell office:value-type="float" office:value="-0.00153725722339" calcext:value-type="float">
            <text:p>-1.54E-00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.1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31" calcext:value-type="float">
            <text:p>3.10E+00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1" calcext:value-type="float">
            <text:p>1.00E+000</text:p>
          </table:table-cell>
          <table:table-cell table:number-columns-repeated="3"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table:number-columns-repeated="4" office:value-type="float" office:value="0" calcext:value-type="float">
            <text:p>0.00E+00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.20E+001</text:p>
          </table:table-cell>
          <table:table-cell office:value-type="float" office:value="16" calcext:value-type="float">
            <text:p>1.60E+001</text:p>
          </table:table-cell>
          <table:table-cell office:value-type="float" office:value="32" calcext:value-type="float">
            <text:p>3.20E+001</text:p>
          </table:table-cell>
          <table:table-cell office:value-type="float" office:value="0" calcext:value-type="float">
            <text:p>0.00E+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4:38:58.260387357</meta:creation-date>
    <dc:date>2017-01-11T14:52:56.359751179</dc:date>
    <meta:editing-duration>PT10M36S</meta:editing-duration>
    <meta:editing-cycles>9</meta:editing-cycles>
    <meta:generator>LibreOffice/4.2.8.2$Linux_X86_64 LibreOffice_project/420m0$Build-2</meta:generator>
    <meta:document-statistic meta:table-count="10" meta:cell-count="70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0">
      <style:chart-properties chart:display-label="true" chart:logarithmic="false" chart:minimum="0" chart:maximum="6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minimum="0" chart:maximum="0.0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3.112cm" svg:y="0.363cm" style:legend-expansion="custom" chartooo:width="2.404cm" chartooo:height="2.927cm" style:legend-expansion-aspect-ratio="0.821318756405876" chart:style-name="ch2"/>
        <chart:plot-area chart:style-name="ch3" table:cell-range-address="64x64_t0.B1:64x64_t0.B66 64x64_t0.M2:64x64_t0.M66 64x64_t0.O2:64x64_t0.O6 64x64_t10.B2:64x64_t10.B66 64x64_t100.B2:64x64_t100.B66 64x64_t1000.B2:64x64_t1000.B66 64x64_t9990.B2:64x64_t9990.B66" chart:data-source-has-labels="row" svg:x="0.32cm" svg:y="0.18cm" svg:width="15.36cm" svg:height="8.64cm">
          <chartooo:coordinate-region svg:x="2.385cm" svg:y="0.393cm" svg:width="13.181cm" svg:height="7.7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64x64_t0.B2:64x64_t0.B66" chart:label-cell-address="64x64_t0.O2:64x64_t0.O2" chart:class="chart:scatter">
            <chart:domain table:cell-range-address="64x64_t0.M2:64x64_t0.M66"/>
            <chart:data-point chart:repeated="65"/>
          </chart:series>
          <chart:series chart:style-name="ch8" chart:values-cell-range-address="64x64_t10.B2:64x64_t10.B66" chart:label-cell-address="64x64_t0.O3:64x64_t0.O3" chart:class="chart:scatter">
            <chart:domain table:cell-range-address="64x64_t10.M2:64x64_t10.M66"/>
            <chart:data-point chart:repeated="65"/>
          </chart:series>
          <chart:series chart:style-name="ch9" chart:values-cell-range-address="64x64_t100.B2:64x64_t100.B66" chart:label-cell-address="64x64_t0.O4:64x64_t0.O4" chart:class="chart:scatter">
            <chart:domain table:cell-range-address="64x64_t100.M2:64x64_t100.M66"/>
            <chart:data-point chart:repeated="65"/>
          </chart:series>
          <chart:series chart:style-name="ch10" chart:values-cell-range-address="64x64_t1000.B2:64x64_t1000.B66" chart:label-cell-address="64x64_t0.O5:64x64_t0.O5" chart:class="chart:scatter">
            <chart:domain table:cell-range-address="64x64_t1000.M2:64x64_t1000.M66"/>
            <chart:data-point chart:repeated="65"/>
          </chart:series>
          <chart:series chart:style-name="ch11" chart:values-cell-range-address="64x64_t9990.B2:64x64_t9990.B66" chart:label-cell-address="64x64_t0.O6:64x64_t0.O6" chart:class="chart:scatter">
            <chart:domain table:cell-range-address="64x64_t9990.M2:64x64_t9990.M66"/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M</text:p>
              </table:table-cell>
              <table:table-cell office:value-type="string">
                <text:p>T=0</text:p>
                <draw:g>
                  <svg:desc>64x64_t0.O2:64x64_t0.O2</svg:desc>
                </draw:g>
              </table:table-cell>
              <table:table-cell office:value-type="string">
                <text:p>Spalte M</text:p>
              </table:table-cell>
              <table:table-cell office:value-type="string">
                <text:p>T=10</text:p>
                <draw:g>
                  <svg:desc>64x64_t0.O3:64x64_t0.O3</svg:desc>
                </draw:g>
              </table:table-cell>
              <table:table-cell office:value-type="string">
                <text:p>Spalte M</text:p>
              </table:table-cell>
              <table:table-cell office:value-type="string">
                <text:p>T=100</text:p>
                <draw:g>
                  <svg:desc>64x64_t0.O4:64x64_t0.O4</svg:desc>
                </draw:g>
              </table:table-cell>
              <table:table-cell office:value-type="string">
                <text:p>Spalte M</text:p>
              </table:table-cell>
              <table:table-cell office:value-type="string">
                <text:p>T=1000</text:p>
                <draw:g>
                  <svg:desc>64x64_t0.O5:64x64_t0.O5</svg:desc>
                </draw:g>
              </table:table-cell>
              <table:table-cell office:value-type="string">
                <text:p>Spalte M</text:p>
              </table:table-cell>
              <table:table-cell office:value-type="string">
                <text:p>T=9990</text:p>
                <draw:g>
                  <svg:desc>64x64_t0.O6:64x64_t0.O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64x64_t0.M2:64x64_t0.M66</svg:desc>
                </draw:g>
              </table:table-cell>
              <table:table-cell office:value-type="float" office:value="0">
                <text:p>0</text:p>
                <draw:g>
                  <svg:desc>64x64_t0.B2:64x64_t0.B66</svg:desc>
                </draw:g>
              </table:table-cell>
              <table:table-cell office:value-type="float" office:value="0">
                <text:p>0</text:p>
                <draw:g>
                  <svg:desc>64x64_t10.M2:64x64_t10.M66</svg:desc>
                </draw:g>
              </table:table-cell>
              <table:table-cell office:value-type="float" office:value="0.03255403414369">
                <text:p>0.03255403414369</text:p>
                <draw:g>
                  <svg:desc>64x64_t10.B2:64x64_t10.B66</svg:desc>
                </draw:g>
              </table:table-cell>
              <table:table-cell office:value-type="float" office:value="0">
                <text:p>0</text:p>
                <draw:g>
                  <svg:desc>64x64_t100.M2:64x64_t100.M66</svg:desc>
                </draw:g>
              </table:table-cell>
              <table:table-cell office:value-type="float" office:value="0.04380712658167">
                <text:p>0.04380712658167</text:p>
                <draw:g>
                  <svg:desc>64x64_t100.B2:64x64_t100.B66</svg:desc>
                </draw:g>
              </table:table-cell>
              <table:table-cell office:value-type="float" office:value="0">
                <text:p>0</text:p>
                <draw:g>
                  <svg:desc>64x64_t1000.M2:64x64_t1000.M66</svg:desc>
                </draw:g>
              </table:table-cell>
              <table:table-cell office:value-type="float" office:value="0.04800905287266">
                <text:p>0.04800905287266</text:p>
                <draw:g>
                  <svg:desc>64x64_t1000.B2:64x64_t1000.B66</svg:desc>
                </draw:g>
              </table:table-cell>
              <table:table-cell office:value-type="float" office:value="0">
                <text:p>0</text:p>
                <draw:g>
                  <svg:desc>64x64_t9990.M2:64x64_t9990.M66</svg:desc>
                </draw:g>
              </table:table-cell>
              <table:table-cell office:value-type="float" office:value="0.04936867579818">
                <text:p>0.04936867579818</text:p>
                <draw:g>
                  <svg:desc>64x64_t9990.B2:64x64_t9990.B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008595095016062">
                <text:p>0.008595095016062</text:p>
              </table:table-cell>
              <table:table-cell office:value-type="float" office:value="1">
                <text:p>1</text:p>
              </table:table-cell>
              <table:table-cell office:value-type="float" office:value="0.03199281543493">
                <text:p>0.03199281543493</text:p>
              </table:table-cell>
              <table:table-cell office:value-type="float" office:value="1">
                <text:p>1</text:p>
              </table:table-cell>
              <table:table-cell office:value-type="float" office:value="0.04404690489173">
                <text:p>0.04404690489173</text:p>
              </table:table-cell>
              <table:table-cell office:value-type="float" office:value="1">
                <text:p>1</text:p>
              </table:table-cell>
              <table:table-cell office:value-type="float" office:value="0.04810665547848">
                <text:p>0.048106655478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0.0000347720560967">
                <text:p>-0.0000347720560967</text:p>
              </table:table-cell>
              <table:table-cell office:value-type="float" office:value="2">
                <text:p>2</text:p>
              </table:table-cell>
              <table:table-cell office:value-type="float" office:value="0.02174304798245">
                <text:p>0.02174304798245</text:p>
              </table:table-cell>
              <table:table-cell office:value-type="float" office:value="2">
                <text:p>2</text:p>
              </table:table-cell>
              <table:table-cell office:value-type="float" office:value="0.0401433929801">
                <text:p>0.0401433929801</text:p>
              </table:table-cell>
              <table:table-cell office:value-type="float" office:value="2">
                <text:p>2</text:p>
              </table:table-cell>
              <table:table-cell office:value-type="float" office:value="0.0468465089798">
                <text:p>0.04684650897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-0.0000600894636591">
                <text:p>-0.0000600894636591</text:p>
              </table:table-cell>
              <table:table-cell office:value-type="float" office:value="3">
                <text:p>3</text:p>
              </table:table-cell>
              <table:table-cell office:value-type="float" office:value="0.01366379391402">
                <text:p>0.01366379391402</text:p>
              </table:table-cell>
              <table:table-cell office:value-type="float" office:value="3">
                <text:p>3</text:p>
              </table:table-cell>
              <table:table-cell office:value-type="float" office:value="0.03633569553494">
                <text:p>0.03633569553494</text:p>
              </table:table-cell>
              <table:table-cell office:value-type="float" office:value="3">
                <text:p>3</text:p>
              </table:table-cell>
              <table:table-cell office:value-type="float" office:value="0.0455894805491">
                <text:p>0.04558948054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-0.00002535472958698">
                <text:p>-0.00002535472958698</text:p>
              </table:table-cell>
              <table:table-cell office:value-type="float" office:value="4">
                <text:p>4</text:p>
              </table:table-cell>
              <table:table-cell office:value-type="float" office:value="0.007888576947153">
                <text:p>0.007888576947153</text:p>
              </table:table-cell>
              <table:table-cell office:value-type="float" office:value="4">
                <text:p>4</text:p>
              </table:table-cell>
              <table:table-cell office:value-type="float" office:value="0.03265821561217">
                <text:p>0.03265821561217</text:p>
              </table:table-cell>
              <table:table-cell office:value-type="float" office:value="4">
                <text:p>4</text:p>
              </table:table-cell>
              <table:table-cell office:value-type="float" office:value="0.04433680698276">
                <text:p>0.044336806982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-0.00001588397208252">
                <text:p>-0.00001588397208252</text:p>
              </table:table-cell>
              <table:table-cell office:value-type="float" office:value="5">
                <text:p>5</text:p>
              </table:table-cell>
              <table:table-cell office:value-type="float" office:value="0.004155264236033">
                <text:p>0.004155264236033</text:p>
              </table:table-cell>
              <table:table-cell office:value-type="float" office:value="5">
                <text:p>5</text:p>
              </table:table-cell>
              <table:table-cell office:value-type="float" office:value="0.0291416477412">
                <text:p>0.0291416477412</text:p>
              </table:table-cell>
              <table:table-cell office:value-type="float" office:value="5">
                <text:p>5</text:p>
              </table:table-cell>
              <table:table-cell office:value-type="float" office:value="0.04308970272541">
                <text:p>0.043089702725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.0000382545258617">
                <text:p>0.0000382545258617</text:p>
              </table:table-cell>
              <table:table-cell office:value-type="float" office:value="6">
                <text:p>6</text:p>
              </table:table-cell>
              <table:table-cell office:value-type="float" office:value="0.001981309382245">
                <text:p>0.001981309382245</text:p>
              </table:table-cell>
              <table:table-cell office:value-type="float" office:value="6">
                <text:p>6</text:p>
              </table:table-cell>
              <table:table-cell office:value-type="float" office:value="0.02581224963069">
                <text:p>0.02581224963069</text:p>
              </table:table-cell>
              <table:table-cell office:value-type="float" office:value="6">
                <text:p>6</text:p>
              </table:table-cell>
              <table:table-cell office:value-type="float" office:value="0.04184937849641">
                <text:p>0.041849378496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-0.0000135523323479">
                <text:p>-0.0000135523323479</text:p>
              </table:table-cell>
              <table:table-cell office:value-type="float" office:value="7">
                <text:p>7</text:p>
              </table:table-cell>
              <table:table-cell office:value-type="float" office:value="0.0008470694883727">
                <text:p>0.0008470694883727</text:p>
              </table:table-cell>
              <table:table-cell office:value-type="float" office:value="7">
                <text:p>7</text:p>
              </table:table-cell>
              <table:table-cell office:value-type="float" office:value="0.02269128710032">
                <text:p>0.02269128710032</text:p>
              </table:table-cell>
              <table:table-cell office:value-type="float" office:value="7">
                <text:p>7</text:p>
              </table:table-cell>
              <table:table-cell office:value-type="float" office:value="0.04061701148748">
                <text:p>0.040617011487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-0.000003798252691922">
                <text:p>-0.000003798252691922</text:p>
              </table:table-cell>
              <table:table-cell office:value-type="float" office:value="8">
                <text:p>8</text:p>
              </table:table-cell>
              <table:table-cell office:value-type="float" office:value="0.0003207408299204">
                <text:p>0.0003207408299204</text:p>
              </table:table-cell>
              <table:table-cell office:value-type="float" office:value="8">
                <text:p>8</text:p>
              </table:table-cell>
              <table:table-cell office:value-type="float" office:value="0.01979470811784">
                <text:p>0.01979470811784</text:p>
              </table:table-cell>
              <table:table-cell office:value-type="float" office:value="8">
                <text:p>8</text:p>
              </table:table-cell>
              <table:table-cell office:value-type="float" office:value="0.03939376026392">
                <text:p>0.039393760263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-0.0000001882788183138">
                <text:p>-0.0000001882788183138</text:p>
              </table:table-cell>
              <table:table-cell office:value-type="float" office:value="9">
                <text:p>9</text:p>
              </table:table-cell>
              <table:table-cell office:value-type="float" office:value="0.0001057433910319">
                <text:p>0.0001057433910319</text:p>
              </table:table-cell>
              <table:table-cell office:value-type="float" office:value="9">
                <text:p>9</text:p>
              </table:table-cell>
              <table:table-cell office:value-type="float" office:value="0.01713304780424">
                <text:p>0.01713304780424</text:p>
              </table:table-cell>
              <table:table-cell office:value-type="float" office:value="9">
                <text:p>9</text:p>
              </table:table-cell>
              <table:table-cell office:value-type="float" office:value="0.03818075731397">
                <text:p>0.038180757313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.00002958059667435">
                <text:p>0.00002958059667435</text:p>
              </table:table-cell>
              <table:table-cell office:value-type="float" office:value="10">
                <text:p>10</text:p>
              </table:table-cell>
              <table:table-cell office:value-type="float" office:value="0.01471153087914">
                <text:p>0.01471153087914</text:p>
              </table:table-cell>
              <table:table-cell office:value-type="float" office:value="10">
                <text:p>10</text:p>
              </table:table-cell>
              <table:table-cell office:value-type="float" office:value="0.03697909414768">
                <text:p>0.036979094147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.000006716388270434">
                <text:p>0.000006716388270434</text:p>
              </table:table-cell>
              <table:table-cell office:value-type="float" office:value="11">
                <text:p>11</text:p>
              </table:table-cell>
              <table:table-cell office:value-type="float" office:value="0.01253037713468">
                <text:p>0.01253037713468</text:p>
              </table:table-cell>
              <table:table-cell office:value-type="float" office:value="11">
                <text:p>11</text:p>
              </table:table-cell>
              <table:table-cell office:value-type="float" office:value="0.03578983992338">
                <text:p>0.035789839923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.00000112572092803">
                <text:p>0.00000112572092803</text:p>
              </table:table-cell>
              <table:table-cell office:value-type="float" office:value="12">
                <text:p>12</text:p>
              </table:table-cell>
              <table:table-cell office:value-type="float" office:value="0.01058526430279">
                <text:p>0.01058526430279</text:p>
              </table:table-cell>
              <table:table-cell office:value-type="float" office:value="12">
                <text:p>12</text:p>
              </table:table-cell>
              <table:table-cell office:value-type="float" office:value="0.0346140190959">
                <text:p>0.03461401909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.00000009997018679542">
                <text:p>0.00000009997018679542</text:p>
              </table:table-cell>
              <table:table-cell office:value-type="float" office:value="13">
                <text:p>13</text:p>
              </table:table-cell>
              <table:table-cell office:value-type="float" office:value="0.008867915719748">
                <text:p>0.008867915719748</text:p>
              </table:table-cell>
              <table:table-cell office:value-type="float" office:value="13">
                <text:p>13</text:p>
              </table:table-cell>
              <table:table-cell office:value-type="float" office:value="0.03345261514187">
                <text:p>0.033452615141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-0.000000009301762027292">
                <text:p>-0.000000009301762027292</text:p>
              </table:table-cell>
              <table:table-cell office:value-type="float" office:value="14">
                <text:p>14</text:p>
              </table:table-cell>
              <table:table-cell office:value-type="float" office:value="0.007366770878434">
                <text:p>0.007366770878434</text:p>
              </table:table-cell>
              <table:table-cell office:value-type="float" office:value="14">
                <text:p>14</text:p>
              </table:table-cell>
              <table:table-cell office:value-type="float" office:value="0.03230657055974">
                <text:p>0.032306570559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-0.000000004492192839933">
                <text:p>-0.000000004492192839933</text:p>
              </table:table-cell>
              <table:table-cell office:value-type="float" office:value="15">
                <text:p>15</text:p>
              </table:table-cell>
              <table:table-cell office:value-type="float" office:value="0.006067703478038">
                <text:p>0.006067703478038</text:p>
              </table:table-cell>
              <table:table-cell office:value-type="float" office:value="15">
                <text:p>15</text:p>
              </table:table-cell>
              <table:table-cell office:value-type="float" office:value="0.03117678500712">
                <text:p>0.031176785007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-0.0000000004012513099561">
                <text:p>-0.0000000004012513099561</text:p>
              </table:table-cell>
              <table:table-cell office:value-type="float" office:value="16">
                <text:p>16</text:p>
              </table:table-cell>
              <table:table-cell office:value-type="float" office:value="0.004954741802067">
                <text:p>0.004954741802067</text:p>
              </table:table-cell>
              <table:table-cell office:value-type="float" office:value="16">
                <text:p>16</text:p>
              </table:table-cell>
              <table:table-cell office:value-type="float" office:value="0.0300641041249">
                <text:p>0.0300641041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.00000000009028056774385">
                <text:p>0.00000000009028056774385</text:p>
              </table:table-cell>
              <table:table-cell office:value-type="float" office:value="17">
                <text:p>17</text:p>
              </table:table-cell>
              <table:table-cell office:value-type="float" office:value="0.004010764416307">
                <text:p>0.004010764416307</text:p>
              </table:table-cell>
              <table:table-cell office:value-type="float" office:value="17">
                <text:p>17</text:p>
              </table:table-cell>
              <table:table-cell office:value-type="float" office:value="0.02896932512522">
                <text:p>0.028969325125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.00000000002197428350392">
                <text:p>0.00000000002197428350392</text:p>
              </table:table-cell>
              <table:table-cell office:value-type="float" office:value="18">
                <text:p>18</text:p>
              </table:table-cell>
              <table:table-cell office:value-type="float" office:value="0.003218135330826">
                <text:p>0.003218135330826</text:p>
              </table:table-cell>
              <table:table-cell office:value-type="float" office:value="18">
                <text:p>18</text:p>
              </table:table-cell>
              <table:table-cell office:value-type="float" office:value="0.02789319679141">
                <text:p>0.027893196791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-0.000000000001435549595863">
                <text:p>-0.000000000001435549595863</text:p>
              </table:table-cell>
              <table:table-cell office:value-type="float" office:value="19">
                <text:p>19</text:p>
              </table:table-cell>
              <table:table-cell office:value-type="float" office:value="0.002559268148616">
                <text:p>0.002559268148616</text:p>
              </table:table-cell>
              <table:table-cell office:value-type="float" office:value="19">
                <text:p>19</text:p>
              </table:table-cell>
              <table:table-cell office:value-type="float" office:value="0.02683640830219">
                <text:p>0.026836408302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-0.0000000000008477558932629">
                <text:p>-0.0000000000008477558932629</text:p>
              </table:table-cell>
              <table:table-cell office:value-type="float" office:value="20">
                <text:p>20</text:p>
              </table:table-cell>
              <table:table-cell office:value-type="float" office:value="0.002017094986513">
                <text:p>0.002017094986513</text:p>
              </table:table-cell>
              <table:table-cell office:value-type="float" office:value="20">
                <text:p>20</text:p>
              </table:table-cell>
              <table:table-cell office:value-type="float" office:value="0.02579959668219">
                <text:p>0.025799596682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.00000000000002865763182314">
                <text:p>0.00000000000002865763182314</text:p>
              </table:table-cell>
              <table:table-cell office:value-type="float" office:value="21">
                <text:p>21</text:p>
              </table:table-cell>
              <table:table-cell office:value-type="float" office:value="0.001575440866873">
                <text:p>0.001575440866873</text:p>
              </table:table-cell>
              <table:table-cell office:value-type="float" office:value="21">
                <text:p>21</text:p>
              </table:table-cell>
              <table:table-cell office:value-type="float" office:value="0.02478334493935">
                <text:p>0.024783344939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0.00000000000003229708167574">
                <text:p>0.00000000000003229708167574</text:p>
              </table:table-cell>
              <table:table-cell office:value-type="float" office:value="22">
                <text:p>22</text:p>
              </table:table-cell>
              <table:table-cell office:value-type="float" office:value="0.001219299039803">
                <text:p>0.001219299039803</text:p>
              </table:table-cell>
              <table:table-cell office:value-type="float" office:value="22">
                <text:p>22</text:p>
              </table:table-cell>
              <table:table-cell office:value-type="float" office:value="0.02378817275167">
                <text:p>0.023788172751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-1.519617764956E-015">
                <text:p>-1.519617764956E-015</text:p>
              </table:table-cell>
              <table:table-cell office:value-type="float" office:value="23">
                <text:p>23</text:p>
              </table:table-cell>
              <table:table-cell office:value-type="float" office:value="0.0009350161417387">
                <text:p>0.0009350161417387</text:p>
              </table:table-cell>
              <table:table-cell office:value-type="float" office:value="23">
                <text:p>23</text:p>
              </table:table-cell>
              <table:table-cell office:value-type="float" office:value="0.02281454578042">
                <text:p>0.022814545780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-1.228184220992E-015">
                <text:p>-1.228184220992E-015</text:p>
              </table:table-cell>
              <table:table-cell office:value-type="float" office:value="24">
                <text:p>24</text:p>
              </table:table-cell>
              <table:table-cell office:value-type="float" office:value="0.0007103918469511">
                <text:p>0.0007103918469511</text:p>
              </table:table-cell>
              <table:table-cell office:value-type="float" office:value="24">
                <text:p>24</text:p>
              </table:table-cell>
              <table:table-cell office:value-type="float" office:value="0.02186286821961">
                <text:p>0.021862868219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.52655665886E-016">
                <text:p>1.52655665886E-016</text:p>
              </table:table-cell>
              <table:table-cell office:value-type="float" office:value="25">
                <text:p>25</text:p>
              </table:table-cell>
              <table:table-cell office:value-type="float" office:value="0.0005347083206289">
                <text:p>0.0005347083206289</text:p>
              </table:table-cell>
              <table:table-cell office:value-type="float" office:value="25">
                <text:p>25</text:p>
              </table:table-cell>
              <table:table-cell office:value-type="float" office:value="0.0209334846586">
                <text:p>0.02093348465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-2.081668171172E-017">
                <text:p>-2.081668171172E-017</text:p>
              </table:table-cell>
              <table:table-cell office:value-type="float" office:value="26">
                <text:p>26</text:p>
              </table:table-cell>
              <table:table-cell office:value-type="float" office:value="0.0003987006202806">
                <text:p>0.0003987006202806</text:p>
              </table:table-cell>
              <table:table-cell office:value-type="float" office:value="26">
                <text:p>26</text:p>
              </table:table-cell>
              <table:table-cell office:value-type="float" office:value="0.02002668380737">
                <text:p>0.020026683807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-6.938893903907E-017">
                <text:p>-6.938893903907E-017</text:p>
              </table:table-cell>
              <table:table-cell office:value-type="float" office:value="27">
                <text:p>27</text:p>
              </table:table-cell>
              <table:table-cell office:value-type="float" office:value="0.0002944823645521">
                <text:p>0.0002944823645521</text:p>
              </table:table-cell>
              <table:table-cell office:value-type="float" office:value="27">
                <text:p>27</text:p>
              </table:table-cell>
              <table:table-cell office:value-type="float" office:value="0.019142691046">
                <text:p>0.0191426910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-8.673617379884E-017">
                <text:p>-8.673617379884E-017</text:p>
              </table:table-cell>
              <table:table-cell office:value-type="float" office:value="28">
                <text:p>28</text:p>
              </table:table-cell>
              <table:table-cell office:value-type="float" office:value="0.0002154399262508">
                <text:p>0.0002154399262508</text:p>
              </table:table-cell>
              <table:table-cell office:value-type="float" office:value="28">
                <text:p>28</text:p>
              </table:table-cell>
              <table:table-cell office:value-type="float" office:value="0.0182816721499">
                <text:p>0.01828167214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-9.367506770275E-017">
                <text:p>-9.367506770275E-017</text:p>
              </table:table-cell>
              <table:table-cell office:value-type="float" office:value="29">
                <text:p>29</text:p>
              </table:table-cell>
              <table:table-cell office:value-type="float" office:value="0.0001561061653774">
                <text:p>0.0001561061653774</text:p>
              </table:table-cell>
              <table:table-cell office:value-type="float" office:value="29">
                <text:p>29</text:p>
              </table:table-cell>
              <table:table-cell office:value-type="float" office:value="0.01744373328984">
                <text:p>0.017443733289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-7.285838599103E-017">
                <text:p>-7.285838599103E-017</text:p>
              </table:table-cell>
              <table:table-cell office:value-type="float" office:value="30">
                <text:p>30</text:p>
              </table:table-cell>
              <table:table-cell office:value-type="float" office:value="0.0001120247034123">
                <text:p>0.0001120247034123</text:p>
              </table:table-cell>
              <table:table-cell office:value-type="float" office:value="30">
                <text:p>30</text:p>
              </table:table-cell>
              <table:table-cell office:value-type="float" office:value="0.01662892661989">
                <text:p>0.016628926619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-7.632783294298E-017">
                <text:p>-7.632783294298E-017</text:p>
              </table:table-cell>
              <table:table-cell office:value-type="float" office:value="31">
                <text:p>31</text:p>
              </table:table-cell>
              <table:table-cell office:value-type="float" office:value="0.00007961237861309">
                <text:p>0.00007961237861309</text:p>
              </table:table-cell>
              <table:table-cell office:value-type="float" office:value="31">
                <text:p>31</text:p>
              </table:table-cell>
              <table:table-cell office:value-type="float" office:value="0.01583724282682">
                <text:p>0.015837242826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-2.081668171172E-017">
                <text:p>-2.081668171172E-017</text:p>
              </table:table-cell>
              <table:table-cell office:value-type="float" office:value="32">
                <text:p>32</text:p>
              </table:table-cell>
              <table:table-cell office:value-type="float" office:value="0.00005602655437542">
                <text:p>0.00005602655437542</text:p>
              </table:table-cell>
              <table:table-cell office:value-type="float" office:value="32">
                <text:p>32</text:p>
              </table:table-cell>
              <table:table-cell office:value-type="float" office:value="0.01506861578673">
                <text:p>0.015068615786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-7.285838599103E-017">
                <text:p>-7.285838599103E-017</text:p>
              </table:table-cell>
              <table:table-cell office:value-type="float" office:value="33">
                <text:p>33</text:p>
              </table:table-cell>
              <table:table-cell office:value-type="float" office:value="0.00003904157711077">
                <text:p>0.00003904157711077</text:p>
              </table:table-cell>
              <table:table-cell office:value-type="float" office:value="33">
                <text:p>33</text:p>
              </table:table-cell>
              <table:table-cell office:value-type="float" office:value="0.01432292256504">
                <text:p>0.014322922565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-1.040834085586E-016">
                <text:p>-1.040834085586E-016</text:p>
              </table:table-cell>
              <table:table-cell office:value-type="float" office:value="34">
                <text:p>34</text:p>
              </table:table-cell>
              <table:table-cell office:value-type="float" office:value="0.00002693733586057">
                <text:p>0.00002693733586057</text:p>
              </table:table-cell>
              <table:table-cell office:value-type="float" office:value="34">
                <text:p>34</text:p>
              </table:table-cell>
              <table:table-cell office:value-type="float" office:value="0.01359998900443">
                <text:p>0.013599989004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-5.551115123126E-017">
                <text:p>-5.551115123126E-017</text:p>
              </table:table-cell>
              <table:table-cell office:value-type="float" office:value="35">
                <text:p>35</text:p>
              </table:table-cell>
              <table:table-cell office:value-type="float" office:value="0.00001840134245867">
                <text:p>0.00001840134245867</text:p>
              </table:table-cell>
              <table:table-cell office:value-type="float" office:value="35">
                <text:p>35</text:p>
              </table:table-cell>
              <table:table-cell office:value-type="float" office:value="0.0128995841369">
                <text:p>0.01289958413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-3.469446951954E-018">
                <text:p>-3.469446951954E-018</text:p>
              </table:table-cell>
              <table:table-cell office:value-type="float" office:value="36">
                <text:p>36</text:p>
              </table:table-cell>
              <table:table-cell office:value-type="float" office:value="0.00001244473696715">
                <text:p>0.00001244473696715</text:p>
              </table:table-cell>
              <table:table-cell office:value-type="float" office:value="36">
                <text:p>36</text:p>
              </table:table-cell>
              <table:table-cell office:value-type="float" office:value="0.01222142670304">
                <text:p>0.012221426703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-8.326672684689E-017">
                <text:p>-8.326672684689E-017</text:p>
              </table:table-cell>
              <table:table-cell office:value-type="float" office:value="37">
                <text:p>37</text:p>
              </table:table-cell>
              <table:table-cell office:value-type="float" office:value="0.00000833176454762">
                <text:p>0.00000833176454762</text:p>
              </table:table-cell>
              <table:table-cell office:value-type="float" office:value="37">
                <text:p>37</text:p>
              </table:table-cell>
              <table:table-cell office:value-type="float" office:value="0.01156518328935">
                <text:p>0.011565183289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-1.179611963664E-016">
                <text:p>-1.179611963664E-016</text:p>
              </table:table-cell>
              <table:table-cell office:value-type="float" office:value="38">
                <text:p>38</text:p>
              </table:table-cell>
              <table:table-cell office:value-type="float" office:value="0.000005521751063498">
                <text:p>0.000005521751063498</text:p>
              </table:table-cell>
              <table:table-cell office:value-type="float" office:value="38">
                <text:p>38</text:p>
              </table:table-cell>
              <table:table-cell office:value-type="float" office:value="0.01093047484756">
                <text:p>0.010930474847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-9.367506770275E-017">
                <text:p>-9.367506770275E-017</text:p>
              </table:table-cell>
              <table:table-cell office:value-type="float" office:value="39">
                <text:p>39</text:p>
              </table:table-cell>
              <table:table-cell office:value-type="float" office:value="0.000003622252279456">
                <text:p>0.000003622252279456</text:p>
              </table:table-cell>
              <table:table-cell office:value-type="float" office:value="39">
                <text:p>39</text:p>
              </table:table-cell>
              <table:table-cell office:value-type="float" office:value="0.01031687110662">
                <text:p>0.010316871106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-1.561251128379E-016">
                <text:p>-1.561251128379E-016</text:p>
              </table:table-cell>
              <table:table-cell office:value-type="float" office:value="40">
                <text:p>40</text:p>
              </table:table-cell>
              <table:table-cell office:value-type="float" office:value="0.000002351883040319">
                <text:p>0.000002351883040319</text:p>
              </table:table-cell>
              <table:table-cell office:value-type="float" office:value="40">
                <text:p>40</text:p>
              </table:table-cell>
              <table:table-cell office:value-type="float" office:value="0.009723899886012">
                <text:p>0.0097238998860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-1.353084311262E-016">
                <text:p>-1.353084311262E-016</text:p>
              </table:table-cell>
              <table:table-cell office:value-type="float" office:value="41">
                <text:p>41</text:p>
              </table:table-cell>
              <table:table-cell office:value-type="float" office:value="0.000001511335199211">
                <text:p>0.000001511335199211</text:p>
              </table:table-cell>
              <table:table-cell office:value-type="float" office:value="41">
                <text:p>41</text:p>
              </table:table-cell>
              <table:table-cell office:value-type="float" office:value="0.009151042439044">
                <text:p>0.0091510424390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-1.457167719821E-016">
                <text:p>-1.457167719821E-016</text:p>
              </table:table-cell>
              <table:table-cell office:value-type="float" office:value="42">
                <text:p>42</text:p>
              </table:table-cell>
              <table:table-cell office:value-type="float" office:value="0.0000009611397899789">
                <text:p>0.0000009611397899789</text:p>
              </table:table-cell>
              <table:table-cell office:value-type="float" office:value="42">
                <text:p>42</text:p>
              </table:table-cell>
              <table:table-cell office:value-type="float" office:value="0.008597739040852">
                <text:p>0.0085977390408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-8.326672684689E-017">
                <text:p>-8.326672684689E-017</text:p>
              </table:table-cell>
              <table:table-cell office:value-type="float" office:value="43">
                <text:p>43</text:p>
              </table:table-cell>
              <table:table-cell office:value-type="float" office:value="0.0000006048742875464">
                <text:p>0.0000006048742875464</text:p>
              </table:table-cell>
              <table:table-cell office:value-type="float" office:value="43">
                <text:p>43</text:p>
              </table:table-cell>
              <table:table-cell office:value-type="float" office:value="0.008063392713666">
                <text:p>0.0080633927136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-5.20417042793E-017">
                <text:p>-5.20417042793E-017</text:p>
              </table:table-cell>
              <table:table-cell office:value-type="float" office:value="44">
                <text:p>44</text:p>
              </table:table-cell>
              <table:table-cell office:value-type="float" office:value="0.0000003766763825297">
                <text:p>0.0000003766763825297</text:p>
              </table:table-cell>
              <table:table-cell office:value-type="float" office:value="44">
                <text:p>44</text:p>
              </table:table-cell>
              <table:table-cell office:value-type="float" office:value="0.007547363638878">
                <text:p>0.0075473636388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3.816391647149E-017">
                <text:p>3.816391647149E-017</text:p>
              </table:table-cell>
              <table:table-cell office:value-type="float" office:value="45">
                <text:p>45</text:p>
              </table:table-cell>
              <table:table-cell office:value-type="float" office:value="0.0000002320960135194">
                <text:p>0.0000002320960135194</text:p>
              </table:table-cell>
              <table:table-cell office:value-type="float" office:value="45">
                <text:p>45</text:p>
              </table:table-cell>
              <table:table-cell office:value-type="float" office:value="0.007048980332911">
                <text:p>0.0070489803329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6.245004513517E-017">
                <text:p>6.245004513517E-017</text:p>
              </table:table-cell>
              <table:table-cell office:value-type="float" office:value="46">
                <text:p>46</text:p>
              </table:table-cell>
              <table:table-cell office:value-type="float" office:value="0.000000141492620287">
                <text:p>0.000000141492620287</text:p>
              </table:table-cell>
              <table:table-cell office:value-type="float" office:value="46">
                <text:p>46</text:p>
              </table:table-cell>
              <table:table-cell office:value-type="float" office:value="0.006567534524947">
                <text:p>0.0065675345249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  <table:table-cell office:value-type="float" office:value="2.081668171172E-017">
                <text:p>2.081668171172E-017</text:p>
              </table:table-cell>
              <table:table-cell office:value-type="float" office:value="47">
                <text:p>47</text:p>
              </table:table-cell>
              <table:table-cell office:value-type="float" office:value="0.00000008533692863466">
                <text:p>0.00000008533692863466</text:p>
              </table:table-cell>
              <table:table-cell office:value-type="float" office:value="47">
                <text:p>47</text:p>
              </table:table-cell>
              <table:table-cell office:value-type="float" office:value="0.006102287676185">
                <text:p>0.0061022876761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-1.734723475977E-017">
                <text:p>-1.734723475977E-017</text:p>
              </table:table-cell>
              <table:table-cell office:value-type="float" office:value="48">
                <text:p>48</text:p>
              </table:table-cell>
              <table:table-cell office:value-type="float" office:value="0.00000005091515120625">
                <text:p>0.00000005091515120625</text:p>
              </table:table-cell>
              <table:table-cell office:value-type="float" office:value="48">
                <text:p>48</text:p>
              </table:table-cell>
              <table:table-cell office:value-type="float" office:value="0.005652468651533">
                <text:p>0.0056524686515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3.469446951954E-018">
                <text:p>3.469446951954E-018</text:p>
              </table:table-cell>
              <table:table-cell office:value-type="float" office:value="49">
                <text:p>49</text:p>
              </table:table-cell>
              <table:table-cell office:value-type="float" office:value="0.00000003004920046124">
                <text:p>0.00000003004920046124</text:p>
              </table:table-cell>
              <table:table-cell office:value-type="float" office:value="49">
                <text:p>49</text:p>
              </table:table-cell>
              <table:table-cell office:value-type="float" office:value="0.005217280704528">
                <text:p>0.0052172807045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.428612866368E-017">
                <text:p>2.428612866368E-017</text:p>
              </table:table-cell>
              <table:table-cell office:value-type="float" office:value="50">
                <text:p>50</text:p>
              </table:table-cell>
              <table:table-cell office:value-type="float" office:value="0.00000001754134792975">
                <text:p>0.00000001754134792975</text:p>
              </table:table-cell>
              <table:table-cell office:value-type="float" office:value="50">
                <text:p>50</text:p>
              </table:table-cell>
              <table:table-cell office:value-type="float" office:value="0.004795898683369">
                <text:p>0.0047958986833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2.428612866368E-017">
                <text:p>2.428612866368E-017</text:p>
              </table:table-cell>
              <table:table-cell office:value-type="float" office:value="51">
                <text:p>51</text:p>
              </table:table-cell>
              <table:table-cell office:value-type="float" office:value="0.00000001012755834751">
                <text:p>0.00000001012755834751</text:p>
              </table:table-cell>
              <table:table-cell office:value-type="float" office:value="51">
                <text:p>51</text:p>
              </table:table-cell>
              <table:table-cell office:value-type="float" office:value="0.00438747368753">
                <text:p>0.004387473687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-1.040834085586E-017">
                <text:p>-1.040834085586E-017</text:p>
              </table:table-cell>
              <table:table-cell office:value-type="float" office:value="52">
                <text:p>52</text:p>
              </table:table-cell>
              <table:table-cell office:value-type="float" office:value="0.000000005782626377737">
                <text:p>0.000000005782626377737</text:p>
              </table:table-cell>
              <table:table-cell office:value-type="float" office:value="52">
                <text:p>52</text:p>
              </table:table-cell>
              <table:table-cell office:value-type="float" office:value="0.003991134930402">
                <text:p>0.0039911349304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0.000000003265050896317">
                <text:p>0.000000003265050896317</text:p>
              </table:table-cell>
              <table:table-cell office:value-type="float" office:value="53">
                <text:p>53</text:p>
              </table:table-cell>
              <table:table-cell office:value-type="float" office:value="0.003605989040807">
                <text:p>0.0036059890408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-5.551115123126E-017">
                <text:p>-5.551115123126E-017</text:p>
              </table:table-cell>
              <table:table-cell office:value-type="float" office:value="54">
                <text:p>54</text:p>
              </table:table-cell>
              <table:table-cell office:value-type="float" office:value="0.000000001822904716064">
                <text:p>0.000000001822904716064</text:p>
              </table:table-cell>
              <table:table-cell office:value-type="float" office:value="54">
                <text:p>54</text:p>
              </table:table-cell>
              <table:table-cell office:value-type="float" office:value="0.003231125650927">
                <text:p>0.0032311256509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  <table:table-cell office:value-type="float" office:value="-5.20417042793E-017">
                <text:p>-5.20417042793E-017</text:p>
              </table:table-cell>
              <table:table-cell office:value-type="float" office:value="55">
                <text:p>55</text:p>
              </table:table-cell>
              <table:table-cell office:value-type="float" office:value="0.000000001006259631176">
                <text:p>0.000000001006259631176</text:p>
              </table:table-cell>
              <table:table-cell office:value-type="float" office:value="55">
                <text:p>55</text:p>
              </table:table-cell>
              <table:table-cell office:value-type="float" office:value="0.002865615766495">
                <text:p>0.0028656157664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-7.979727989493E-017">
                <text:p>-7.979727989493E-017</text:p>
              </table:table-cell>
              <table:table-cell office:value-type="float" office:value="56">
                <text:p>56</text:p>
              </table:table-cell>
              <table:table-cell office:value-type="float" office:value="0.0000000005491439525329">
                <text:p>0.0000000005491439525329</text:p>
              </table:table-cell>
              <table:table-cell office:value-type="float" office:value="56">
                <text:p>56</text:p>
              </table:table-cell>
              <table:table-cell office:value-type="float" office:value="0.002508515957743">
                <text:p>0.0025085159577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  <table:table-cell office:value-type="float" office:value="-5.898059818321E-017">
                <text:p>-5.898059818321E-017</text:p>
              </table:table-cell>
              <table:table-cell office:value-type="float" office:value="57">
                <text:p>57</text:p>
              </table:table-cell>
              <table:table-cell office:value-type="float" office:value="0.0000000002962333434109">
                <text:p>0.0000000002962333434109</text:p>
              </table:table-cell>
              <table:table-cell office:value-type="float" office:value="57">
                <text:p>57</text:p>
              </table:table-cell>
              <table:table-cell office:value-type="float" office:value="0.002158868359402">
                <text:p>0.0021588683594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0.0000000001579175540334">
                <text:p>0.0000000001579175540334</text:p>
              </table:table-cell>
              <table:table-cell office:value-type="float" office:value="58">
                <text:p>58</text:p>
              </table:table-cell>
              <table:table-cell office:value-type="float" office:value="0.001815703348257">
                <text:p>0.0018157033482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-3.469446951954E-018">
                <text:p>-3.469446951954E-018</text:p>
              </table:table-cell>
              <table:table-cell office:value-type="float" office:value="59">
                <text:p>59</text:p>
              </table:table-cell>
              <table:table-cell office:value-type="float" office:value="0.00000000008311804022831">
                <text:p>0.00000000008311804022831</text:p>
              </table:table-cell>
              <table:table-cell office:value-type="float" office:value="59">
                <text:p>59</text:p>
              </table:table-cell>
              <table:table-cell office:value-type="float" office:value="0.001478041056544">
                <text:p>0.0014780410565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0.0000000000430523602879">
                <text:p>0.0000000000430523602879</text:p>
              </table:table-cell>
              <table:table-cell office:value-type="float" office:value="60">
                <text:p>60</text:p>
              </table:table-cell>
              <table:table-cell office:value-type="float" office:value="0.00114489288535">
                <text:p>0.001144892885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1.040834085586E-017">
                <text:p>1.040834085586E-017</text:p>
              </table:table-cell>
              <table:table-cell office:value-type="float" office:value="61">
                <text:p>61</text:p>
              </table:table-cell>
              <table:table-cell office:value-type="float" office:value="0.00000000002165324169967">
                <text:p>0.00000000002165324169967</text:p>
              </table:table-cell>
              <table:table-cell office:value-type="float" office:value="61">
                <text:p>61</text:p>
              </table:table-cell>
              <table:table-cell office:value-type="float" office:value="0.0008152629015967">
                <text:p>0.00081526290159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3.469446951954E-018">
                <text:p>3.469446951954E-018</text:p>
              </table:table-cell>
              <table:table-cell office:value-type="float" office:value="62">
                <text:p>62</text:p>
              </table:table-cell>
              <table:table-cell office:value-type="float" office:value="0.000000000009966024533403">
                <text:p>0.000000000009966024533403</text:p>
              </table:table-cell>
              <table:table-cell office:value-type="float" office:value="62">
                <text:p>62</text:p>
              </table:table-cell>
              <table:table-cell office:value-type="float" office:value="0.0004881498753093">
                <text:p>0.00048814987530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6.938893903907E-018">
                <text:p>6.938893903907E-018</text:p>
              </table:table-cell>
              <table:table-cell office:value-type="float" office:value="63">
                <text:p>63</text:p>
              </table:table-cell>
              <table:table-cell office:value-type="float" office:value="0.000000000002873361271138">
                <text:p>0.000000000002873361271138</text:p>
              </table:table-cell>
              <table:table-cell office:value-type="float" office:value="63">
                <text:p>63</text:p>
              </table:table-cell>
              <table:table-cell office:value-type="float" office:value="0.0001625485601835">
                <text:p>0.00016254856018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0">
      <style:chart-properties chart:display-label="true" chart:logarithmic="false" chart:minimum="0" chart:maximum="3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minimum="0" chart:maximum="0.0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3.112cm" svg:y="0.363cm" style:legend-expansion="custom" chartooo:width="2.404cm" chartooo:height="2.927cm" style:legend-expansion-aspect-ratio="0.821318756405876" chart:style-name="ch2"/>
        <chart:plot-area chart:style-name="ch3" table:cell-range-address="32x32_t0.M2:32x32_t0.M34 32x32_t0.O2:32x32_t0.O6 32x32_t0.B2:32x32_t0.B34 32x32_t10.B2:32x32_t10.B34 32x32_t100.B2:32x32_t100.B34 32x32_t1000.B2:32x32_t1000.B34 32x32_t9990.B2:32x32_t9990.B34" chart:data-source-has-labels="row" svg:x="0.32cm" svg:y="0.18cm" svg:width="15.36cm" svg:height="8.64cm">
          <chartooo:coordinate-region svg:x="2.385cm" svg:y="0.393cm" svg:width="13.181cm" svg:height="7.7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32x32_t0.B2:32x32_t0.B34" chart:label-cell-address="32x32_t0.O2:32x32_t0.O2" chart:class="chart:scatter">
            <chart:domain table:cell-range-address="32x32_t0.M2:32x32_t0.M34"/>
            <chart:data-point chart:repeated="33"/>
          </chart:series>
          <chart:series chart:style-name="ch8" chart:values-cell-range-address="32x32_t10.B2:32x32_t10.B34" chart:label-cell-address="32x32_t0.O3:32x32_t0.O3" chart:class="chart:scatter">
            <chart:domain table:cell-range-address="32x32_t10.M2:32x32_t10.M34"/>
            <chart:data-point chart:repeated="33"/>
          </chart:series>
          <chart:series chart:style-name="ch9" chart:values-cell-range-address="32x32_t100.B2:32x32_t100.B34" chart:label-cell-address="32x32_t0.O4:32x32_t0.O4" chart:class="chart:scatter">
            <chart:domain table:cell-range-address="32x32_t100.M2:32x32_t100.M34"/>
            <chart:data-point chart:repeated="33"/>
          </chart:series>
          <chart:series chart:style-name="ch10" chart:values-cell-range-address="32x32_t1000.B2:32x32_t1000.B34" chart:label-cell-address="32x32_t0.O5:32x32_t0.O5" chart:class="chart:scatter">
            <chart:domain table:cell-range-address="32x32_t1000.M2:32x32_t1000.M34"/>
            <chart:data-point chart:repeated="33"/>
          </chart:series>
          <chart:series chart:style-name="ch11" chart:values-cell-range-address="32x32_t9990.B2:32x32_t9990.B34" chart:label-cell-address="32x32_t0.O6:32x32_t0.O6" chart:class="chart:scatter">
            <chart:domain table:cell-range-address="32x32_t9990.M2:32x32_t9990.M34"/>
            <chart:data-point chart:repeated="3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M</text:p>
              </table:table-cell>
              <table:table-cell office:value-type="string">
                <text:p>T=0</text:p>
                <draw:g>
                  <svg:desc>32x32_t0.O2:32x32_t0.O2</svg:desc>
                </draw:g>
              </table:table-cell>
              <table:table-cell office:value-type="string">
                <text:p>Spalte M</text:p>
              </table:table-cell>
              <table:table-cell office:value-type="string">
                <text:p>T=10</text:p>
                <draw:g>
                  <svg:desc>32x32_t0.O3:32x32_t0.O3</svg:desc>
                </draw:g>
              </table:table-cell>
              <table:table-cell office:value-type="string">
                <text:p>Spalte M</text:p>
              </table:table-cell>
              <table:table-cell office:value-type="string">
                <text:p>T=100</text:p>
                <draw:g>
                  <svg:desc>32x32_t0.O4:32x32_t0.O4</svg:desc>
                </draw:g>
              </table:table-cell>
              <table:table-cell office:value-type="string">
                <text:p>Spalte M</text:p>
              </table:table-cell>
              <table:table-cell office:value-type="string">
                <text:p>T=1000</text:p>
                <draw:g>
                  <svg:desc>32x32_t0.O5:32x32_t0.O5</svg:desc>
                </draw:g>
              </table:table-cell>
              <table:table-cell office:value-type="string">
                <text:p>Spalte M</text:p>
              </table:table-cell>
              <table:table-cell office:value-type="string">
                <text:p>T=9990</text:p>
                <draw:g>
                  <svg:desc>32x32_t0.O6:32x32_t0.O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32x32_t0.M2:32x32_t0.M34</svg:desc>
                </draw:g>
              </table:table-cell>
              <table:table-cell office:value-type="float" office:value="0">
                <text:p>0</text:p>
                <draw:g>
                  <svg:desc>32x32_t0.B2:32x32_t0.B34</svg:desc>
                </draw:g>
              </table:table-cell>
              <table:table-cell office:value-type="float" office:value="0">
                <text:p>0</text:p>
                <draw:g>
                  <svg:desc>32x32_t10.M2:32x32_t10.M34</svg:desc>
                </draw:g>
              </table:table-cell>
              <table:table-cell office:value-type="float" office:value="0.03255403414369">
                <text:p>0.03255403414369</text:p>
                <draw:g>
                  <svg:desc>32x32_t10.B2:32x32_t10.B34</svg:desc>
                </draw:g>
              </table:table-cell>
              <table:table-cell office:value-type="float" office:value="0">
                <text:p>0</text:p>
                <draw:g>
                  <svg:desc>32x32_t100.M2:32x32_t100.M34</svg:desc>
                </draw:g>
              </table:table-cell>
              <table:table-cell office:value-type="float" office:value="0.04380712658167">
                <text:p>0.04380712658167</text:p>
                <draw:g>
                  <svg:desc>32x32_t100.B2:32x32_t100.B34</svg:desc>
                </draw:g>
              </table:table-cell>
              <table:table-cell office:value-type="float" office:value="0">
                <text:p>0</text:p>
                <draw:g>
                  <svg:desc>32x32_t1000.M2:32x32_t1000.M34</svg:desc>
                </draw:g>
              </table:table-cell>
              <table:table-cell office:value-type="float" office:value="0.04800905287266">
                <text:p>0.04800905287266</text:p>
                <draw:g>
                  <svg:desc>32x32_t1000.B2:32x32_t1000.B34</svg:desc>
                </draw:g>
              </table:table-cell>
              <table:table-cell office:value-type="float" office:value="0">
                <text:p>0</text:p>
                <draw:g>
                  <svg:desc>32x32_t9990.M2:32x32_t9990.M34</svg:desc>
                </draw:g>
              </table:table-cell>
              <table:table-cell office:value-type="float" office:value="0.04920612648129">
                <text:p>0.04920612648129</text:p>
                <draw:g>
                  <svg:desc>32x32_t9990.B2:32x32_t9990.B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008595095016062">
                <text:p>0.008595095016062</text:p>
              </table:table-cell>
              <table:table-cell office:value-type="float" office:value="1">
                <text:p>1</text:p>
              </table:table-cell>
              <table:table-cell office:value-type="float" office:value="0.03199281543493">
                <text:p>0.03199281543493</text:p>
              </table:table-cell>
              <table:table-cell office:value-type="float" office:value="1">
                <text:p>1</text:p>
              </table:table-cell>
              <table:table-cell office:value-type="float" office:value="0.04404690489173">
                <text:p>0.04404690489173</text:p>
              </table:table-cell>
              <table:table-cell office:value-type="float" office:value="1">
                <text:p>1</text:p>
              </table:table-cell>
              <table:table-cell office:value-type="float" office:value="0.04761850461364">
                <text:p>0.047618504613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0.0000347720560967">
                <text:p>-0.0000347720560967</text:p>
              </table:table-cell>
              <table:table-cell office:value-type="float" office:value="2">
                <text:p>2</text:p>
              </table:table-cell>
              <table:table-cell office:value-type="float" office:value="0.02174304798245">
                <text:p>0.02174304798245</text:p>
              </table:table-cell>
              <table:table-cell office:value-type="float" office:value="2">
                <text:p>2</text:p>
              </table:table-cell>
              <table:table-cell office:value-type="float" office:value="0.0401433929801">
                <text:p>0.0401433929801</text:p>
              </table:table-cell>
              <table:table-cell office:value-type="float" office:value="2">
                <text:p>2</text:p>
              </table:table-cell>
              <table:table-cell office:value-type="float" office:value="0.04603124409914">
                <text:p>0.046031244099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-0.0000600894636591">
                <text:p>-0.0000600894636591</text:p>
              </table:table-cell>
              <table:table-cell office:value-type="float" office:value="3">
                <text:p>3</text:p>
              </table:table-cell>
              <table:table-cell office:value-type="float" office:value="0.01366379391402">
                <text:p>0.01366379391402</text:p>
              </table:table-cell>
              <table:table-cell office:value-type="float" office:value="3">
                <text:p>3</text:p>
              </table:table-cell>
              <table:table-cell office:value-type="float" office:value="0.03633569553494">
                <text:p>0.03633569553494</text:p>
              </table:table-cell>
              <table:table-cell office:value-type="float" office:value="3">
                <text:p>3</text:p>
              </table:table-cell>
              <table:table-cell office:value-type="float" office:value="0.04444458708167">
                <text:p>0.04444458708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-0.00002535472958698">
                <text:p>-0.00002535472958698</text:p>
              </table:table-cell>
              <table:table-cell office:value-type="float" office:value="4">
                <text:p>4</text:p>
              </table:table-cell>
              <table:table-cell office:value-type="float" office:value="0.007888576947153">
                <text:p>0.007888576947153</text:p>
              </table:table-cell>
              <table:table-cell office:value-type="float" office:value="4">
                <text:p>4</text:p>
              </table:table-cell>
              <table:table-cell office:value-type="float" office:value="0.03265821561217">
                <text:p>0.03265821561217</text:p>
              </table:table-cell>
              <table:table-cell office:value-type="float" office:value="4">
                <text:p>4</text:p>
              </table:table-cell>
              <table:table-cell office:value-type="float" office:value="0.04285876452923">
                <text:p>0.042858764529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-0.00001588397208252">
                <text:p>-0.00001588397208252</text:p>
              </table:table-cell>
              <table:table-cell office:value-type="float" office:value="5">
                <text:p>5</text:p>
              </table:table-cell>
              <table:table-cell office:value-type="float" office:value="0.004155264236033">
                <text:p>0.004155264236033</text:p>
              </table:table-cell>
              <table:table-cell office:value-type="float" office:value="5">
                <text:p>5</text:p>
              </table:table-cell>
              <table:table-cell office:value-type="float" office:value="0.0291416477412">
                <text:p>0.0291416477412</text:p>
              </table:table-cell>
              <table:table-cell office:value-type="float" office:value="5">
                <text:p>5</text:p>
              </table:table-cell>
              <table:table-cell office:value-type="float" office:value="0.04127399995923">
                <text:p>0.041273999959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.0000382545258617">
                <text:p>0.0000382545258617</text:p>
              </table:table-cell>
              <table:table-cell office:value-type="float" office:value="6">
                <text:p>6</text:p>
              </table:table-cell>
              <table:table-cell office:value-type="float" office:value="0.001981309382245">
                <text:p>0.001981309382245</text:p>
              </table:table-cell>
              <table:table-cell office:value-type="float" office:value="6">
                <text:p>6</text:p>
              </table:table-cell>
              <table:table-cell office:value-type="float" office:value="0.02581224963069">
                <text:p>0.02581224963069</text:p>
              </table:table-cell>
              <table:table-cell office:value-type="float" office:value="6">
                <text:p>6</text:p>
              </table:table-cell>
              <table:table-cell office:value-type="float" office:value="0.03969050943851">
                <text:p>0.039690509438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-0.0000135523323479">
                <text:p>-0.0000135523323479</text:p>
              </table:table-cell>
              <table:table-cell office:value-type="float" office:value="7">
                <text:p>7</text:p>
              </table:table-cell>
              <table:table-cell office:value-type="float" office:value="0.0008470694883727">
                <text:p>0.0008470694883727</text:p>
              </table:table-cell>
              <table:table-cell office:value-type="float" office:value="7">
                <text:p>7</text:p>
              </table:table-cell>
              <table:table-cell office:value-type="float" office:value="0.02269128523767">
                <text:p>0.02269128523767</text:p>
              </table:table-cell>
              <table:table-cell office:value-type="float" office:value="7">
                <text:p>7</text:p>
              </table:table-cell>
              <table:table-cell office:value-type="float" office:value="0.03810849785805">
                <text:p>0.038108497858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-0.000003798252691922">
                <text:p>-0.000003798252691922</text:p>
              </table:table-cell>
              <table:table-cell office:value-type="float" office:value="8">
                <text:p>8</text:p>
              </table:table-cell>
              <table:table-cell office:value-type="float" office:value="0.0003207408299204">
                <text:p>0.0003207408299204</text:p>
              </table:table-cell>
              <table:table-cell office:value-type="float" office:value="8">
                <text:p>8</text:p>
              </table:table-cell>
              <table:table-cell office:value-type="float" office:value="0.01979470811784">
                <text:p>0.01979470811784</text:p>
              </table:table-cell>
              <table:table-cell office:value-type="float" office:value="8">
                <text:p>8</text:p>
              </table:table-cell>
              <table:table-cell office:value-type="float" office:value="0.03652814403176">
                <text:p>0.036528144031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-0.0000001882788183138">
                <text:p>-0.0000001882788183138</text:p>
              </table:table-cell>
              <table:table-cell office:value-type="float" office:value="9">
                <text:p>9</text:p>
              </table:table-cell>
              <table:table-cell office:value-type="float" office:value="0.0001057433910319">
                <text:p>0.0001057433910319</text:p>
              </table:table-cell>
              <table:table-cell office:value-type="float" office:value="9">
                <text:p>9</text:p>
              </table:table-cell>
              <table:table-cell office:value-type="float" office:value="0.01713304594159">
                <text:p>0.01713304594159</text:p>
              </table:table-cell>
              <table:table-cell office:value-type="float" office:value="9">
                <text:p>9</text:p>
              </table:table-cell>
              <table:table-cell office:value-type="float" office:value="0.03494963049889">
                <text:p>0.03494963049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.00002958059667435">
                <text:p>0.00002958059667435</text:p>
              </table:table-cell>
              <table:table-cell office:value-type="float" office:value="10">
                <text:p>10</text:p>
              </table:table-cell>
              <table:table-cell office:value-type="float" office:value="0.01471152808517">
                <text:p>0.01471152808517</text:p>
              </table:table-cell>
              <table:table-cell office:value-type="float" office:value="10">
                <text:p>10</text:p>
              </table:table-cell>
              <table:table-cell office:value-type="float" office:value="0.03337310627103">
                <text:p>0.033373106271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.000006716388270434">
                <text:p>0.000006716388270434</text:p>
              </table:table-cell>
              <table:table-cell office:value-type="float" office:value="11">
                <text:p>11</text:p>
              </table:table-cell>
              <table:table-cell office:value-type="float" office:value="0.01253037154675">
                <text:p>0.01253037154675</text:p>
              </table:table-cell>
              <table:table-cell office:value-type="float" office:value="11">
                <text:p>11</text:p>
              </table:table-cell>
              <table:table-cell office:value-type="float" office:value="0.03179870545864">
                <text:p>0.03179870545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.00000112572092803">
                <text:p>0.00000112572092803</text:p>
              </table:table-cell>
              <table:table-cell office:value-type="float" office:value="12">
                <text:p>12</text:p>
              </table:table-cell>
              <table:table-cell office:value-type="float" office:value="0.01058525405824">
                <text:p>0.01058525405824</text:p>
              </table:table-cell>
              <table:table-cell office:value-type="float" office:value="12">
                <text:p>12</text:p>
              </table:table-cell>
              <table:table-cell office:value-type="float" office:value="0.03022654354572">
                <text:p>0.030226543545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.00000009997018679542">
                <text:p>0.00000009997018679542</text:p>
              </table:table-cell>
              <table:table-cell office:value-type="float" office:value="13">
                <text:p>13</text:p>
              </table:table-cell>
              <table:table-cell office:value-type="float" office:value="0.008867898024619">
                <text:p>0.008867898024619</text:p>
              </table:table-cell>
              <table:table-cell office:value-type="float" office:value="13">
                <text:p>13</text:p>
              </table:table-cell>
              <table:table-cell office:value-type="float" office:value="0.02865671552718">
                <text:p>0.028656715527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-0.000000009301762027292">
                <text:p>-0.000000009301762027292</text:p>
              </table:table-cell>
              <table:table-cell office:value-type="float" office:value="14">
                <text:p>14</text:p>
              </table:table-cell>
              <table:table-cell office:value-type="float" office:value="0.007366740610451">
                <text:p>0.007366740610451</text:p>
              </table:table-cell>
              <table:table-cell office:value-type="float" office:value="14">
                <text:p>14</text:p>
              </table:table-cell>
              <table:table-cell office:value-type="float" office:value="0.02708929032087">
                <text:p>0.027089290320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-0.000000004492192395844">
                <text:p>-0.000000004492192395844</text:p>
              </table:table-cell>
              <table:table-cell office:value-type="float" office:value="15">
                <text:p>15</text:p>
              </table:table-cell>
              <table:table-cell office:value-type="float" office:value="0.006067652255297">
                <text:p>0.006067652255297</text:p>
              </table:table-cell>
              <table:table-cell office:value-type="float" office:value="15">
                <text:p>15</text:p>
              </table:table-cell>
              <table:table-cell office:value-type="float" office:value="0.02552431635559">
                <text:p>0.025524316355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-0.0000000004012513099561">
                <text:p>-0.0000000004012513099561</text:p>
              </table:table-cell>
              <table:table-cell office:value-type="float" office:value="16">
                <text:p>16</text:p>
              </table:table-cell>
              <table:table-cell office:value-type="float" office:value="0.004954656586051">
                <text:p>0.004954656586051</text:p>
              </table:table-cell>
              <table:table-cell office:value-type="float" office:value="16">
                <text:p>16</text:p>
              </table:table-cell>
              <table:table-cell office:value-type="float" office:value="0.02396181598306">
                <text:p>0.02396181598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.0000000000902804012104">
                <text:p>0.0000000000902804012104</text:p>
              </table:table-cell>
              <table:table-cell office:value-type="float" office:value="17">
                <text:p>17</text:p>
              </table:table-cell>
              <table:table-cell office:value-type="float" office:value="0.004010622855276">
                <text:p>0.004010622855276</text:p>
              </table:table-cell>
              <table:table-cell office:value-type="float" office:value="17">
                <text:p>17</text:p>
              </table:table-cell>
              <table:table-cell office:value-type="float" office:value="0.02240179106593">
                <text:p>0.022401791065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.00000000002197415513439">
                <text:p>0.00000000002197415513439</text:p>
              </table:table-cell>
              <table:table-cell office:value-type="float" office:value="18">
                <text:p>18</text:p>
              </table:table-cell>
              <table:table-cell office:value-type="float" office:value="0.003217903198674">
                <text:p>0.003217903198674</text:p>
              </table:table-cell>
              <table:table-cell office:value-type="float" office:value="18">
                <text:p>18</text:p>
              </table:table-cell>
              <table:table-cell office:value-type="float" office:value="0.02084421552718">
                <text:p>0.020844215527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-0.000000000001435605107014">
                <text:p>-0.000000000001435605107014</text:p>
              </table:table-cell>
              <table:table-cell office:value-type="float" office:value="19">
                <text:p>19</text:p>
              </table:table-cell>
              <table:table-cell office:value-type="float" office:value="0.002558891428635">
                <text:p>0.002558891428635</text:p>
              </table:table-cell>
              <table:table-cell office:value-type="float" office:value="19">
                <text:p>19</text:p>
              </table:table-cell>
              <table:table-cell office:value-type="float" office:value="0.01928904466331">
                <text:p>0.019289044663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-0.0000000000008478079349672">
                <text:p>-0.0000000000008478079349672</text:p>
              </table:table-cell>
              <table:table-cell office:value-type="float" office:value="20">
                <text:p>20</text:p>
              </table:table-cell>
              <table:table-cell office:value-type="float" office:value="0.002016490325332">
                <text:p>0.002016490325332</text:p>
              </table:table-cell>
              <table:table-cell office:value-type="float" office:value="20">
                <text:p>20</text:p>
              </table:table-cell>
              <table:table-cell office:value-type="float" office:value="0.01773620583117">
                <text:p>0.017736205831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.00000000000002855701786153">
                <text:p>0.00000000000002855701786153</text:p>
              </table:table-cell>
              <table:table-cell office:value-type="float" office:value="21">
                <text:p>21</text:p>
              </table:table-cell>
              <table:table-cell office:value-type="float" office:value="0.001574479741976">
                <text:p>0.001574479741976</text:p>
              </table:table-cell>
              <table:table-cell office:value-type="float" office:value="21">
                <text:p>21</text:p>
              </table:table-cell>
              <table:table-cell office:value-type="float" office:value="0.0161856058985">
                <text:p>0.01618560589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0.00000000000003218605937327">
                <text:p>0.00000000000003218605937327</text:p>
              </table:table-cell>
              <table:table-cell office:value-type="float" office:value="22">
                <text:p>22</text:p>
              </table:table-cell>
              <table:table-cell office:value-type="float" office:value="0.001217787736095">
                <text:p>0.001217787736095</text:p>
              </table:table-cell>
              <table:table-cell office:value-type="float" office:value="22">
                <text:p>22</text:p>
              </table:table-cell>
              <table:table-cell office:value-type="float" office:value="0.01463713031262">
                <text:p>0.014637130312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-1.602884491803E-015">
                <text:p>-1.602884491803E-015</text:p>
              </table:table-cell>
              <table:table-cell office:value-type="float" office:value="23">
                <text:p>23</text:p>
              </table:table-cell>
              <table:table-cell office:value-type="float" office:value="0.0009326642611995">
                <text:p>0.0009326642611995</text:p>
              </table:table-cell>
              <table:table-cell office:value-type="float" office:value="23">
                <text:p>23</text:p>
              </table:table-cell>
              <table:table-cell office:value-type="float" office:value="0.01309064589441">
                <text:p>0.013090645894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-1.273287031367E-015">
                <text:p>-1.273287031367E-015</text:p>
              </table:table-cell>
              <table:table-cell office:value-type="float" office:value="24">
                <text:p>24</text:p>
              </table:table-cell>
              <table:table-cell office:value-type="float" office:value="0.0007067695842125">
                <text:p>0.0007067695842125</text:p>
              </table:table-cell>
              <table:table-cell office:value-type="float" office:value="24">
                <text:p>24</text:p>
              </table:table-cell>
              <table:table-cell office:value-type="float" office:value="0.01154599618167">
                <text:p>0.011545996181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.804112415016E-016">
                <text:p>1.804112415016E-016</text:p>
              </table:table-cell>
              <table:table-cell office:value-type="float" office:value="25">
                <text:p>25</text:p>
              </table:table-cell>
              <table:table-cell office:value-type="float" office:value="0.0005291865672916">
                <text:p>0.0005291865672916</text:p>
              </table:table-cell>
              <table:table-cell office:value-type="float" office:value="25">
                <text:p>25</text:p>
              </table:table-cell>
              <table:table-cell office:value-type="float" office:value="0.01000301074237">
                <text:p>0.010003010742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9.020562075079E-017">
                <text:p>9.020562075079E-017</text:p>
              </table:table-cell>
              <table:table-cell office:value-type="float" office:value="26">
                <text:p>26</text:p>
              </table:table-cell>
              <table:table-cell office:value-type="float" office:value="0.0003903688630089">
                <text:p>0.0003903688630089</text:p>
              </table:table-cell>
              <table:table-cell office:value-type="float" office:value="26">
                <text:p>26</text:p>
              </table:table-cell>
              <table:table-cell office:value-type="float" office:value="0.008461500518024">
                <text:p>0.0084615005180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2.081668171172E-017">
                <text:p>2.081668171172E-017</text:p>
              </table:table-cell>
              <table:table-cell office:value-type="float" office:value="27">
                <text:p>27</text:p>
              </table:table-cell>
              <table:table-cell office:value-type="float" office:value="0.0002820376248565">
                <text:p>0.0002820376248565</text:p>
              </table:table-cell>
              <table:table-cell office:value-type="float" office:value="27">
                <text:p>27</text:p>
              </table:table-cell>
              <table:table-cell office:value-type="float" office:value="0.006921264342964">
                <text:p>0.006921264342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-3.122502256758E-017">
                <text:p>-3.122502256758E-017</text:p>
              </table:table-cell>
              <table:table-cell office:value-type="float" office:value="28">
                <text:p>28</text:p>
              </table:table-cell>
              <table:table-cell office:value-type="float" office:value="0.0001970385783352">
                <text:p>0.0001970385783352</text:p>
              </table:table-cell>
              <table:table-cell office:value-type="float" office:value="28">
                <text:p>28</text:p>
              </table:table-cell>
              <table:table-cell office:value-type="float" office:value="0.005382087547332">
                <text:p>0.0053820875473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-4.51028103754E-017">
                <text:p>-4.51028103754E-017</text:p>
              </table:table-cell>
              <table:table-cell office:value-type="float" office:value="29">
                <text:p>29</text:p>
              </table:table-cell>
              <table:table-cell office:value-type="float" office:value="0.0001291688240599">
                <text:p>0.0001291688240599</text:p>
              </table:table-cell>
              <table:table-cell office:value-type="float" office:value="29">
                <text:p>29</text:p>
              </table:table-cell>
              <table:table-cell office:value-type="float" office:value="0.003843744983897">
                <text:p>0.0038437449838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.734723475977E-017">
                <text:p>1.734723475977E-017</text:p>
              </table:table-cell>
              <table:table-cell office:value-type="float" office:value="30">
                <text:p>30</text:p>
              </table:table-cell>
              <table:table-cell office:value-type="float" office:value="0.00007298312266357">
                <text:p>0.00007298312266357</text:p>
              </table:table-cell>
              <table:table-cell office:value-type="float" office:value="30">
                <text:p>30</text:p>
              </table:table-cell>
              <table:table-cell office:value-type="float" office:value="0.002306004520506">
                <text:p>0.0023060045205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-3.469446951954E-017">
                <text:p>-3.469446951954E-017</text:p>
              </table:table-cell>
              <table:table-cell office:value-type="float" office:value="31">
                <text:p>31</text:p>
              </table:table-cell>
              <table:table-cell office:value-type="float" office:value="0.00002358582423767">
                <text:p>0.00002358582423767</text:p>
              </table:table-cell>
              <table:table-cell office:value-type="float" office:value="31">
                <text:p>31</text:p>
              </table:table-cell>
              <table:table-cell office:value-type="float" office:value="0.0007686276803724">
                <text:p>0.00076862768037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